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27.829cm" style:rel-width="90%" table:align="center"/>
    </style:style>
    <style:style style:name="Tabela4.A" style:family="table-column">
      <style:table-column-properties style:column-width="1.272cm" style:rel-column-width="1134*"/>
    </style:style>
    <style:style style:name="Tabela4.B" style:family="table-column">
      <style:table-column-properties style:column-width="1.907cm" style:rel-column-width="1701*"/>
    </style:style>
    <style:style style:name="Tabela4.C" style:family="table-column">
      <style:table-column-properties style:column-width="12.324cm" style:rel-column-width="10996*"/>
    </style:style>
    <style:style style:name="Tabela4.D" style:family="table-column">
      <style:table-column-properties style:column-width="12.326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829cm" style:rel-width="90%" table:align="center"/>
    </style:style>
    <style:style style:name="Tabela1.A" style:family="table-column">
      <style:table-column-properties style:column-width="1.272cm" style:rel-column-width="1134*"/>
    </style:style>
    <style:style style:name="Tabela1.B" style:family="table-column">
      <style:table-column-properties style:column-width="1.907cm" style:rel-column-width="1701*"/>
    </style:style>
    <style:style style:name="Tabela1.C" style:family="table-column">
      <style:table-column-properties style:column-width="12.324cm" style:rel-column-width="10996*"/>
    </style:style>
    <style:style style:name="Tabela1.D" style:family="table-column">
      <style:table-column-properties style:column-width="12.326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7.829cm" style:rel-width="90%" table:align="center"/>
    </style:style>
    <style:style style:name="Tabela2.A" style:family="table-column">
      <style:table-column-properties style:column-width="1.272cm" style:rel-column-width="1134*"/>
    </style:style>
    <style:style style:name="Tabela2.B" style:family="table-column">
      <style:table-column-properties style:column-width="8.853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27.829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272cm" style:rel-column-width="1134*"/>
    </style:style>
    <style:style style:name="Tabela15.B" style:family="table-column">
      <style:table-column-properties style:column-width="1.907cm" style:rel-column-width="1701*"/>
    </style:style>
    <style:style style:name="Tabela15.C" style:family="table-column">
      <style:table-column-properties style:column-width="4.108cm" style:rel-column-width="3665*"/>
    </style:style>
    <style:style style:name="Tabela15.D" style:family="table-column">
      <style:table-column-properties style:column-width="4.11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7.829cm" style:rel-width="90%" table:align="center"/>
    </style:style>
    <style:style style:name="Tabela14.A" style:family="table-column">
      <style:table-column-properties style:column-width="1.272cm" style:rel-column-width="1134*"/>
    </style:style>
    <style:style style:name="Tabela14.B" style:family="table-column">
      <style:table-column-properties style:column-width="1.907cm" style:rel-column-width="1701*"/>
    </style:style>
    <style:style style:name="Tabela14.C" style:family="table-column">
      <style:table-column-properties style:column-width="6.163cm" style:rel-column-width="5498*"/>
    </style:style>
    <style:style style:name="Tabela14.F" style:family="table-column">
      <style:table-column-properties style:column-width="6.163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27.829cm" style:rel-width="90%" table:align="center"/>
    </style:style>
    <style:style style:name="Tabela17.A" style:family="table-column">
      <style:table-column-properties style:column-width="1.277cm" style:rel-column-width="1140*"/>
    </style:style>
    <style:style style:name="Tabela17.B" style:family="table-column">
      <style:table-column-properties style:column-width="1.9cm" style:rel-column-width="1695*"/>
    </style:style>
    <style:style style:name="Tabela17.C" style:family="table-column">
      <style:table-column-properties style:column-width="8.216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27.829cm" style:rel-width="90%" table:align="center"/>
    </style:style>
    <style:style style:name="Tabela16.A" style:family="table-column">
      <style:table-column-properties style:column-width="1.277cm" style:rel-column-width="1140*"/>
    </style:style>
    <style:style style:name="Tabela16.B" style:family="table-column">
      <style:table-column-properties style:column-width="1.9cm" style:rel-column-width="1695*"/>
    </style:style>
    <style:style style:name="Tabela16.C" style:family="table-column">
      <style:table-column-properties style:column-width="8.216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7.829cm" style:rel-width="90%" table:align="center"/>
    </style:style>
    <style:style style:name="Tabela6.A" style:family="table-column">
      <style:table-column-properties style:column-width="1.277cm" style:rel-column-width="1140*"/>
    </style:style>
    <style:style style:name="Tabela6.B" style:family="table-column">
      <style:table-column-properties style:column-width="8.851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7.829cm" style:rel-width="90%" table:align="center"/>
    </style:style>
    <style:style style:name="Table8.A" style:family="table-column">
      <style:table-column-properties style:column-width="1.277cm" style:rel-column-width="1140*"/>
    </style:style>
    <style:style style:name="Table8.B" style:family="table-column">
      <style:table-column-properties style:column-width="1.9cm" style:rel-column-width="1695*"/>
    </style:style>
    <style:style style:name="Table8.C" style:family="table-column">
      <style:table-column-properties style:column-width="24.65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27.829cm" style:rel-width="90%" table:align="center"/>
    </style:style>
    <style:style style:name="Tabela28.A" style:family="table-column">
      <style:table-column-properties style:column-width="1.277cm" style:rel-column-width="1140*"/>
    </style:style>
    <style:style style:name="Tabela28.B" style:family="table-column">
      <style:table-column-properties style:column-width="1.9cm" style:rel-column-width="1695*"/>
    </style:style>
    <style:style style:name="Tabela28.C" style:family="table-column">
      <style:table-column-properties style:column-width="24.65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7.829cm" style:rel-width="90%" table:align="center"/>
    </style:style>
    <style:style style:name="Tabela3.A" style:family="table-column">
      <style:table-column-properties style:column-width="1.277cm" style:rel-column-width="1140*"/>
    </style:style>
    <style:style style:name="Tabela3.B" style:family="table-column">
      <style:table-column-properties style:column-width="1.9cm" style:rel-column-width="1695*"/>
    </style:style>
    <style:style style:name="Tabela3.C" style:family="table-column">
      <style:table-column-properties style:column-width="24.65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27.829cm" style:rel-width="90%" table:align="center"/>
    </style:style>
    <style:style style:name="Tabela29.A" style:family="table-column">
      <style:table-column-properties style:column-width="1.277cm" style:rel-column-width="1140*"/>
    </style:style>
    <style:style style:name="Tabela29.B" style:family="table-column">
      <style:table-column-properties style:column-width="8.851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829cm" style:rel-width="90%" table:align="center"/>
    </style:style>
    <style:style style:name="Tabela7.A" style:family="table-column">
      <style:table-column-properties style:column-width="1.277cm" style:rel-column-width="1140*"/>
    </style:style>
    <style:style style:name="Tabela7.B" style:family="table-column">
      <style:table-column-properties style:column-width="26.552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7.829cm" style:rel-width="90%" table:align="center"/>
    </style:style>
    <style:style style:name="Table7.A" style:family="table-column">
      <style:table-column-properties style:column-width="1.277cm" style:rel-column-width="1140*"/>
    </style:style>
    <style:style style:name="Table7.B" style:family="table-column">
      <style:table-column-properties style:column-width="1.9cm" style:rel-column-width="1695*"/>
    </style:style>
    <style:style style:name="Table7.C" style:family="table-column">
      <style:table-column-properties style:column-width="24.65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7.829cm" style:rel-width="90%" table:align="center"/>
    </style:style>
    <style:style style:name="Tabela5.A" style:family="table-column">
      <style:table-column-properties style:column-width="1.277cm" style:rel-column-width="1140*"/>
    </style:style>
    <style:style style:name="Tabela5.B" style:family="table-column">
      <style:table-column-properties style:column-width="1.9cm" style:rel-column-width="1695*"/>
    </style:style>
    <style:style style:name="Tabela5.C" style:family="table-column">
      <style:table-column-properties style:column-width="8.216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27.829cm" style:rel-width="90%" table:align="center"/>
    </style:style>
    <style:style style:name="Tabela30.A" style:family="table-column">
      <style:table-column-properties style:column-width="1.277cm" style:rel-column-width="1140*"/>
    </style:style>
    <style:style style:name="Tabela30.B" style:family="table-column">
      <style:table-column-properties style:column-width="26.552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27.829cm" style:rel-width="90%" table:align="center"/>
    </style:style>
    <style:style style:name="Tabela20.A" style:family="table-column">
      <style:table-column-properties style:column-width="1.277cm" style:rel-column-width="1140*"/>
    </style:style>
    <style:style style:name="Tabela20.B" style:family="table-column">
      <style:table-column-properties style:column-width="1.9cm" style:rel-column-width="1695*"/>
    </style:style>
    <style:style style:name="Tabela20.C" style:family="table-column">
      <style:table-column-properties style:column-width="24.65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27.829cm" style:rel-width="90%" table:align="center"/>
    </style:style>
    <style:style style:name="Tabela26.A" style:family="table-column">
      <style:table-column-properties style:column-width="1.277cm" style:rel-column-width="1026*"/>
    </style:style>
    <style:style style:name="Tabela26.B" style:family="table-column">
      <style:table-column-properties style:column-width="1.9cm" style:rel-column-width="1525*"/>
    </style:style>
    <style:style style:name="Tabela26.C" style:family="table-column">
      <style:table-column-properties style:column-width="8.645cm" style:rel-column-width="6942*"/>
    </style:style>
    <style:style style:name="Tabela26.D" style:family="table-column">
      <style:table-column-properties style:column-width="8.003cm" style:rel-column-width="6426*"/>
    </style:style>
    <style:style style:name="Tabela26.E" style:family="table-column">
      <style:table-column-properties style:column-width="8.005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27.829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277cm" style:rel-column-width="1140*"/>
    </style:style>
    <style:style style:name="Tabela10.B" style:family="table-column">
      <style:table-column-properties style:column-width="1.9cm" style:rel-column-width="1695*"/>
    </style:style>
    <style:style style:name="Tabela10.C" style:family="table-column">
      <style:table-column-properties style:column-width="8.216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27.829cm" style:rel-width="90%" table:align="center"/>
    </style:style>
    <style:style style:name="Tabela11.A" style:family="table-column">
      <style:table-column-properties style:column-width="1.277cm" style:rel-column-width="1140*"/>
    </style:style>
    <style:style style:name="Tabela11.B" style:family="table-column">
      <style:table-column-properties style:column-width="1.9cm" style:rel-column-width="1695*"/>
    </style:style>
    <style:style style:name="Tabela11.C" style:family="table-column">
      <style:table-column-properties style:column-width="8.216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27.829cm" style:rel-width="90%" table:align="center"/>
    </style:style>
    <style:style style:name="Tabela13.A" style:family="table-column">
      <style:table-column-properties style:column-width="1.279cm" style:rel-column-width="1426*"/>
    </style:style>
    <style:style style:name="Tabela13.B" style:family="table-column">
      <style:table-column-properties style:column-width="1.901cm" style:rel-column-width="2121*"/>
    </style:style>
    <style:style style:name="Tabela13.C" style:family="table-column">
      <style:table-column-properties style:column-width="3.082cm" style:rel-column-width="3436*"/>
    </style:style>
    <style:style style:name="Tabela13.D" style:family="table-column">
      <style:table-column-properties style:column-width="3.08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27.829cm" style:rel-width="90%" table:align="center"/>
    </style:style>
    <style:style style:name="Tabela24.A" style:family="table-column">
      <style:table-column-properties style:column-width="1.272cm" style:rel-column-width="1418*"/>
    </style:style>
    <style:style style:name="Tabela24.B" style:family="table-column">
      <style:table-column-properties style:column-width="1.907cm" style:rel-column-width="2127*"/>
    </style:style>
    <style:style style:name="Tabela24.C" style:family="table-column">
      <style:table-column-properties style:column-width="2.466cm" style:rel-column-width="2749*"/>
    </style:style>
    <style:style style:name="Tabela24.F" style:family="table-column">
      <style:table-column-properties style:column-width="2.464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7.829cm" style:rel-width="90%" table:align="center"/>
    </style:style>
    <style:style style:name="Tabela9.A" style:family="table-column">
      <style:table-column-properties style:column-width="1.277cm" style:rel-column-width="1425*"/>
    </style:style>
    <style:style style:name="Tabela9.B" style:family="table-column">
      <style:table-column-properties style:column-width="1.9cm" style:rel-column-width="2118*"/>
    </style:style>
    <style:style style:name="Tabela9.C" style:family="table-column">
      <style:table-column-properties style:column-width="12.326cm" style:rel-column-width="13745*"/>
    </style:style>
    <style:style style:name="Tabela9.D" style:family="table-column">
      <style:table-column-properties style:column-width="12.326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27.829cm" style:rel-width="90%" table:align="center"/>
    </style:style>
    <style:style style:name="Tabela25.A" style:family="table-column">
      <style:table-column-properties style:column-width="1.547cm" style:rel-column-width="1380*"/>
    </style:style>
    <style:style style:name="Tabela25.B" style:family="table-column">
      <style:table-column-properties style:column-width="1.632cm" style:rel-column-width="1455*"/>
    </style:style>
    <style:style style:name="Tabela25.C" style:family="table-column">
      <style:table-column-properties style:column-width="12.659cm" style:rel-column-width="11295*"/>
    </style:style>
    <style:style style:name="Tabela25.D" style:family="table-column">
      <style:table-column-properties style:column-width="11.991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27.829cm" style:rel-width="90%" table:align="center"/>
    </style:style>
    <style:style style:name="Tabela31.A" style:family="table-column">
      <style:table-column-properties style:column-width="1.529cm" style:rel-column-width="1228*"/>
    </style:style>
    <style:style style:name="Tabela31.B" style:family="table-column">
      <style:table-column-properties style:column-width="1.647cm" style:rel-column-width="1323*"/>
    </style:style>
    <style:style style:name="Tabela31.C" style:family="table-column">
      <style:table-column-properties style:column-width="4.93cm" style:rel-column-width="3958*"/>
    </style:style>
    <style:style style:name="Tabela31.D" style:family="table-column">
      <style:table-column-properties style:column-width="4.932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27.829cm" style:rel-width="90%" table:align="center"/>
    </style:style>
    <style:style style:name="Tabela21.A" style:family="table-column">
      <style:table-column-properties style:column-width="1.277cm" style:rel-column-width="1425*"/>
    </style:style>
    <style:style style:name="Tabela21.B" style:family="table-column">
      <style:table-column-properties style:column-width="1.9cm" style:rel-column-width="2118*"/>
    </style:style>
    <style:style style:name="Tabela21.C" style:family="table-column">
      <style:table-column-properties style:column-width="24.652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27.829cm" style:rel-width="90%" table:align="center"/>
    </style:style>
    <style:style style:name="Tabela27.A" style:family="table-column">
      <style:table-column-properties style:column-width="1.277cm" style:rel-column-width="1425*"/>
    </style:style>
    <style:style style:name="Tabela27.B" style:family="table-column">
      <style:table-column-properties style:column-width="1.9cm" style:rel-column-width="2119*"/>
    </style:style>
    <style:style style:name="Tabela27.C" style:family="table-column">
      <style:table-column-properties style:column-width="6.163cm" style:rel-column-width="6872*"/>
    </style:style>
    <style:style style:name="Tabela27.D" style:family="table-column">
      <style:table-column-properties style:column-width="6.163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27.829cm" style:rel-width="90%" table:align="center"/>
    </style:style>
    <style:style style:name="Tabela32.A" style:family="table-column">
      <style:table-column-properties style:column-width="1.277cm" style:rel-column-width="1140*"/>
    </style:style>
    <style:style style:name="Tabela32.B" style:family="table-column">
      <style:table-column-properties style:column-width="26.552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27.829cm" style:rel-width="90%" fo:break-before="auto" fo:break-after="auto" table:align="center" fo:keep-with-next="auto"/>
    </style:style>
    <style:style style:name="Tabela8.A" style:family="table-column">
      <style:table-column-properties style:column-width="1.279cm" style:rel-column-width="1026*"/>
    </style:style>
    <style:style style:name="Tabela8.B" style:family="table-column">
      <style:table-column-properties style:column-width="1.9cm" style:rel-column-width="1525*"/>
    </style:style>
    <style:style style:name="Tabela8.C" style:family="table-column">
      <style:table-column-properties style:column-width="2.24cm" style:rel-column-width="1799*"/>
    </style:style>
    <style:style style:name="Tabela8.F" style:family="table-column">
      <style:table-column-properties style:column-width="2.242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27.829cm" style:rel-width="90%" table:align="center"/>
    </style:style>
    <style:style style:name="Tabela22.A" style:family="table-column">
      <style:table-column-properties style:column-width="1.277cm" style:rel-column-width="1140*"/>
    </style:style>
    <style:style style:name="Tabela22.B" style:family="table-column">
      <style:table-column-properties style:column-width="13.275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27.829cm" style:rel-width="90%" table:align="center"/>
    </style:style>
    <style:style style:name="Tabela19.A" style:family="table-column">
      <style:table-column-properties style:column-width="1.272cm" style:rel-column-width="1134*"/>
    </style:style>
    <style:style style:name="Tabela19.B" style:family="table-column">
      <style:table-column-properties style:column-width="1.907cm" style:rel-column-width="1701*"/>
    </style:style>
    <style:style style:name="Tabela19.C" style:family="table-column">
      <style:table-column-properties style:column-width="6.163cm" style:rel-column-width="5498*"/>
    </style:style>
    <style:style style:name="Tabela19.F" style:family="table-column">
      <style:table-column-properties style:column-width="6.163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27.829cm" style:rel-width="90%" table:align="center"/>
    </style:style>
    <style:style style:name="Tabela18.A" style:family="table-column">
      <style:table-column-properties style:column-width="1.272cm" style:rel-column-width="1134*"/>
    </style:style>
    <style:style style:name="Tabela18.B" style:family="table-column">
      <style:table-column-properties style:column-width="1.907cm" style:rel-column-width="1701*"/>
    </style:style>
    <style:style style:name="Tabela18.C" style:family="table-column">
      <style:table-column-properties style:column-width="4.27cm" style:rel-column-width="3810*"/>
    </style:style>
    <style:style style:name="Tabela18.D" style:family="table-column">
      <style:table-column-properties style:column-width="5.653cm" style:rel-column-width="5043*"/>
    </style:style>
    <style:style style:name="Tabela18.E" style:family="table-column">
      <style:table-column-properties style:column-width="7.366cm" style:rel-column-width="6571*"/>
    </style:style>
    <style:style style:name="Tabela18.F" style:family="table-column">
      <style:table-column-properties style:column-width="7.362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27.829cm" style:rel-width="90%" table:align="center"/>
    </style:style>
    <style:style style:name="Tabela12.A" style:family="table-column">
      <style:table-column-properties style:column-width="1.277cm" style:rel-column-width="1425*"/>
    </style:style>
    <style:style style:name="Tabela12.B" style:family="table-column">
      <style:table-column-properties style:column-width="2.538cm" style:rel-column-width="2831*"/>
    </style:style>
    <style:style style:name="Tabela12.C" style:family="table-column">
      <style:table-column-properties style:column-width="12.007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27.829cm" style:rel-width="90%" table:align="center"/>
    </style:style>
    <style:style style:name="Tabela23.A" style:family="table-column">
      <style:table-column-properties style:column-width="1.277cm" style:rel-column-width="1425*"/>
    </style:style>
    <style:style style:name="Tabela23.B" style:family="table-column">
      <style:table-column-properties style:column-width="2.542cm" style:rel-column-width="2835*"/>
    </style:style>
    <style:style style:name="Tabela23.C" style:family="table-column">
      <style:table-column-properties style:column-width="2.182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6" style:family="paragraph" style:parent-style-name="Standard">
      <style:text-properties fo:language="pt" fo:country="BR" officeooo:paragraph-rsid="0172f1ae"/>
    </style:style>
    <style:style style:name="P7" style:family="paragraph" style:parent-style-name="Standard">
      <style:text-properties fo:language="pt" fo:country="BR" officeooo:paragraph-rsid="0174ef1a"/>
    </style:style>
    <style:style style:name="P8" style:family="paragraph" style:parent-style-name="Standard">
      <style:text-properties fo:language="pt" fo:country="BR" officeooo:paragraph-rsid="02222dc5"/>
    </style:style>
    <style:style style:name="P9" style:family="paragraph" style:parent-style-name="Standard">
      <style:text-properties fo:language="pt" fo:country="BR" officeooo:paragraph-rsid="01feb0cb"/>
    </style:style>
    <style:style style:name="P10" style:family="paragraph" style:parent-style-name="Standard">
      <style:text-properties fo:language="pt" fo:country="BR" officeooo:paragraph-rsid="0200e4d8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2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17" style:family="paragraph" style:parent-style-name="Standard">
      <style:text-properties fo:language="pt" fo:country="BR" officeooo:paragraph-rsid="03349874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19" style:family="paragraph" style:parent-style-name="Standard">
      <style:text-properties fo:language="pt" fo:country="BR" officeooo:paragraph-rsid="0344df1a"/>
    </style:style>
    <style:style style:name="P20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1" style:family="paragraph" style:parent-style-name="Standard">
      <style:text-properties fo:language="pt" fo:country="BR" officeooo:rsid="03b722b7" officeooo:paragraph-rsid="0062e1cc"/>
    </style:style>
    <style:style style:name="P22" style:family="paragraph" style:parent-style-name="Standard">
      <style:text-properties fo:language="pt" fo:country="BR" officeooo:paragraph-rsid="001c869c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5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6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7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0" style:family="paragraph" style:parent-style-name="Standard">
      <style:paragraph-properties fo:text-align="start" style:justify-single-word="false"/>
      <style:text-properties fo:color="#2a6099" loext:opacity="100%" fo:language="pt" fo:country="BR" officeooo:rsid="006b43e6" officeooo:paragraph-rsid="03c0b67e"/>
    </style:style>
    <style:style style:name="P31" style:family="paragraph" style:parent-style-name="Standard">
      <style:text-properties fo:color="#2a6099" loext:opacity="100%" fo:language="pt" fo:country="BR" officeooo:rsid="005a6a82" officeooo:paragraph-rsid="03dcfd9e" fo:background-color="transparent" style:font-size-asian="10.5pt" style:text-rotation-angle="0" style:text-rotation-scale="line-height"/>
    </style:style>
    <style:style style:name="P32" style:family="paragraph" style:parent-style-name="Standard">
      <style:text-properties fo:color="#2a6099" loext:opacity="100%" fo:language="pt" fo:country="BR" officeooo:rsid="005a6a82" officeooo:paragraph-rsid="03dd52fc" fo:background-color="transparent" style:font-size-asian="10.5pt" style:text-rotation-angle="0" style:text-rotation-scale="line-height"/>
    </style:style>
    <style:style style:name="P33" style:family="paragraph" style:parent-style-name="Standard">
      <style:paragraph-properties fo:text-align="center" style:justify-single-word="false"/>
      <style:text-properties style:font-name="Liberation Serif" fo:language="pt" fo:country="BR" officeooo:rsid="0133013c" officeooo:paragraph-rsid="033db78a"/>
    </style:style>
    <style:style style:name="P34" style:family="paragraph" style:parent-style-name="Standard">
      <style:text-properties fo:color="#ff3333" loext:opacity="100%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35" style:family="paragraph" style:parent-style-name="Standard">
      <style:text-properties fo:color="#ff3333" loext:opacity="100%" fo:language="pt" fo:country="BR" fo:font-weight="normal" officeooo:rsid="00f23989" officeooo:paragraph-rsid="001b5886" fo:background-color="transparent" style:font-size-asian="10.5pt" style:font-weight-asian="normal" style:font-weight-complex="normal" style:text-rotation-angle="0" style:text-rotation-scale="line-height"/>
    </style:style>
    <style:style style:name="P36" style:family="paragraph" style:parent-style-name="Standard">
      <style:text-properties fo:color="#ff3333" loext:opacity="100%" style:text-line-through-style="none" style:text-line-through-type="none" fo:language="pt" fo:country="BR" officeooo:rsid="0140b250" officeooo:paragraph-rsid="0062e1cc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b8b66f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b90ed3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1053225" officeooo:paragraph-rsid="03ac62f5" fo:background-color="transparent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1053225" officeooo:paragraph-rsid="03e4c080" fo:background-color="transparent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15ea3ee" officeooo:paragraph-rsid="037d2010" fo:background-color="transparent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9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c372c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c38a5e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c372ca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b40160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start" style:justify-single-word="false"/>
      <style:text-properties fo:color="#ff3333" loext:opacity="100%" fo:language="pt" fo:country="BR" officeooo:rsid="00f23989" officeooo:paragraph-rsid="03b7b72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b8a690" style:font-size-asian="10.5pt" style:text-rotation-angle="0" style:text-rotation-scale="line-heigh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b8b66f" style:font-size-asian="10.5pt" style:text-rotation-angle="0" style:text-rotation-scale="line-heigh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b90ed3" style:font-size-asian="10.5pt" style:text-rotation-angle="0" style:text-rotation-scale="line-heigh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3c38a5e" fo:background-color="transparent"/>
    </style:style>
    <style:style style:name="P455" style:family="paragraph" style:parent-style-name="Table_20_Contents">
      <style:paragraph-properties fo:text-align="start" style:justify-single-word="false"/>
      <style:text-properties fo:color="#ff3333" loext:opacity="100%" style:text-line-through-style="none" style:text-line-through-type="none" fo:language="pt" fo:country="BR" officeooo:rsid="0140b250" officeooo:paragraph-rsid="03c6a76c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6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c38a5e" fo:background-color="transparent"/>
    </style:style>
    <style:style style:name="P46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4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5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6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7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8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9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70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71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72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start" style:justify-single-word="false"/>
      <style:text-properties fo:color="#2a6099" loext:opacity="100%" fo:language="pt" fo:country="BR" officeooo:rsid="0374376f" officeooo:paragraph-rsid="03c0b67e" fo:background-color="transparen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40160" officeooo:paragraph-rsid="03b40160" fo:background-color="transparent" style:font-size-asian="10.5pt" style:text-rotation-angle="0" style:text-rotation-scale="line-height"/>
    </style:style>
    <style:style style:name="P476" style:family="paragraph" style:parent-style-name="Table_20_Contents">
      <style:paragraph-properties fo:text-align="start" style:justify-single-word="false"/>
      <style:text-properties fo:color="#2a6099" loext:opacity="100%" fo:language="pt" fo:country="BR" officeooo:rsid="03b40160" officeooo:paragraph-rsid="03c0b67e" fo:background-color="transparent" style:font-size-asian="10.5pt" style:text-rotation-angle="0" style:text-rotation-scale="line-heigh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4946" officeooo:paragraph-rsid="03b54946" fo:background-color="transparent" style:font-size-asian="10.5pt" style:text-rotation-angle="0" style:text-rotation-scale="line-heigh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c0b67e" fo:background-color="transparent" style:font-size-asian="10.5pt" style:text-rotation-angle="0" style:text-rotation-scale="line-heigh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c372ca" fo:background-color="transparent" style:font-size-asian="10.5pt" style:text-rotation-angle="0" style:text-rotation-scale="line-heigh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c29d35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b722b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88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491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49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49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495" style:family="paragraph" style:parent-style-name="Table_20_Contents">
      <style:paragraph-properties fo:text-align="center" style:justify-single-word="false"/>
      <style:text-properties style:font-name="Liberation Serif" fo:language="pt" fo:country="BR" fo:background-color="#ffff00"/>
    </style:style>
    <style:style style:name="P49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49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49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49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0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0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0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0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0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0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ac62f5"/>
    </style:style>
    <style:style style:name="P50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0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ac62f5" officeooo:paragraph-rsid="03ac62f5"/>
    </style:style>
    <style:style style:name="P50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b90ed3"/>
    </style:style>
    <style:style style:name="P50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1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b0a583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ded54d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ded54d" fo:background-color="transparent" style:font-size-asian="10.5pt" style:font-weight-asian="normal" style:font-weight-complex="normal" style:text-rotation-angle="0" style:text-rotation-scale="line-height"/>
    </style:style>
    <style:style style:name="P530" style:family="paragraph" style:parent-style-name="Table_20_Contents">
      <style:paragraph-properties fo:margin-top="0cm" fo:margin-bottom="0cm" style:contextual-spacing="false" fo:line-height="100%" fo:text-align="start" style:justify-single-word="false" style:vertical-align="middle" style:writing-mode="page"/>
      <style:text-properties fo:color="#ff3333" loext:opacity="100%" fo:language="pt" fo:country="BR" fo:font-weight="normal" officeooo:rsid="00f23989" officeooo:paragraph-rsid="03b8a690" fo:background-color="transparent" style:font-size-asian="10.5pt" style:font-weight-asian="normal" style:font-weight-complex="normal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b8b66f" style:font-size-asian="10.5pt" style:text-rotation-angle="0" style:text-rotation-scale="line-height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b90ed3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df8ae7" officeooo:paragraph-rsid="03df8ae7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5a6a82" officeooo:paragraph-rsid="0344df1a" fo:background-color="transparent" style:font-size-asian="10.5pt" style:text-rotation-angle="0" style:text-rotation-scale="line-heigh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5a6a82" officeooo:paragraph-rsid="03dcfd9e" fo:background-color="transparent" style:font-size-asian="10.5pt" style:text-rotation-angle="0" style:text-rotation-scale="line-heigh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5a6a82" officeooo:paragraph-rsid="03dd52fc" fo:background-color="transparent" style:font-size-asian="10.5pt" style:text-rotation-angle="0" style:text-rotation-scale="line-heigh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df8ae7" officeooo:paragraph-rsid="03df8ae7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41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42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43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44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45" style:family="paragraph" style:parent-style-name="Text_20_body">
      <style:paragraph-properties fo:text-align="center" style:justify-single-word="false"/>
      <style:text-properties fo:language="pt" fo:country="BR" officeooo:rsid="03ad3295" officeooo:paragraph-rsid="03ad3295" fo:background-color="transparent"/>
    </style:style>
    <style:style style:name="P546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47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48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49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50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51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52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5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5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55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56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57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58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59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60" style:family="paragraph" style:parent-style-name="Standard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61" style:family="paragraph" style:parent-style-name="Standard">
      <loext:graphic-properties draw:fill="none"/>
      <style:paragraph-properties fo:margin-left="1cm" fo:margin-right="2.499cm" fo:text-align="start" style:justify-single-word="false" fo:hyphenation-ladder-count="no-limit" fo:text-indent="-1cm" style:auto-text-indent="false" fo:background-color="transparent"/>
      <style:text-properties fo:color="#ff3333" loext:opacity="100%" fo:language="pt" fo:country="BR" officeooo:rsid="039028c7" officeooo:paragraph-rsid="03c6a76c" fo:background-color="transparent" style:font-size-asian="10.5pt" style:text-rotation-angle="0" style:text-rotation-scale="line-height" fo:hyphenate="true" fo:hyphenation-remain-char-count="2" fo:hyphenation-push-char-count="2" loext:hyphenation-no-caps="false"/>
    </style:style>
    <style:style style:name="P562" style:family="paragraph" style:parent-style-name="Standard" style:master-page-name="">
      <loext:graphic-properties draw:fill="none"/>
      <style:paragraph-properties fo:margin-left="1cm" fo:margin-right="2.499cm" fo:text-align="start" style:justify-single-word="false" fo:hyphenation-ladder-count="no-limit" fo:text-indent="-1cm" style:auto-text-indent="false" style:page-number="auto" fo:background-color="transparent"/>
      <style:text-properties fo:color="#ff3333" loext:opacity="100%" fo:language="pt" fo:country="BR" officeooo:rsid="039028c7" officeooo:paragraph-rsid="03c6a76c" fo:background-color="transparent" style:font-size-asian="10.5pt" style:text-rotation-angle="0" style:text-rotation-scale="line-height" fo:hyphenate="true" fo:hyphenation-remain-char-count="2" fo:hyphenation-push-char-count="2" loext:hyphenation-no-caps="false"/>
    </style:style>
    <style:style style:name="P563" style:family="paragraph" style:parent-style-name="Table_20_Contents" style:master-page-name="">
      <loext:graphic-properties draw:fill="none" draw:fill-image-width="0cm" draw:fill-image-height="0cm"/>
      <style:paragraph-properties fo:margin-left="1cm" fo:margin-right="2.499cm" fo:text-align="start" style:justify-single-word="false" fo:hyphenation-ladder-count="no-limit" fo:text-indent="-1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color="#2a6099" loext:opacity="100%" fo:language="pt" fo:country="BR" officeooo:rsid="005a6a82" officeooo:paragraph-rsid="03c372ca" fo:background-color="transparent" fo:hyphenate="true" fo:hyphenation-remain-char-count="2" fo:hyphenation-push-char-count="2" loext:hyphenation-no-caps="false"/>
    </style:style>
    <style:style style:name="P564" style:family="paragraph" style:parent-style-name="Standard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2a6099" loext:opacity="100%" fo:language="pt" fo:country="BR" fo:font-weight="normal" officeooo:rsid="00f23989" officeooo:paragraph-rsid="03b8a690" fo:background-color="transparent" style:font-size-asian="10.5pt" style:font-weight-asian="normal" style:font-weight-complex="normal" style:text-rotation-angle="0" style:text-rotation-scale="line-height"/>
    </style:style>
    <style:style style:name="P565" style:family="paragraph" style:parent-style-name="Standard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2a6099" loext:opacity="100%" fo:language="pt" fo:country="BR" fo:font-weight="normal" officeooo:rsid="00f23989" officeooo:paragraph-rsid="03b7b722" fo:background-color="transparent" style:font-size-asian="10.5pt" style:font-weight-asian="normal" style:font-weight-complex="normal" style:text-rotation-angle="0" style:text-rotation-scale="line-height"/>
    </style:style>
    <style:style style:name="P566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officeooo:rsid="00f23989" officeooo:paragraph-rsid="03c38a5e" fo:background-color="transparent"/>
    </style:style>
    <style:style style:name="P567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officeooo:rsid="00f23989" officeooo:paragraph-rsid="03bb8dce" fo:background-color="transparent"/>
    </style:style>
    <style:style style:name="P568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ff3333" loext:opacity="100%" fo:language="pt" fo:country="BR" officeooo:rsid="00f23989" officeooo:paragraph-rsid="03b7b722" fo:background-color="transparent"/>
    </style:style>
    <style:style style:name="P569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officeooo:rsid="00f23989" officeooo:paragraph-rsid="03bb8dce" fo:background-color="transparent" style:font-size-asian="10.5pt" style:text-rotation-angle="0" style:text-rotation-scale="line-height"/>
    </style:style>
    <style:style style:name="P570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ff3333" loext:opacity="100%" fo:language="pt" fo:country="BR" fo:font-weight="normal" officeooo:rsid="03545d22" officeooo:paragraph-rsid="03b7b722" fo:background-color="transparent" style:font-size-asian="10.5pt" style:font-weight-asian="normal" style:font-weight-complex="normal" style:text-rotation-angle="0" style:text-rotation-scale="line-height"/>
    </style:style>
    <style:style style:name="P571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ff3333" loext:opacity="100%" fo:language="pt" fo:country="BR" fo:font-weight="normal" officeooo:rsid="00f23989" officeooo:paragraph-rsid="03b7b722" fo:background-color="transparent" style:font-size-asian="10.5pt" style:font-weight-asian="normal" style:font-weight-complex="normal" style:text-rotation-angle="0" style:text-rotation-scale="line-height"/>
    </style:style>
    <style:style style:name="P572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ff3333" loext:opacity="100%" fo:language="pt" fo:country="BR" fo:font-weight="normal" officeooo:rsid="00f23989" officeooo:paragraph-rsid="03b8a690" fo:background-color="transparent" style:font-size-asian="10.5pt" style:font-weight-asian="normal" style:font-weight-complex="normal" style:text-rotation-angle="0" style:text-rotation-scale="line-height"/>
    </style:style>
    <style:style style:name="P573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ff3333" loext:opacity="100%" fo:language="pt" fo:country="BR" fo:font-weight="normal" officeooo:rsid="00f23989" officeooo:paragraph-rsid="03ded54d" fo:background-color="transparent" style:font-size-asian="10.5pt" style:font-weight-asian="normal" style:font-weight-complex="normal" style:text-rotation-angle="0" style:text-rotation-scale="line-height"/>
    </style:style>
    <style:style style:name="P574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fo:font-weight="normal" officeooo:rsid="00f23989" officeooo:paragraph-rsid="03bb8dce" fo:background-color="transparent" style:font-size-asian="10.5pt" style:font-weight-asian="normal" style:font-weight-complex="normal" style:text-rotation-angle="0" style:text-rotation-scale="line-height"/>
    </style:style>
    <style:style style:name="P575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fo:font-weight="normal" officeooo:rsid="00f23989" officeooo:paragraph-rsid="03beca66" fo:background-color="transparent" style:font-size-asian="10.5pt" style:font-weight-asian="normal" style:font-weight-complex="normal" style:text-rotation-angle="0" style:text-rotation-scale="line-height"/>
    </style:style>
    <style:style style:name="P576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officeooo:rsid="03b90ed3" officeooo:paragraph-rsid="03b90ed3" style:font-size-asian="10.5pt" style:text-rotation-angle="0" style:text-rotation-scale="line-height"/>
    </style:style>
    <style:style style:name="P577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fo:language="pt" fo:country="BR" officeooo:rsid="001d864d" officeooo:paragraph-rsid="03c372ca"/>
    </style:style>
    <style:style style:name="P578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3333" loext:opacity="100%" style:text-line-through-style="none" style:text-line-through-type="none" fo:language="pt" fo:country="BR" fo:font-weight="normal" officeooo:rsid="00f23989" officeooo:paragraph-rsid="03bb8dce" fo:background-color="transparent" style:font-size-asian="10.5pt" style:font-weight-asian="normal" style:font-weight-complex="normal" style:text-rotation-angle="0" style:text-rotation-scale="line-height"/>
    </style:style>
    <style:style style:name="P579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2a6099" loext:opacity="100%" fo:language="pt" fo:country="BR" fo:font-weight="normal" officeooo:rsid="0356edd1" officeooo:paragraph-rsid="03b7b722" fo:background-color="transparent" style:font-size-asian="10.5pt" style:font-weight-asian="normal" style:font-weight-complex="normal" style:text-rotation-angle="0" style:text-rotation-scale="line-height"/>
    </style:style>
    <style:style style:name="P580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/>
      <style:text-properties fo:color="#2a6099" loext:opacity="100%" fo:language="pt" fo:country="BR" fo:font-weight="normal" officeooo:rsid="034b2f47" officeooo:paragraph-rsid="03b8a690" fo:background-color="transparent" style:font-size-asian="10.5pt" style:font-weight-asian="normal" style:font-weight-complex="normal" style:text-rotation-angle="0" style:text-rotation-scale="line-height"/>
    </style:style>
    <style:style style:name="P581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2a6099" loext:opacity="100%" fo:language="pt" fo:country="BR" fo:font-weight="normal" officeooo:rsid="00f23989" officeooo:paragraph-rsid="03bb8dce" fo:background-color="transparent" style:font-size-asian="10.5pt" style:font-weight-asian="normal" style:font-weight-complex="normal" style:text-rotation-angle="0" style:text-rotation-scale="line-height"/>
    </style:style>
    <style:style style:name="P582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2a6099" loext:opacity="100%" fo:language="pt" fo:country="BR" officeooo:rsid="003fb17a" officeooo:paragraph-rsid="03c29d35" fo:background-color="transparent" style:font-size-asian="10.5pt" style:text-rotation-angle="0" style:text-rotation-scale="line-height"/>
    </style:style>
    <style:style style:name="P583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2a6099" loext:opacity="100%" fo:language="pt" fo:country="BR" officeooo:rsid="003fb17a" officeooo:paragraph-rsid="03df8ae7" fo:background-color="transparent" style:font-size-asian="10.5pt" style:text-rotation-angle="0" style:text-rotation-scale="line-height"/>
    </style:style>
    <style:style style:name="P584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2a6099" loext:opacity="100%" fo:language="pt" fo:country="BR" officeooo:rsid="005a6a82" officeooo:paragraph-rsid="03c372ca" fo:background-color="transparent" style:font-size-asian="10.5pt" style:text-rotation-angle="0" style:text-rotation-scale="line-height"/>
    </style:style>
    <style:style style:name="P585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3877c5a" officeooo:paragraph-rsid="03c29d35" fo:background-color="transparent"/>
    </style:style>
    <style:style style:name="P586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041ac97" officeooo:paragraph-rsid="03c29d35" fo:background-color="transparent" style:font-size-asian="10.5pt" style:text-rotation-angle="0" style:text-rotation-scale="line-height"/>
    </style:style>
    <style:style style:name="P587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38446bf" officeooo:paragraph-rsid="03c29d35" fo:background-color="transparent" style:font-size-asian="10.5pt" style:text-rotation-angle="0" style:text-rotation-scale="line-height"/>
    </style:style>
    <style:style style:name="P588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38446bf" officeooo:paragraph-rsid="03df8ae7" fo:background-color="transparent" style:font-size-asian="10.5pt" style:text-rotation-angle="0" style:text-rotation-scale="line-height"/>
    </style:style>
    <style:style style:name="P589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383f110" officeooo:paragraph-rsid="03c29d35" fo:background-color="transparent" style:font-size-asian="10.5pt" style:text-rotation-angle="0" style:text-rotation-scale="line-height"/>
    </style:style>
    <style:style style:name="P590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37fdfa6" officeooo:paragraph-rsid="03c29d35" fo:background-color="#ffffff" style:font-size-asian="10.5pt" style:text-rotation-angle="0" style:text-rotation-scale="line-height"/>
    </style:style>
    <style:style style:name="P591" style:family="paragraph" style:parent-style-name="Table_20_Contents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2a6099" loext:opacity="100%" fo:language="pt" fo:country="BR" officeooo:rsid="0056aaa2" officeooo:paragraph-rsid="03c38a5e" fo:background-color="transparent" style:font-size-asian="10.5pt" style:text-rotation-angle="0" style:text-rotation-scale="line-height"/>
    </style:style>
    <style:style style:name="P592" style:family="paragraph" style:parent-style-name="Table_20_Contents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2a6099" loext:opacity="100%" fo:language="pt" fo:country="BR" officeooo:rsid="001f0dbb" officeooo:paragraph-rsid="03c38a5e" fo:background-color="transparent" style:font-size-asian="10.5pt" style:text-rotation-angle="0" style:text-rotation-scale="line-height"/>
    </style:style>
    <style:style style:name="P593" style:family="paragraph" style:parent-style-name="Table_20_Contents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2a6099" loext:opacity="100%" fo:language="pt" fo:country="BR" officeooo:rsid="00f23989" officeooo:paragraph-rsid="03c38a5e" fo:background-color="transparent" style:font-size-asian="10.5pt" style:text-rotation-angle="0" style:text-rotation-scale="line-height"/>
    </style:style>
    <style:style style:name="P594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f23989" officeooo:paragraph-rsid="03bb8dce" fo:background-color="transparent" style:font-size-asian="10.5pt" style:text-rotation-angle="0" style:text-rotation-scale="line-height"/>
    </style:style>
    <style:style style:name="P595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3b54946" officeooo:paragraph-rsid="03c0b67e" fo:background-color="transparent" style:font-size-asian="10.5pt" style:text-rotation-angle="0" style:text-rotation-scale="line-height"/>
    </style:style>
    <style:style style:name="P596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fa560c" officeooo:paragraph-rsid="03c0b67e" fo:background-color="transparent" style:font-size-asian="10.5pt" style:text-rotation-angle="0" style:text-rotation-scale="line-height"/>
    </style:style>
    <style:style style:name="P597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709c65" officeooo:paragraph-rsid="03c38a5e" fo:background-color="transparent"/>
    </style:style>
    <style:style style:name="P598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1d864d" officeooo:paragraph-rsid="03c0b67e" fo:background-color="transparent"/>
    </style:style>
    <style:style style:name="P599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1d864d" officeooo:paragraph-rsid="03c38a5e" fo:background-color="transparent"/>
    </style:style>
    <style:style style:name="P600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1fa1508" officeooo:paragraph-rsid="03c0b67e" fo:background-color="transparent"/>
    </style:style>
    <style:style style:name="P601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6cf78b" officeooo:paragraph-rsid="03c0b67e" fo:background-color="transparent"/>
    </style:style>
    <style:style style:name="P602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5ab2b3" officeooo:paragraph-rsid="03c29d35" fo:background-color="transparent"/>
    </style:style>
    <style:style style:name="P603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385da4" officeooo:paragraph-rsid="03c29d35" fo:background-color="transparent"/>
    </style:style>
    <style:style style:name="P604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38446bf" officeooo:paragraph-rsid="03c29d35" fo:background-color="transparent"/>
    </style:style>
    <style:style style:name="P605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331e07" officeooo:paragraph-rsid="03c29d35" fo:background-color="transparent"/>
    </style:style>
    <style:style style:name="P606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14b1ef" officeooo:paragraph-rsid="03c372ca" fo:background-color="transparent"/>
    </style:style>
    <style:style style:name="P607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59c24e" officeooo:paragraph-rsid="03c372ca" fo:background-color="transparent"/>
    </style:style>
    <style:style style:name="P608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5a6a82" officeooo:paragraph-rsid="03c372ca" fo:background-color="transparent"/>
    </style:style>
    <style:style style:name="P609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1d864d" officeooo:paragraph-rsid="03c0b67e"/>
    </style:style>
    <style:style style:name="P610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1b5886" officeooo:paragraph-rsid="03c0b67e"/>
    </style:style>
    <style:style style:name="P611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1fa1508" officeooo:paragraph-rsid="03c0b67e"/>
    </style:style>
    <style:style style:name="P612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133013c" officeooo:paragraph-rsid="03c372ca"/>
    </style:style>
    <style:style style:name="P613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2a6099" loext:opacity="100%" fo:language="pt" fo:country="BR" officeooo:rsid="0056aaa2" officeooo:paragraph-rsid="03c372ca"/>
    </style:style>
    <style:style style:name="P614" style:family="paragraph" style:parent-style-name="Table_20_Contents">
      <style:paragraph-properties fo:margin-left="1cm" fo:margin-right="2.499cm" fo:text-align="start" style:justify-single-word="false" fo:text-indent="-1cm" style:auto-text-indent="false"/>
      <style:text-properties fo:color="#ff3333" loext:opacity="100%" fo:language="pt" fo:country="BR" officeooo:rsid="00f23989" officeooo:paragraph-rsid="03c38a5e" fo:background-color="transparent"/>
    </style:style>
    <style:style style:name="P615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f23989" officeooo:paragraph-rsid="03c372ca" fo:background-color="transparent"/>
    </style:style>
    <style:style style:name="P616" style:family="paragraph" style:parent-style-name="Table_20_Contents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ff3333" loext:opacity="100%" fo:language="pt" fo:country="BR" officeooo:rsid="03923457" officeooo:paragraph-rsid="03c38a5e" fo:background-color="transparent" style:font-size-asian="10.5pt" style:text-rotation-angle="0" style:text-rotation-scale="line-height"/>
    </style:style>
    <style:style style:name="P617" style:family="paragraph" style:parent-style-name="Table_20_Contents">
      <loext:graphic-properties draw:fill="none"/>
      <style:paragraph-properties fo:margin-left="1cm" fo:margin-right="2.499cm" fo:text-align="start" style:justify-single-word="false" fo:text-indent="-1cm" style:auto-text-indent="false" fo:background-color="transparent"/>
      <style:text-properties fo:color="#ff3333" loext:opacity="100%" fo:language="pt" fo:country="BR" officeooo:rsid="00f23989" officeooo:paragraph-rsid="03c38a5e" fo:background-color="transparent" style:font-size-asian="10.5pt" style:text-rotation-angle="0" style:text-rotation-scale="line-height"/>
    </style:style>
    <style:style style:name="P618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f23989" officeooo:paragraph-rsid="03bb8dce" fo:background-color="transparent" style:font-size-asian="10.5pt" style:text-rotation-angle="0" style:text-rotation-scale="line-height"/>
    </style:style>
    <style:style style:name="P619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f23989" officeooo:paragraph-rsid="03df8ae7" fo:background-color="transparent" style:font-size-asian="10.5pt" style:text-rotation-angle="0" style:text-rotation-scale="line-height"/>
    </style:style>
    <style:style style:name="P620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15ea3ee" officeooo:paragraph-rsid="03c0b67e" fo:background-color="transparent" style:font-size-asian="10.5pt" style:text-rotation-angle="0" style:text-rotation-scale="line-height"/>
    </style:style>
    <style:style style:name="P621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15ea3ee" officeooo:paragraph-rsid="03c0b67e" fo:background-color="transparent"/>
    </style:style>
    <style:style style:name="P622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f23989" officeooo:paragraph-rsid="03b8a690"/>
    </style:style>
    <style:style style:name="P623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f23989" officeooo:paragraph-rsid="03b7b722"/>
    </style:style>
    <style:style style:name="P624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fo:language="pt" fo:country="BR" officeooo:rsid="00141053" officeooo:paragraph-rsid="03c38a5e"/>
    </style:style>
    <style:style style:name="P625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style:text-line-through-style="none" style:text-line-through-type="none" fo:language="pt" fo:country="BR" officeooo:rsid="0140b250" officeooo:paragraph-rsid="03c6a76c" fo:background-color="transparent"/>
    </style:style>
    <style:style style:name="P626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3333" loext:opacity="100%" style:text-line-through-style="none" style:text-line-through-type="none" fo:language="pt" fo:country="BR" officeooo:rsid="00a26b01" officeooo:paragraph-rsid="03c6a76c" fo:background-color="transparent"/>
    </style:style>
    <style:style style:name="P627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language="pt" fo:country="BR" officeooo:rsid="0383f110" officeooo:paragraph-rsid="03c29d35"/>
    </style:style>
    <style:style style:name="P628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language="pt" fo:country="BR" officeooo:rsid="003fb17a" officeooo:paragraph-rsid="03c29d35" fo:background-color="transparent"/>
    </style:style>
    <style:style style:name="P629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language="pt" fo:country="BR" officeooo:rsid="00f23989" officeooo:paragraph-rsid="03c372ca" fo:background-color="transparent"/>
    </style:style>
    <style:style style:name="P630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language="pt" fo:country="BR" officeooo:rsid="00a26b01" officeooo:paragraph-rsid="03c6a76c"/>
    </style:style>
    <style:style style:name="P631" style:family="paragraph" style:parent-style-name="Table_20_Contents">
      <style:paragraph-properties fo:margin-left="1cm" fo:margin-right="2.499cm" fo:text-align="start" style:justify-single-word="false" fo:text-indent="-1cm" style:auto-text-indent="false">
        <style:tab-stops/>
      </style:paragraph-properties>
      <style:text-properties fo:color="#ff4000" loext:opacity="100%" fo:language="pt" fo:country="BR" officeooo:rsid="038446bf" officeooo:paragraph-rsid="03c29d35" fo:background-color="transparent"/>
    </style:style>
    <style:style style:name="P632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633" style:family="paragraph" style:parent-style-name="Table_20_Contents">
      <style:paragraph-properties fo:text-align="center" style:justify-single-word="false"/>
      <style:text-properties fo:language="pt" fo:country="BR" officeooo:rsid="028dfbe9" officeooo:paragraph-rsid="028dfbe9"/>
    </style:style>
    <style:style style:name="P634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635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eae33d" fo:background-color="#ffff00"/>
    </style:style>
    <style:style style:name="P63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63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eb2e24" fo:background-color="#ffff00"/>
    </style:style>
    <style:style style:name="P63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63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 style:font-size-asian="10.5pt" style:text-rotation-angle="0" style:text-rotation-scale="line-height"/>
    </style:style>
    <style:style style:name="P64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64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64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64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64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64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6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64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64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6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6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b8b66f"/>
    </style:style>
    <style:style style:name="P6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6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6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eb2e24"/>
    </style:style>
    <style:style style:name="P654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655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65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eae33d" fo:background-color="transparent"/>
    </style:style>
    <style:style style:name="P65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65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65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660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transparent"/>
    </style:style>
    <style:style style:name="P66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transparent"/>
    </style:style>
    <style:style style:name="P66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transparent"/>
    </style:style>
    <style:style style:name="P66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 fo:background-color="transparent"/>
    </style:style>
    <style:style style:name="P664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transparent"/>
    </style:style>
    <style:style style:name="P66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 style:font-size-asian="10.5pt" style:text-rotation-angle="0" style:text-rotation-scale="line-height"/>
    </style:style>
    <style:style style:name="P66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transparent" style:font-size-asian="10.5pt" style:text-rotation-angle="0" style:text-rotation-scale="line-height"/>
    </style:style>
    <style:style style:name="P66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8a690" officeooo:paragraph-rsid="0374376f" fo:background-color="transparent"/>
    </style:style>
    <style:style style:name="P66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eca66" officeooo:paragraph-rsid="0374376f" fo:background-color="transparent"/>
    </style:style>
    <style:style style:name="P6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74376f" fo:background-color="transparent"/>
    </style:style>
    <style:style style:name="P6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c0b67e" fo:background-color="transparent"/>
    </style:style>
    <style:style style:name="P6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44df1a" fo:background-color="transparent"/>
    </style:style>
    <style:style style:name="P6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7fdfa6" fo:background-color="transparent"/>
    </style:style>
    <style:style style:name="P6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c97e" officeooo:paragraph-rsid="037ee4b0" fo:background-color="transparent"/>
    </style:style>
    <style:style style:name="P6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c97e" officeooo:paragraph-rsid="0344df1a" fo:background-color="transparent"/>
    </style:style>
    <style:style style:name="P6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29d35" officeooo:paragraph-rsid="0374376f" fo:background-color="transparent"/>
    </style:style>
    <style:style style:name="P6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29d35" officeooo:paragraph-rsid="03c29d35" fo:background-color="transparent"/>
    </style:style>
    <style:style style:name="P6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29d35" officeooo:paragraph-rsid="0344df1a" fo:background-color="transparent"/>
    </style:style>
    <style:style style:name="P6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29d35" officeooo:paragraph-rsid="038b87c6" fo:background-color="transparent"/>
    </style:style>
    <style:style style:name="P6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29d35" officeooo:paragraph-rsid="033db78a" fo:background-color="transparent"/>
    </style:style>
    <style:style style:name="P6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74376f" fo:background-color="transparent"/>
    </style:style>
    <style:style style:name="P6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9403d9" fo:background-color="transparent"/>
    </style:style>
    <style:style style:name="P6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923457" fo:background-color="transparent"/>
    </style:style>
    <style:style style:name="P6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9028c7" fo:background-color="transparent"/>
    </style:style>
    <style:style style:name="P6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174ef1a" fo:background-color="transparent"/>
    </style:style>
    <style:style style:name="P6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c372ca" fo:background-color="transparent"/>
    </style:style>
    <style:style style:name="P6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8a5e" officeooo:paragraph-rsid="0395e042" fo:background-color="transparent"/>
    </style:style>
    <style:style style:name="P6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8a5e" officeooo:paragraph-rsid="03c38a5e" fo:background-color="transparent"/>
    </style:style>
    <style:style style:name="P6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eb2e24" fo:background-color="transparent"/>
    </style:style>
    <style:style style:name="P6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4946" officeooo:paragraph-rsid="0344df1a"/>
    </style:style>
    <style:style style:name="P6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4946" officeooo:paragraph-rsid="001c3e49"/>
    </style:style>
    <style:style style:name="P691" style:family="paragraph" style:parent-style-name="Table_20_Contents">
      <style:paragraph-properties fo:text-align="center" style:justify-single-word="false"/>
      <style:text-properties fo:color="#2a6099" loext:opacity="100%" fo:language="pt" fo:country="BR" fo:font-weight="normal" officeooo:rsid="03b54946" officeooo:paragraph-rsid="01d7fa34" fo:background-color="transparent" style:font-size-asian="10.5pt" style:font-weight-asian="normal" style:font-weight-complex="normal" style:text-rotation-angle="0" style:text-rotation-scale="line-height"/>
    </style:style>
    <style:style style:name="P6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c97e" officeooo:paragraph-rsid="03349874"/>
    </style:style>
    <style:style style:name="P6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b5c97e" officeooo:paragraph-rsid="03b5c97e"/>
    </style:style>
    <style:style style:name="P6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0b67e" officeooo:paragraph-rsid="0344df1a"/>
    </style:style>
    <style:style style:name="P6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c372ca" officeooo:paragraph-rsid="033db78a"/>
    </style:style>
    <style:style style:name="P696" style:family="paragraph" style:parent-style-name="Table_20_Contents">
      <style:paragraph-properties fo:text-align="center" style:justify-single-word="false"/>
      <style:text-properties fo:color="#2a6099" loext:opacity="100%" officeooo:rsid="03b3f168" officeooo:paragraph-rsid="02664e96"/>
    </style:style>
    <style:style style:name="P697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698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699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700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701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eae33d" fo:background-color="transparent"/>
    </style:style>
    <style:style style:name="P702" style:family="paragraph" style:parent-style-name="Table_20_Contents" style:list-style-name="L1">
      <style:paragraph-properties fo:text-align="center" style:justify-single-word="false"/>
      <style:text-properties officeooo:paragraph-rsid="0344df1a" fo:background-color="#ffff00"/>
    </style:style>
    <style:style style:name="P70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b29113" officeooo:paragraph-rsid="0359ad4b" fo:background-color="transparent" style:font-size-asian="10.5pt" style:text-rotation-angle="0" style:text-rotation-scale="line-height"/>
    </style:style>
    <style:style style:name="P70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b3f168" officeooo:paragraph-rsid="0356edd1" fo:background-color="transparent" style:font-size-asian="10.5pt" style:text-rotation-angle="0" style:text-rotation-scale="line-height"/>
    </style:style>
    <style:style style:name="P70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b3f168" officeooo:paragraph-rsid="0323aa0b" fo:background-color="transparent"/>
    </style:style>
    <style:style style:name="P70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b90ed3" officeooo:paragraph-rsid="03b90ed3" style:font-size-asian="10.5pt" style:text-rotation-angle="0" style:text-rotation-scale="line-height"/>
    </style:style>
    <style:style style:name="P70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eae33d"/>
    </style:style>
    <style:style style:name="P70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ac62f5"/>
    </style:style>
    <style:style style:name="P70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71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ac62f5" officeooo:paragraph-rsid="03ac62f5"/>
    </style:style>
    <style:style style:name="P711" style:family="paragraph" style:parent-style-name="Table_20_Contents">
      <style:paragraph-properties fo:margin-left="1cm" fo:margin-right="2.499cm" fo:margin-top="0cm" fo:margin-bottom="0cm" style:contextual-spacing="false" fo:line-height="100%" fo:text-align="start" style:justify-single-word="false" fo:text-indent="-1cm" style:auto-text-indent="false" style:vertical-align="middle" style:writing-mode="page">
        <style:tab-stops/>
      </style:paragraph-properties>
      <style:text-properties fo:color="#ff4000" loext:opacity="100%" fo:language="pt" fo:country="BR" officeooo:rsid="01053225" officeooo:paragraph-rsid="03eb790b" fo:background-color="transparent" style:font-size-asian="10.5pt" style:text-rotation-angle="0" style:text-rotation-scale="line-heigh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/>
    </style:style>
    <style:style style:name="T50" style:family="text">
      <style:text-properties fo:color="#ff3333" loext:opacity="100%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5" style:family="text">
      <style:text-properties fo:color="#ff3333" loext:opacity="100%" style:text-line-through-style="none" style:text-line-through-type="none" officeooo:rsid="03c38a5e" fo:background-color="transparent" loext:char-shading-value="0"/>
    </style:style>
    <style:style style:name="T56" style:family="text">
      <style:text-properties fo:color="#ff3333" loext:opacity="100%" style:text-line-through-style="none" style:text-line-through-type="none" officeooo:rsid="0396ec7a"/>
    </style:style>
    <style:style style:name="T57" style:family="text">
      <style:text-properties fo:color="#ff3333" loext:opacity="100%" style:text-line-through-style="none" style:text-line-through-type="none" officeooo:rsid="03c38a5e"/>
    </style:style>
    <style:style style:name="T58" style:family="text">
      <style:text-properties fo:color="#ff3333" loext:opacity="100%" style:text-line-through-style="none" style:text-line-through-type="none" officeooo:rsid="0140b250"/>
    </style:style>
    <style:style style:name="T59" style:family="text">
      <style:text-properties fo:color="#ff3333" loext:opacity="100%" officeooo:rsid="03b54946"/>
    </style:style>
    <style:style style:name="T60" style:family="text">
      <style:text-properties fo:color="#ff3333" loext:opacity="100%" officeooo:rsid="03c29d35"/>
    </style:style>
    <style:style style:name="T61" style:family="text">
      <style:text-properties fo:color="#ff3333" loext:opacity="100%" officeooo:rsid="03093cd3"/>
    </style:style>
    <style:style style:name="T62" style:family="text">
      <style:text-properties fo:color="#ff3333" loext:opacity="100%" officeooo:rsid="00f23989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314a160" fo:background-color="transparent" loext:char-shading-value="0"/>
    </style:style>
    <style:style style:name="T65" style:family="text">
      <style:text-properties officeooo:rsid="00f23989" fo:background-color="transparent" loext:char-shading-value="0"/>
    </style:style>
    <style:style style:name="T66" style:family="text">
      <style:text-properties officeooo:rsid="03877c5a" fo:background-color="transparent" loext:char-shading-value="0"/>
    </style:style>
    <style:style style:name="T67" style:family="text">
      <style:text-properties officeooo:rsid="03c0b67e" fo:background-color="transparent" loext:char-shading-value="0"/>
    </style:style>
    <style:style style:name="T68" style:family="text">
      <style:text-properties officeooo:rsid="03886e1a" fo:background-color="transparent" loext:char-shading-value="0"/>
    </style:style>
    <style:style style:name="T69" style:family="text">
      <style:text-properties officeooo:rsid="00ff1367"/>
    </style:style>
    <style:style style:name="T70" style:family="text">
      <style:text-properties fo:font-weight="normal" officeooo:rsid="015638d5" style:font-weight-asian="normal" style:font-weight-complex="normal"/>
    </style:style>
    <style:style style:name="T71" style:family="text">
      <style:text-properties fo:font-weight="normal" officeooo:rsid="03b54946" style:font-weight-asian="normal" style:font-weight-complex="normal"/>
    </style:style>
    <style:style style:name="T72" style:family="text">
      <style:text-properties officeooo:rsid="0102e26a"/>
    </style:style>
    <style:style style:name="T73" style:family="text">
      <style:text-properties officeooo:rsid="010d94f1"/>
    </style:style>
    <style:style style:name="T74" style:family="text">
      <style:text-properties officeooo:rsid="00f5a976"/>
    </style:style>
    <style:style style:name="T75" style:family="text">
      <style:text-properties officeooo:rsid="011e07bc"/>
    </style:style>
    <style:style style:name="T76" style:family="text">
      <style:text-properties officeooo:rsid="012087cc"/>
    </style:style>
    <style:style style:name="T77" style:family="text">
      <style:text-properties officeooo:rsid="01237987"/>
    </style:style>
    <style:style style:name="T78" style:family="text">
      <style:text-properties officeooo:rsid="0125d95e"/>
    </style:style>
    <style:style style:name="T79" style:family="text">
      <style:text-properties officeooo:rsid="012c5455"/>
    </style:style>
    <style:style style:name="T80" style:family="text">
      <style:text-properties officeooo:rsid="00f6bf3a"/>
    </style:style>
    <style:style style:name="T81" style:family="text">
      <style:text-properties officeooo:rsid="006edeb6"/>
    </style:style>
    <style:style style:name="T82" style:family="text">
      <style:text-properties officeooo:rsid="01320d79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14b1ef" fo:background-color="#ffff00" loext:char-shading-value="0"/>
    </style:style>
    <style:style style:name="T85" style:family="text">
      <style:text-properties officeooo:rsid="00b37a98" fo:background-color="#ffff00" loext:char-shading-value="0"/>
    </style:style>
    <style:style style:name="T86" style:family="text">
      <style:text-properties officeooo:rsid="01e19d87" fo:background-color="#ffff00" loext:char-shading-value="0"/>
    </style:style>
    <style:style style:name="T87" style:family="text">
      <style:text-properties officeooo:rsid="02dcae5a" fo:background-color="#ffff00" loext:char-shading-value="0"/>
    </style:style>
    <style:style style:name="T88" style:family="text">
      <style:text-properties officeooo:rsid="02dd72e1" fo:background-color="#ffff00" loext:char-shading-value="0"/>
    </style:style>
    <style:style style:name="T89" style:family="text">
      <style:text-properties officeooo:rsid="004a7e62" fo:background-color="#ffff00" loext:char-shading-value="0"/>
    </style:style>
    <style:style style:name="T90" style:family="text">
      <style:text-properties officeooo:rsid="00dfb394" fo:background-color="#ffff00" loext:char-shading-value="0"/>
    </style:style>
    <style:style style:name="T91" style:family="text">
      <style:text-properties officeooo:rsid="003fb17a" fo:background-color="#ffff00" loext:char-shading-value="0"/>
    </style:style>
    <style:style style:name="T92" style:family="text">
      <style:text-properties officeooo:rsid="00360d29" fo:background-color="#ffff00" loext:char-shading-value="0"/>
    </style:style>
    <style:style style:name="T93" style:family="text">
      <style:text-properties officeooo:rsid="0003d36e" fo:background-color="#ffff00" loext:char-shading-value="0"/>
    </style:style>
    <style:style style:name="T94" style:family="text">
      <style:text-properties officeooo:rsid="001683a8" fo:background-color="#ffff00" loext:char-shading-value="0"/>
    </style:style>
    <style:style style:name="T95" style:family="text">
      <style:text-properties fo:background-color="#ffff00" loext:char-shading-value="0" style:font-size-asian="10.5pt" style:text-rotation-angle="0" style:text-rotation-scale="line-height"/>
    </style:style>
    <style:style style:name="T96" style:family="text">
      <style:text-properties officeooo:rsid="025cbfb0" fo:background-color="#ffff00" loext:char-shading-value="0" style:font-size-asian="10.5pt" style:text-rotation-angle="0" style:text-rotation-scale="line-height"/>
    </style:style>
    <style:style style:name="T97" style:family="text">
      <style:text-properties style:font-size-asian="10.5pt" style:text-rotation-angle="0" style:text-rotation-scale="line-height"/>
    </style:style>
    <style:style style:name="T98" style:family="text">
      <style:text-properties officeooo:rsid="02914288" style:font-size-asian="10.5pt" style:text-rotation-angle="0" style:text-rotation-scale="line-height"/>
    </style:style>
    <style:style style:name="T99" style:family="text">
      <style:text-properties officeooo:rsid="02ba8142" style:font-size-asian="10.5pt" style:text-rotation-angle="0" style:text-rotation-scale="line-height"/>
    </style:style>
    <style:style style:name="T100" style:family="text">
      <style:text-properties officeooo:rsid="0309600b" style:font-size-asian="10.5pt" style:text-rotation-angle="0" style:text-rotation-scale="line-height"/>
    </style:style>
    <style:style style:name="T101" style:family="text">
      <style:text-properties officeooo:rsid="02eac6e2" style:font-size-asian="10.5pt" style:text-rotation-angle="0" style:text-rotation-scale="line-height"/>
    </style:style>
    <style:style style:name="T102" style:family="text">
      <style:text-properties officeooo:rsid="02f0120e" style:font-size-asian="10.5pt" style:text-rotation-angle="0" style:text-rotation-scale="line-height"/>
    </style:style>
    <style:style style:name="T103" style:family="text">
      <style:text-properties officeooo:rsid="03349874" style:font-size-asian="10.5pt" style:text-rotation-angle="0" style:text-rotation-scale="line-height"/>
    </style:style>
    <style:style style:name="T104" style:family="text">
      <style:text-properties officeooo:rsid="033cca02" style:font-size-asian="10.5pt" style:text-rotation-angle="0" style:text-rotation-scale="line-height"/>
    </style:style>
    <style:style style:name="T105" style:family="text">
      <style:text-properties officeooo:rsid="034d2d72" style:font-size-asian="10.5pt" style:text-rotation-angle="0" style:text-rotation-scale="line-height"/>
    </style:style>
    <style:style style:name="T106" style:family="text">
      <style:text-properties officeooo:rsid="0359ad4b" style:font-size-asian="10.5pt" style:text-rotation-angle="0" style:text-rotation-scale="line-height"/>
    </style:style>
    <style:style style:name="T107" style:family="text">
      <style:text-properties officeooo:rsid="03598d37" style:font-size-asian="10.5pt" style:text-rotation-angle="0" style:text-rotation-scale="line-height"/>
    </style:style>
    <style:style style:name="T108" style:family="text">
      <style:text-properties officeooo:rsid="03afc7fb" style:font-size-asian="10.5pt" style:text-rotation-angle="0" style:text-rotation-scale="line-height"/>
    </style:style>
    <style:style style:name="T109" style:family="text">
      <style:text-properties officeooo:rsid="03b0a583" style:font-size-asian="10.5pt" style:text-rotation-angle="0" style:text-rotation-scale="line-height"/>
    </style:style>
    <style:style style:name="T110" style:family="text">
      <style:text-properties officeooo:rsid="03b3f168" style:font-size-asian="10.5pt" style:text-rotation-angle="0" style:text-rotation-scale="line-height"/>
    </style:style>
    <style:style style:name="T111" style:family="text">
      <style:text-properties officeooo:rsid="03b7b722" style:font-size-asian="10.5pt" style:text-rotation-angle="0" style:text-rotation-scale="line-height"/>
    </style:style>
    <style:style style:name="T112" style:family="text">
      <style:text-properties officeooo:rsid="03c38a5e" style:font-size-asian="10.5pt" style:text-rotation-angle="0" style:text-rotation-scale="line-height"/>
    </style:style>
    <style:style style:name="T113" style:family="text">
      <style:text-properties style:use-window-font-color="true" loext:opacity="0%"/>
    </style:style>
    <style:style style:name="T114" style:family="text">
      <style:text-properties style:use-window-font-color="true" loext:opacity="0%" officeooo:rsid="01de9e84"/>
    </style:style>
    <style:style style:name="T115" style:family="text">
      <style:text-properties style:use-window-font-color="true" loext:opacity="0%" officeooo:rsid="0041ac97"/>
    </style:style>
    <style:style style:name="T116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17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18" style:family="text">
      <style:text-properties fo:background-color="#ffffff" loext:char-shading-value="0"/>
    </style:style>
    <style:style style:name="T119" style:family="text">
      <style:text-properties officeooo:rsid="01e85549" fo:background-color="#ffffff" loext:char-shading-value="0"/>
    </style:style>
    <style:style style:name="T120" style:family="text">
      <style:text-properties officeooo:rsid="01bc64ae"/>
    </style:style>
    <style:style style:name="T121" style:family="text">
      <style:text-properties officeooo:rsid="01db4e56"/>
    </style:style>
    <style:style style:name="T122" style:family="text">
      <style:text-properties officeooo:rsid="01dcd5c1"/>
    </style:style>
    <style:style style:name="T123" style:family="text">
      <style:text-properties officeooo:rsid="01e31d18"/>
    </style:style>
    <style:style style:name="T124" style:family="text">
      <style:text-properties officeooo:rsid="01e85549"/>
    </style:style>
    <style:style style:name="T125" style:family="text">
      <style:text-properties officeooo:rsid="01fc27bb"/>
    </style:style>
    <style:style style:name="T126" style:family="text">
      <style:text-properties fo:language="pt" fo:country="BR" officeooo:rsid="011c9e96" fo:background-color="transparent" loext:char-shading-value="0"/>
    </style:style>
    <style:style style:name="T127" style:family="text">
      <style:text-properties fo:language="pt" fo:country="BR" officeooo:rsid="02d13db1" fo:background-color="transparent" loext:char-shading-value="0"/>
    </style:style>
    <style:style style:name="T128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29" style:family="text">
      <style:text-properties fo:language="pt" fo:country="BR" officeooo:rsid="004ecc5f"/>
    </style:style>
    <style:style style:name="T130" style:family="text">
      <style:text-properties fo:language="pt" fo:country="BR" officeooo:rsid="02699531"/>
    </style:style>
    <style:style style:name="T131" style:family="text">
      <style:text-properties fo:language="pt" fo:country="BR" officeooo:rsid="02699531" style:font-size-asian="10.5pt" style:text-rotation-angle="0" style:text-rotation-scale="line-height"/>
    </style:style>
    <style:style style:name="T132" style:family="text">
      <style:text-properties fo:language="pt" fo:country="BR" officeooo:rsid="026d073a" style:font-size-asian="10.5pt" style:text-rotation-angle="0" style:text-rotation-scale="line-height"/>
    </style:style>
    <style:style style:name="T133" style:family="text">
      <style:text-properties fo:language="pt" fo:country="BR" officeooo:rsid="02b44896" style:font-size-asian="10.5pt" style:text-rotation-angle="0" style:text-rotation-scale="line-height"/>
    </style:style>
    <style:style style:name="T134" style:family="text">
      <style:text-properties fo:language="pt" fo:country="BR" officeooo:rsid="0286a75b" style:font-size-asian="10.5pt" style:text-rotation-angle="0" style:text-rotation-scale="line-height"/>
    </style:style>
    <style:style style:name="T135" style:family="text">
      <style:text-properties fo:language="pt" fo:country="BR" officeooo:rsid="02b8fb1c" style:font-size-asian="10.5pt" style:text-rotation-angle="0" style:text-rotation-scale="line-height"/>
    </style:style>
    <style:style style:name="T136" style:family="text">
      <style:text-properties fo:language="pt" fo:country="BR" officeooo:rsid="004ecc5f" style:font-size-asian="10.5pt" style:text-rotation-angle="0" style:text-rotation-scale="line-height"/>
    </style:style>
    <style:style style:name="T137" style:family="text">
      <style:text-properties fo:language="pt" fo:country="BR" officeooo:rsid="02914288" style:font-size-asian="10.5pt" style:text-rotation-angle="0" style:text-rotation-scale="line-height"/>
    </style:style>
    <style:style style:name="T138" style:family="text">
      <style:text-properties fo:language="pt" fo:country="BR" officeooo:rsid="02ba8142" style:font-size-asian="10.5pt" style:text-rotation-angle="0" style:text-rotation-scale="line-height"/>
    </style:style>
    <style:style style:name="T139" style:family="text">
      <style:text-properties fo:language="pt" fo:country="BR" officeooo:rsid="02d2d188" style:font-size-asian="10.5pt" style:text-rotation-angle="0" style:text-rotation-scale="line-height"/>
    </style:style>
    <style:style style:name="T140" style:family="text">
      <style:text-properties fo:language="pt" fo:country="BR" officeooo:rsid="026b5dfd" style:font-size-asian="10.5pt" style:text-rotation-angle="0" style:text-rotation-scale="line-height"/>
    </style:style>
    <style:style style:name="T141" style:family="text">
      <style:text-properties fo:language="pt" fo:country="BR" officeooo:rsid="03286aba" style:font-size-asian="10.5pt" style:text-rotation-angle="0" style:text-rotation-scale="line-height"/>
    </style:style>
    <style:style style:name="T142" style:family="text">
      <style:text-properties fo:language="pt" fo:country="BR" officeooo:rsid="026b5dfd"/>
    </style:style>
    <style:style style:name="T143" style:family="text">
      <style:text-properties fo:language="pt" fo:country="BR" officeooo:rsid="026d073a"/>
    </style:style>
    <style:style style:name="T144" style:family="text">
      <style:text-properties fo:language="pt" fo:country="BR" officeooo:rsid="02664e96"/>
    </style:style>
    <style:style style:name="T145" style:family="text">
      <style:text-properties fo:language="pt" fo:country="BR" officeooo:rsid="0286a75b"/>
    </style:style>
    <style:style style:name="T146" style:family="text">
      <style:text-properties fo:language="pt" fo:country="BR" officeooo:rsid="02914288"/>
    </style:style>
    <style:style style:name="T147" style:family="text">
      <style:text-properties fo:language="pt" fo:country="BR" officeooo:rsid="02d2d188"/>
    </style:style>
    <style:style style:name="T148" style:family="text">
      <style:text-properties fo:language="pt" fo:country="BR" officeooo:rsid="006cf78b"/>
    </style:style>
    <style:style style:name="T149" style:family="text">
      <style:text-properties fo:language="pt" fo:country="BR" officeooo:rsid="0323aa0b"/>
    </style:style>
    <style:style style:name="T150" style:family="text">
      <style:text-properties fo:language="pt" fo:country="BR" officeooo:rsid="006edeb6"/>
    </style:style>
    <style:style style:name="T151" style:family="text">
      <style:text-properties fo:language="pt" fo:country="BR" officeooo:rsid="025cbfb0"/>
    </style:style>
    <style:style style:name="T152" style:family="text">
      <style:text-properties fo:language="pt" fo:country="BR" officeooo:rsid="03f0b67a"/>
    </style:style>
    <style:style style:name="T153" style:family="text">
      <style:text-properties officeooo:rsid="0210a474"/>
    </style:style>
    <style:style style:name="T154" style:family="text">
      <style:text-properties officeooo:rsid="0217dc03"/>
    </style:style>
    <style:style style:name="T155" style:family="text">
      <style:text-properties officeooo:rsid="0218e494"/>
    </style:style>
    <style:style style:name="T156" style:family="text">
      <style:text-properties officeooo:rsid="021abc4c"/>
    </style:style>
    <style:style style:name="T157" style:family="text">
      <style:text-properties officeooo:rsid="02254681"/>
    </style:style>
    <style:style style:name="T158" style:family="text">
      <style:text-properties officeooo:rsid="0226b79b"/>
    </style:style>
    <style:style style:name="T159" style:family="text">
      <style:text-properties officeooo:rsid="02312402"/>
    </style:style>
    <style:style style:name="T160" style:family="text">
      <style:text-properties officeooo:rsid="0238c358"/>
    </style:style>
    <style:style style:name="T161" style:family="text">
      <style:text-properties officeooo:rsid="0243b0c7"/>
    </style:style>
    <style:style style:name="T162" style:family="text">
      <style:text-properties officeooo:rsid="024655ad"/>
    </style:style>
    <style:style style:name="T163" style:family="text">
      <style:text-properties officeooo:rsid="02535bb0"/>
    </style:style>
    <style:style style:name="T164" style:family="text">
      <style:text-properties officeooo:rsid="025800ae"/>
    </style:style>
    <style:style style:name="T165" style:family="text">
      <style:text-properties officeooo:rsid="0259f64c"/>
    </style:style>
    <style:style style:name="T166" style:family="text">
      <style:text-properties officeooo:rsid="025b2f97"/>
    </style:style>
    <style:style style:name="T167" style:family="text">
      <style:text-properties officeooo:rsid="025b30d7"/>
    </style:style>
    <style:style style:name="T168" style:family="text">
      <style:text-properties officeooo:rsid="025c7b8e"/>
    </style:style>
    <style:style style:name="T169" style:family="text">
      <style:text-properties officeooo:rsid="025cbfb0"/>
    </style:style>
    <style:style style:name="T170" style:family="text">
      <style:text-properties officeooo:rsid="025e78b5"/>
    </style:style>
    <style:style style:name="T171" style:family="text">
      <style:text-properties officeooo:rsid="025ff4db"/>
    </style:style>
    <style:style style:name="T172" style:family="text">
      <style:text-properties officeooo:rsid="02664e96"/>
    </style:style>
    <style:style style:name="T173" style:family="text">
      <style:text-properties officeooo:rsid="026edbd9"/>
    </style:style>
    <style:style style:name="T174" style:family="text">
      <style:text-properties officeooo:rsid="027131bc"/>
    </style:style>
    <style:style style:name="T175" style:family="text">
      <style:text-properties officeooo:rsid="02777696"/>
    </style:style>
    <style:style style:name="T176" style:family="text">
      <style:text-properties officeooo:rsid="02793d37"/>
    </style:style>
    <style:style style:name="T177" style:family="text">
      <style:text-properties officeooo:rsid="0279cc48"/>
    </style:style>
    <style:style style:name="T178" style:family="text">
      <style:text-properties officeooo:rsid="027a3ce9"/>
    </style:style>
    <style:style style:name="T179" style:family="text">
      <style:text-properties officeooo:rsid="027dd930"/>
    </style:style>
    <style:style style:name="T180" style:family="text">
      <style:text-properties officeooo:rsid="028272ec"/>
    </style:style>
    <style:style style:name="T181" style:family="text">
      <style:text-properties officeooo:rsid="0283e4a9"/>
    </style:style>
    <style:style style:name="T182" style:family="text">
      <style:text-properties officeooo:rsid="02840829"/>
    </style:style>
    <style:style style:name="T183" style:family="text">
      <style:text-properties officeooo:rsid="02859a90"/>
    </style:style>
    <style:style style:name="T184" style:family="text">
      <style:text-properties officeooo:rsid="028737e7"/>
    </style:style>
    <style:style style:name="T185" style:family="text">
      <style:text-properties officeooo:rsid="02874339"/>
    </style:style>
    <style:style style:name="T186" style:family="text">
      <style:text-properties officeooo:rsid="028800f4"/>
    </style:style>
    <style:style style:name="T187" style:family="text">
      <style:text-properties officeooo:rsid="02899a4d"/>
    </style:style>
    <style:style style:name="T188" style:family="text">
      <style:text-properties officeooo:rsid="028dfbe9"/>
    </style:style>
    <style:style style:name="T189" style:family="text">
      <style:text-properties officeooo:rsid="02914288"/>
    </style:style>
    <style:style style:name="T190" style:family="text">
      <style:text-properties officeooo:rsid="029a23b5"/>
    </style:style>
    <style:style style:name="T191" style:family="text">
      <style:text-properties officeooo:rsid="029e7db5"/>
    </style:style>
    <style:style style:name="T192" style:family="text">
      <style:text-properties officeooo:rsid="02b44896"/>
    </style:style>
    <style:style style:name="T193" style:family="text">
      <style:text-properties officeooo:rsid="02b4bca4"/>
    </style:style>
    <style:style style:name="T194" style:family="text">
      <style:text-properties officeooo:rsid="02b72786"/>
    </style:style>
    <style:style style:name="T195" style:family="text">
      <style:text-properties officeooo:rsid="02d13db1"/>
    </style:style>
    <style:style style:name="T196" style:family="text">
      <style:text-properties officeooo:rsid="02d2d188"/>
    </style:style>
    <style:style style:name="T197" style:family="text">
      <style:text-properties officeooo:rsid="02dd16c2"/>
    </style:style>
    <style:style style:name="T198" style:family="text">
      <style:text-properties officeooo:rsid="02e06512"/>
    </style:style>
    <style:style style:name="T199" style:family="text">
      <style:text-properties officeooo:rsid="02e1af0d"/>
    </style:style>
    <style:style style:name="T200" style:family="text">
      <style:text-properties officeooo:rsid="02e47747"/>
    </style:style>
    <style:style style:name="T201" style:family="text">
      <style:text-properties officeooo:rsid="02ed572c"/>
    </style:style>
    <style:style style:name="T202" style:family="text">
      <style:text-properties officeooo:rsid="02f35b56"/>
    </style:style>
    <style:style style:name="T203" style:family="text">
      <style:text-properties officeooo:rsid="02e7874b"/>
    </style:style>
    <style:style style:name="T204" style:family="text">
      <style:text-properties officeooo:rsid="02dffc8c"/>
    </style:style>
    <style:style style:name="T205" style:family="text">
      <style:text-properties officeooo:rsid="0302e678"/>
    </style:style>
    <style:style style:name="T206" style:family="text">
      <style:text-properties officeooo:rsid="0305e97b"/>
    </style:style>
    <style:style style:name="T207" style:family="text">
      <style:text-properties officeooo:rsid="030942a9"/>
    </style:style>
    <style:style style:name="T208" style:family="text">
      <style:text-properties officeooo:rsid="03058ec3"/>
    </style:style>
    <style:style style:name="T209" style:family="text">
      <style:text-properties officeooo:rsid="03093cd3"/>
    </style:style>
    <style:style style:name="T210" style:family="text">
      <style:text-properties officeooo:rsid="030d2596"/>
    </style:style>
    <style:style style:name="T211" style:family="text">
      <style:text-properties officeooo:rsid="031237ad"/>
    </style:style>
    <style:style style:name="T212" style:family="text">
      <style:text-properties officeooo:rsid="0314a160"/>
    </style:style>
    <style:style style:name="T213" style:family="text">
      <style:text-properties officeooo:rsid="02e33f41"/>
    </style:style>
    <style:style style:name="T214" style:family="text">
      <style:text-properties officeooo:rsid="02e17bf5"/>
    </style:style>
    <style:style style:name="T215" style:family="text">
      <style:text-properties officeooo:rsid="031cd901"/>
    </style:style>
    <style:style style:name="T216" style:family="text">
      <style:text-properties officeooo:rsid="031e5e10"/>
    </style:style>
    <style:style style:name="T217" style:family="text">
      <style:text-properties officeooo:rsid="031ebf8a"/>
    </style:style>
    <style:style style:name="T218" style:family="text">
      <style:text-properties officeooo:rsid="031fe0ef"/>
    </style:style>
    <style:style style:name="T219" style:family="text">
      <style:text-properties officeooo:rsid="0320aa69"/>
    </style:style>
    <style:style style:name="T220" style:family="text">
      <style:text-properties officeooo:rsid="0323aa0b"/>
    </style:style>
    <style:style style:name="T221" style:family="text">
      <style:text-properties officeooo:rsid="03251389"/>
    </style:style>
    <style:style style:name="T222" style:family="text">
      <style:text-properties officeooo:rsid="03263c4e"/>
    </style:style>
    <style:style style:name="T223" style:family="text">
      <style:text-properties officeooo:rsid="02f0120e"/>
    </style:style>
    <style:style style:name="T224" style:family="text">
      <style:text-properties officeooo:rsid="03119f5b"/>
    </style:style>
    <style:style style:name="T225" style:family="text">
      <style:text-properties officeooo:rsid="030fdc88"/>
    </style:style>
    <style:style style:name="T226" style:family="text">
      <style:text-properties officeooo:rsid="031c8c29"/>
    </style:style>
    <style:style style:name="T227" style:family="text">
      <style:text-properties officeooo:rsid="033b2abe"/>
    </style:style>
    <style:style style:name="T228" style:family="text">
      <style:text-properties officeooo:rsid="0344df1a"/>
    </style:style>
    <style:style style:name="T229" style:family="text">
      <style:text-properties officeooo:rsid="0345f7e2"/>
    </style:style>
    <style:style style:name="T230" style:family="text">
      <style:text-properties officeooo:rsid="034780a6"/>
    </style:style>
    <style:style style:name="T231" style:family="text">
      <style:text-properties officeooo:rsid="034a3df2"/>
    </style:style>
    <style:style style:name="T232" style:family="text">
      <style:text-properties officeooo:rsid="034d2d72"/>
    </style:style>
    <style:style style:name="T233" style:family="text">
      <style:text-properties officeooo:rsid="035fbe09"/>
    </style:style>
    <style:style style:name="T234" style:family="text">
      <style:text-properties officeooo:rsid="036224a1"/>
    </style:style>
    <style:style style:name="T235" style:family="text">
      <style:text-properties officeooo:rsid="0363e1a7"/>
    </style:style>
    <style:style style:name="T236" style:family="text">
      <style:text-properties officeooo:rsid="03668df4"/>
    </style:style>
    <style:style style:name="T237" style:family="text">
      <style:text-properties officeooo:rsid="036baebc"/>
    </style:style>
    <style:style style:name="T238" style:family="text">
      <style:text-properties officeooo:rsid="03710dbc"/>
    </style:style>
    <style:style style:name="T239" style:family="text">
      <style:text-properties officeooo:rsid="0383f110"/>
    </style:style>
    <style:style style:name="T240" style:family="text">
      <style:text-properties officeooo:rsid="0387f6f4"/>
    </style:style>
    <style:style style:name="T241" style:family="text">
      <style:text-properties officeooo:rsid="03886e1a"/>
    </style:style>
    <style:style style:name="T242" style:family="text">
      <style:text-properties officeooo:rsid="034fcdd7"/>
    </style:style>
    <style:style style:name="T243" style:family="text">
      <style:text-properties officeooo:rsid="03923457"/>
    </style:style>
    <style:style style:name="T244" style:family="text">
      <style:text-properties officeooo:rsid="039bfc03"/>
    </style:style>
    <style:style style:name="T245" style:family="text">
      <style:text-properties officeooo:rsid="03aae193"/>
    </style:style>
    <style:style style:name="T246" style:family="text">
      <style:text-properties officeooo:rsid="03ac62f5"/>
    </style:style>
    <style:style style:name="T247" style:family="text">
      <style:text-properties fo:color="#ff4000" loext:opacity="100%"/>
    </style:style>
    <style:style style:name="T248" style:family="text">
      <style:text-properties fo:color="#ff4000" loext:opacity="100%" officeooo:rsid="03c29d35"/>
    </style:style>
    <style:style style:name="T249" style:family="text">
      <style:text-properties fo:color="#ff4000" loext:opacity="100%" officeooo:rsid="03c0b67e"/>
    </style:style>
    <style:style style:name="T250" style:family="text">
      <style:text-properties fo:color="#ff4000" loext:opacity="100%" officeooo:rsid="03d20af4"/>
    </style:style>
    <style:style style:name="T251" style:family="text">
      <style:text-properties fo:color="#ff4000" loext:opacity="100%" officeooo:rsid="03d57abc" style:font-size-asian="10.5pt" style:text-rotation-angle="0" style:text-rotation-scale="line-height"/>
    </style:style>
    <style:style style:name="T252" style:family="text">
      <style:text-properties fo:color="#ff4000" loext:opacity="100%" officeooo:rsid="03c0b67e" fo:background-color="transparent" loext:char-shading-value="0"/>
    </style:style>
    <style:style style:name="T253" style:family="text">
      <style:text-properties fo:color="#ff4000" loext:opacity="100%" officeooo:rsid="0387f6f4" fo:background-color="transparent" loext:char-shading-value="0"/>
    </style:style>
    <style:style style:name="T254" style:family="text">
      <style:text-properties fo:color="#ff4000" loext:opacity="100%" officeooo:rsid="03c29d35" fo:background-color="transparent" loext:char-shading-value="0" style:font-size-asian="10.5pt" style:text-rotation-angle="0" style:text-rotation-scale="line-height"/>
    </style:style>
    <style:style style:name="T255" style:family="text">
      <style:text-properties fo:color="#ff4000" loext:opacity="100%" officeooo:rsid="01053225" fo:background-color="transparent" loext:char-shading-value="0" style:font-size-asian="10.5pt" style:text-rotation-angle="0" style:text-rotation-scale="line-height"/>
    </style:style>
    <style:style style:name="T256" style:family="text">
      <style:text-properties officeooo:rsid="03ae8a29"/>
    </style:style>
    <style:style style:name="T257" style:family="text">
      <style:text-properties officeooo:rsid="03af61b3"/>
    </style:style>
    <style:style style:name="T258" style:family="text">
      <style:text-properties officeooo:rsid="03afc7fb"/>
    </style:style>
    <style:style style:name="T259" style:family="text">
      <style:text-properties officeooo:rsid="03b0a583"/>
    </style:style>
    <style:style style:name="T260" style:family="text">
      <style:text-properties officeooo:rsid="03b29113"/>
    </style:style>
    <style:style style:name="T261" style:family="text">
      <style:text-properties officeooo:rsid="03b3f168"/>
    </style:style>
    <style:style style:name="T262" style:family="text">
      <style:text-properties fo:color="#2a6099" loext:opacity="100%" officeooo:rsid="03ae8a29" fo:background-color="transparent" loext:char-shading-value="0"/>
    </style:style>
    <style:style style:name="T263" style:family="text">
      <style:text-properties fo:color="#2a6099" loext:opacity="100%" officeooo:rsid="03b3f168" fo:background-color="transparent" loext:char-shading-value="0"/>
    </style:style>
    <style:style style:name="T264" style:family="text">
      <style:text-properties fo:color="#2a6099" loext:opacity="100%" officeooo:rsid="03b0a583" fo:background-color="transparent" loext:char-shading-value="0"/>
    </style:style>
    <style:style style:name="T265" style:family="text">
      <style:text-properties fo:color="#2a6099" loext:opacity="100%" officeooo:rsid="03c372ca" style:font-size-asian="10.5pt" style:text-rotation-angle="0" style:text-rotation-scale="line-height"/>
    </style:style>
    <style:style style:name="T266" style:family="text">
      <style:text-properties fo:color="#2a6099" loext:opacity="100%" officeooo:rsid="0353192c" style:font-size-asian="10.5pt" style:text-rotation-angle="0" style:text-rotation-scale="line-height"/>
    </style:style>
    <style:style style:name="T267" style:family="text">
      <style:text-properties officeooo:rsid="03b40160"/>
    </style:style>
    <style:style style:name="T268" style:family="text">
      <style:text-properties officeooo:rsid="03b54946"/>
    </style:style>
    <style:style style:name="T269" style:family="text">
      <style:text-properties officeooo:rsid="03b5c97e"/>
    </style:style>
    <style:style style:name="T270" style:family="text">
      <style:text-properties officeooo:rsid="03b722b7"/>
    </style:style>
    <style:style style:name="T271" style:family="text">
      <style:text-properties officeooo:rsid="01053225"/>
    </style:style>
    <style:style style:name="T272" style:family="text">
      <style:text-properties officeooo:rsid="03b7b722"/>
    </style:style>
    <style:style style:name="T273" style:family="text">
      <style:text-properties officeooo:rsid="03b8a690"/>
    </style:style>
    <style:style style:name="T274" style:family="text">
      <style:text-properties officeooo:rsid="03b8b66f"/>
    </style:style>
    <style:style style:name="T275" style:family="text">
      <style:text-properties officeooo:rsid="03c0b67e"/>
    </style:style>
    <style:style style:name="T276" style:family="text">
      <style:text-properties officeooo:rsid="03c29d35"/>
    </style:style>
    <style:style style:name="T277" style:family="text">
      <style:text-properties officeooo:rsid="03877c5a"/>
    </style:style>
    <style:style style:name="T278" style:family="text">
      <style:text-properties officeooo:rsid="03c372ca"/>
    </style:style>
    <style:style style:name="T279" style:family="text">
      <style:text-properties officeooo:rsid="03c38a5e"/>
    </style:style>
    <style:style style:name="T280" style:family="text">
      <style:text-properties officeooo:rsid="0140b250"/>
    </style:style>
    <style:style style:name="T281" style:family="text">
      <style:text-properties officeooo:rsid="03cab7ff"/>
    </style:style>
    <style:style style:name="T282" style:family="text">
      <style:text-properties officeooo:rsid="03cc0e6d"/>
    </style:style>
    <style:style style:name="T283" style:family="text">
      <style:text-properties officeooo:rsid="03d779a3"/>
    </style:style>
    <style:style style:name="T284" style:family="text">
      <style:text-properties officeooo:rsid="03dc5a44"/>
    </style:style>
    <style:style style:name="T285" style:family="text">
      <style:text-properties officeooo:rsid="03dc744c"/>
    </style:style>
    <style:style style:name="T286" style:family="text">
      <style:text-properties officeooo:rsid="03dcfd9e"/>
    </style:style>
    <style:style style:name="T287" style:family="text">
      <style:text-properties officeooo:rsid="03dd52fc"/>
    </style:style>
    <style:style style:name="T288" style:family="text">
      <style:text-properties officeooo:rsid="03ded54d"/>
    </style:style>
    <style:style style:name="T289" style:family="text">
      <style:text-properties officeooo:rsid="03df8ae7"/>
    </style:style>
    <style:style style:name="T290" style:family="text">
      <style:text-properties officeooo:rsid="03e3b30b"/>
    </style:style>
    <style:style style:name="T291" style:family="text"/>
    <style:style style:name="T292" style:family="text">
      <style:text-properties officeooo:rsid="03ecda48"/>
    </style:style>
    <style:style style:name="T293" style:family="text">
      <style:text-properties officeooo:rsid="03f0b67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584830774096" text:id="ct2584830774096">
          <text:deletion>
            <office:change-info>
              <dc:creator>Autor desconhecido</dc:creator>
              <dc:date>2022-06-28T09:30:10</dc:date>
            </office:change-info>
            <text:p text:style-name="P347"/>
            <text:p text:style-name="P357"/>
          </text:deletion>
        </text:changed-region>
        <text:changed-region xml:id="ct2584830776496" text:id="ct2584830776496">
          <text:deletion>
            <office:change-info>
              <dc:creator>Autor desconhecido</dc:creator>
              <dc:date>2022-06-28T09:26:54</dc:date>
            </office:change-info>
            <text:p text:style-name="P357">0</text:p>
          </text:deletion>
        </text:changed-region>
        <text:changed-region xml:id="ct2584830775536" text:id="ct2584830775536">
          <text:deletion>
            <office:change-info>
              <dc:creator>Autor desconhecido</dc:creator>
              <dc:date>2022-06-28T09:27:14</dc:date>
            </office:change-info>
            <text:p text:style-name="P357"><text:s/>-</text:p>
          </text:deletion>
        </text:changed-region>
        <text:changed-region xml:id="ct2584830777936" text:id="ct2584830777936">
          <text:deletion>
            <office:change-info>
              <dc:creator>Autor desconhecido</dc:creator>
              <dc:date>2022-06-28T09:26:44</dc:date>
            </office:change-info>
            <text:p text:style-name="P357">Edificação genérica</text:p>
          </text:deletion>
        </text:changed-region>
        <text:changed-region xml:id="ct2584830766896" text:id="ct2584830766896">
          <text:deletion>
            <office:change-info>
              <dc:creator>Autor desconhecido</dc:creator>
              <dc:date>2022-06-28T09:27:15</dc:date>
            </office:change-info>
            <text:p text:style-name="P357"/>
            <text:p text:style-name="P357"/>
          </text:deletion>
        </text:changed-region>
        <text:changed-region xml:id="ct2584830772176" text:id="ct2584830772176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2584830770256" text:id="ct2584830770256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2584830772416" text:id="ct258483077241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84830764496" text:id="ct258483076449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84830777696" text:id="ct258483077769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84830769056" text:id="ct2584830769056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2584830772896" text:id="ct2584830772896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2584830775776" text:id="ct2584830775776">
          <text:deletion>
            <office:change-info>
              <dc:creator>Autor desconhecido</dc:creator>
              <dc:date>2022-06-28T09:33:15</dc:date>
            </office:change-info>
            <text:p text:style-name="P358"><text:span text:style-name="T188">0</text:span></text:p>
          </text:deletion>
        </text:changed-region>
        <text:changed-region xml:id="ct2584830776736" text:id="ct2584830776736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2584830777216" text:id="ct2584830777216">
          <text:deletion>
            <office:change-info>
              <dc:creator>Autor desconhecido</dc:creator>
              <dc:date>2022-06-28T09:33:59</dc:date>
            </office:change-info>
            <text:p text:style-name="P642">Pub Civ - <text:span text:style-name="T188">Fundação</text:span> -13<text:span text:style-name="T188">12</text:span></text:p>
            <text:p text:style-name="P642">Pub Civ - <text:span text:style-name="T188">Procuradoria</text:span> -13<text:span text:style-name="T188">13</text:span></text:p>
            <text:p text:style-name="P642">Pub Civ - <text:span text:style-name="T188">Autarquia</text:span> -13<text:span text:style-name="T188">14</text:span></text:p>
          </text:deletion>
        </text:changed-region>
        <text:changed-region xml:id="ct2584830769536" text:id="ct2584830769536">
          <text:deletion>
            <office:change-info>
              <dc:creator>Autor desconhecido</dc:creator>
              <dc:date>2022-06-28T09:34:00</dc:date>
            </office:change-info>
            <text:p text:style-name="P642"/>
            <text:p text:style-name="P633"/>
          </text:deletion>
        </text:changed-region>
        <text:changed-region xml:id="ct2584830778176" text:id="ct2584830778176">
          <text:deletion>
            <office:change-info>
              <dc:creator>Autor desconhecido</dc:creator>
              <dc:date>2022-06-28T09:33:56</dc:date>
            </office:change-info>
            <text:p text:style-name="P633">1</text:p>
          </text:deletion>
        </text:changed-region>
        <text:changed-region xml:id="ct2584830763296" text:id="ct2584830763296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2584830768336" text:id="ct2584830768336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2584830773616" text:id="ct2584830773616">
          <text:deletion>
            <office:change-info>
              <dc:creator>Autor desconhecido</dc:creator>
              <dc:date>2022-06-28T09:38:00</dc:date>
            </office:change-info>
            <text:p text:style-name="P347"/>
            <text:p text:style-name="P347">Pub Mil - Hotel de trânsito -1717</text:p>
          </text:deletion>
        </text:changed-region>
        <text:changed-region xml:id="ct2584830770976" text:id="ct2584830770976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2584830767376" text:id="ct2584830767376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2584830776016" text:id="ct2584830776016">
          <text:deletion>
            <office:change-info>
              <dc:creator>Autor desconhecido</dc:creator>
              <dc:date>2022-06-28T09:39:21</dc:date>
            </office:change-info>
            <text:p text:style-name="P359"/>
            <text:p text:style-name="P359">Posto Fisc - Tributação -1910</text:p>
          </text:deletion>
        </text:changed-region>
        <text:changed-region xml:id="ct2584830766176" text:id="ct2584830766176">
          <text:deletion>
            <office:change-info>
              <dc:creator>Autor desconhecido</dc:creator>
              <dc:date>2022-06-28T09:40:04</dc:date>
            </office:change-info>
            <text:p text:style-name="P359">Posto Fisc – Fiscalização -1911</text:p>
          </text:deletion>
        </text:changed-region>
        <text:changed-region xml:id="ct2584830771216" text:id="ct2584830771216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2584830764976" text:id="ct2584830764976">
          <text:deletion>
            <office:change-info>
              <dc:creator>Autor desconhecido</dc:creator>
              <dc:date>2022-06-28T09:40:08</dc:date>
            </office:change-info>
            <text:p text:style-name="P354"><text:span text:style-name="T183">2</text:span></text:p>
          </text:deletion>
        </text:changed-region>
        <text:changed-region xml:id="ct2584830765216" text:id="ct2584830765216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2584830767616" text:id="ct2584830767616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2584830771456" text:id="ct2584830771456">
          <text:deletion>
            <office:change-info>
              <dc:creator>Autor desconhecido</dc:creator>
              <dc:date>2022-06-28T09:40:57</dc:date>
            </office:change-info>
            <text:p text:style-name="P359">Sau - Atendimento a urgência e emergências (pronto socorro) -2027</text:p>
          </text:deletion>
        </text:changed-region>
        <text:changed-region xml:id="ct2584830763536" text:id="ct2584830763536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2584830766656" text:id="ct2584830766656">
          <text:deletion>
            <office:change-info>
              <dc:creator>Autor desconhecido</dc:creator>
              <dc:date>2022-06-28T09:40:50</dc:date>
            </office:change-info>
            <text:p text:style-name="P352">Sau - Atendimento hospitalar -2025</text:p>
            <text:p text:style-name="P347">Sau - Atendimento hospitalar especializado -2026</text:p>
            <text:p text:style-name="P352"><text:span text:style-name="T83"/></text:p>
          </text:deletion>
        </text:changed-region>
        <text:changed-region xml:id="ct2584830767856" text:id="ct2584830767856">
          <text:deletion>
            <office:change-info>
              <dc:creator>Autor desconhecido</dc:creator>
              <dc:date>2022-06-28T09:41:05</dc:date>
            </office:change-info>
            <text:p text:style-name="P352"><text:span text:style-name="T84"/></text:p>
            <text:p text:style-name="P352">Sau - Serviços de complementação diagnóstica ou terapêutica -2029</text:p>
          </text:deletion>
        </text:changed-region>
        <text:changed-region xml:id="ct2584830768096" text:id="ct2584830768096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2584830768576" text:id="ct2584830768576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2584830769296" text:id="ct2584830769296">
          <text:deletion>
            <office:change-info>
              <dc:creator>Autor desconhecido</dc:creator>
              <dc:date>2022-06-28T09:42:16</dc:date>
            </office:change-info>
            <text:p text:style-name="P359">Rod - <text:span text:style-name="T44">Outros</text:span> -22<text:span text:style-name="T44">98</text:span></text:p>
          </text:deletion>
        </text:changed-region>
        <text:changed-region xml:id="ct2584830771696" text:id="ct2584830771696">
          <text:deletion>
            <office:change-info>
              <dc:creator>Autor desconhecido</dc:creator>
              <dc:date>2022-06-28T09:42:56</dc:date>
            </office:change-info>
            <text:p text:style-name="P347"/>
            <text:p text:style-name="P347">Rod - Terminal urbano -2209 <text:span text:style-name="T73">(*)</text:span></text:p>
            <text:p text:style-name="P347">Rod - <text:span text:style-name="T186">Administração</text:span> -22<text:span text:style-name="T186">14</text:span></text:p>
          </text:deletion>
        </text:changed-region>
        <text:changed-region xml:id="ct2584830770736" text:id="ct2584830770736">
          <text:deletion>
            <office:change-info>
              <dc:creator>Autor desconhecido</dc:creator>
              <dc:date>2022-06-28T09:41:53</dc:date>
            </office:change-info>
            <text:p text:style-name="P347">Rod - Terminal interestadual -2208 <text:span text:style-name="T73">(*)</text:span></text:p>
          </text:deletion>
        </text:changed-region>
        <text:changed-region xml:id="ct2584830769776" text:id="ct2584830769776">
          <text:deletion>
            <office:change-info>
              <dc:creator>Autor desconhecido</dc:creator>
              <dc:date>2022-06-28T09:42:57</dc:date>
            </office:change-info>
            <text:p text:style-name="P347"/>
            <text:p text:style-name="P347"/>
          </text:deletion>
        </text:changed-region>
        <text:changed-region xml:id="ct2584830772656" text:id="ct2584830772656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2584830773136" text:id="ct258483077313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84830773376" text:id="ct258483077337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84830774336" text:id="ct258483077433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84830774576" text:id="ct258483077457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84830774816" text:id="ct2584830774816">
          <text:deletion>
            <office:change-info>
              <dc:creator>Autor desconhecido</dc:creator>
              <dc:date>2022-06-28T09:46:07</dc:date>
            </office:change-info>
            <text:p text:style-name="P347">Aero - Hangar -2429</text:p>
          </text:deletion>
        </text:changed-region>
        <text:changed-region xml:id="ct2584830792336" text:id="ct2584830792336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2584830781536" text:id="ct2584830781536">
          <text:deletion>
            <office:change-info>
              <dc:creator>Autor desconhecido</dc:creator>
              <dc:date>2022-06-28T09:45:59</dc:date>
            </office:change-info>
            <text:p text:style-name="P347"/>
            <text:p text:style-name="P347">Aero - Terminal de passageiros -2426</text:p>
          </text:deletion>
        </text:changed-region>
        <text:changed-region xml:id="ct2584830782736" text:id="ct2584830782736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2584830790176" text:id="ct2584830790176">
          <text:deletion>
            <office:change-info>
              <dc:creator>Autor desconhecido</dc:creator>
              <dc:date>2022-06-28T09:46:32</dc:date>
            </office:change-info>
            <text:p text:style-name="P467"><text:span text:style-name="T142">incendios</text:span></text:p>
          </text:deletion>
        </text:changed-region>
        <text:changed-region xml:id="ct2584830793536" text:id="ct2584830793536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2584830785376" text:id="ct2584830785376">
          <text:deletion>
            <office:change-info>
              <dc:creator>Autor desconhecido</dc:creator>
              <dc:date>2022-06-28T09:51:35</dc:date>
            </office:change-info>
            <text:p text:style-name="P464">Desconhecido -0</text:p>
            <text:p text:style-name="P648">Alvenaria -1</text:p>
            <text:p text:style-name="P648">Concreto -2</text:p>
            <text:p text:style-name="P648">Madeira -5</text:p>
            <text:p text:style-name="P648">Metal -3</text:p>
            <text:p text:style-name="P233"><text:span text:style-name="T51">Outros -98</text:span></text:p>
          </text:deletion>
        </text:changed-region>
        <text:changed-region xml:id="ct2584830792576" text:id="ct2584830792576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584830793296" text:id="ct2584830793296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584830783456" text:id="ct2584830783456">
          <text:deletion>
            <office:change-info>
              <dc:creator>Autor desconhecido</dc:creator>
              <dc:date>2022-06-28T09:51:06</dc:date>
            </office:change-info>
            <text:p text:style-name="P468"><text:span text:style-name="T144"/></text:p>
            <text:p text:style-name="P468"><text:span text:style-name="T144"/></text:p>
          </text:deletion>
        </text:changed-region>
        <text:changed-region xml:id="ct2584830785616" text:id="ct2584830785616">
          <text:deletion>
            <office:change-info>
              <dc:creator>Autor desconhecido</dc:creator>
              <dc:date>2022-06-28T09:51:04</dc:date>
            </office:change-info>
            <text:p text:style-name="P466"><text:span text:style-name="T137"/></text:p>
            <text:p text:style-name="P466"><text:span text:style-name="T137"/></text:p>
          </text:deletion>
        </text:changed-region>
        <text:changed-region xml:id="ct2584830781296" text:id="ct258483078129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84830792816" text:id="ct258483079281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84830783696" text:id="ct258483078369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84830791376" text:id="ct258483079137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84830784176" text:id="ct2584830784176">
          <text:deletion>
            <office:change-info>
              <dc:creator>Autor desconhecido</dc:creator>
              <dc:date>2022-06-28T09:51:01</dc:date>
            </office:change-info>
            <text:p text:style-name="P20"><text:span text:style-name="T117"/></text:p>
            <text:p text:style-name="P20"><text:span text:style-name="T117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4">EDGV <text:span text:style-name="T121">3.0 </text:span>PRO – V <text:span text:style-name="T197">1</text:span><text:span text:style-name="T121">.</text:span><text:span text:style-name="T245">2</text:span></text:p>
      <text:p text:style-name="P545">Versão das regras - <text:s/><text:span text:style-name="T256">V 0.1</text:span></text:p>
      <text:p text:style-name="P543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584832872768">
          <table:table-cell table:style-name="Tabela4.A1" office:value-type="string">
            <text:p text:style-name="P40">Classe</text:p>
          </table:table-cell>
          <table:table-cell table:style-name="Tabela4.B1" table:number-columns-spanned="3" office:value-type="string">
            <text:p text:style-name="P141">cobter_area_<text:span text:style-name="T121">construida [A] / centroide_area_construida </text:span><text:span text:style-name="T228">[P]</text:span></text:p>
          </table:table-cell>
          <table:covered-table-cell/>
          <table:covered-table-cell/>
        </table:table-row>
        <table:table-row table:style-name="TableLine2584832880656">
          <table:table-cell table:style-name="Tabela4.A2" office:value-type="string">
            <text:p text:style-name="P40">Atributo</text:p>
          </table:table-cell>
          <table:table-cell table:style-name="Tabela4.A2" office:value-type="string">
            <text:p text:style-name="P140">nome<text:span text:style-name="T6"> (0..1)</text:span></text:p>
          </table:table-cell>
          <table:table-cell table:style-name="Tabela4.A2" office:value-type="string">
            <text:p text:style-name="P145">densamente_edificada (1)</text:p>
          </table:table-cell>
          <table:table-cell table:style-name="Tabela4.D2" office:value-type="string">
            <text:p text:style-name="P145">assentamento_precario (1)</text:p>
          </table:table-cell>
        </table:table-row>
        <table:table-row table:style-name="TableLine2584832877392">
          <table:table-cell table:style-name="Tabela4.A3" office:value-type="string">
            <text:p text:style-name="P40">Domínio</text:p>
          </table:table-cell>
          <table:table-cell table:style-name="Tabela4.B3" office:value-type="string">
            <text:p text:style-name="P40">A ser preenchido</text:p>
            <text:p text:style-name="P40"/>
            <text:p text:style-name="P446">R1_V</text:p>
            <text:p text:style-name="P446">R2_V</text:p>
          </table:table-cell>
          <table:table-cell table:style-name="Tabela4.C3" office:value-type="string">
            <text:p text:style-name="P404">Sim – 1</text:p>
            <text:p text:style-name="P405">Não - <text:span text:style-name="T227">2</text:span></text:p>
          </table:table-cell>
          <table:table-cell table:style-name="Tabela4.D3" office:value-type="string">
            <text:p text:style-name="P404">Sim – 1</text:p>
            <text:p text:style-name="P405">Não - <text:span text:style-name="T227">2</text:span></text:p>
          </table:table-cell>
        </table:table-row>
      </table:table>
      <text:p text:style-name="P4"/>
      <text:p text:style-name="P622"><text:span text:style-name="T256">R1_V</text:span> - (regexp_match ( nome , '^ ' ) or regexp_match ( nome , ' <text:s/>' ) or regexp_match ( nome , ' $' ) or regexp_match ( nome , '^[a-z]' ))</text:p>
      <text:p text:style-name="P622"><text:span text:style-name="T256">R</text:span><text:span text:style-name="T273">2</text:span><text:span text:style-name="T256">_V</text:span> - nome <text:s/>is not null and <text:s/>length( nome)&lt;2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584832879296">
          <table:table-cell table:style-name="Tabela1.A1" office:value-type="string">
            <text:p text:style-name="P37">Classe</text:p>
          </table:table-cell>
          <table:table-cell table:style-name="Tabela1.B1" table:number-columns-spanned="3" office:value-type="string">
            <text:p text:style-name="P168">cobter_<text:span text:style-name="T121">massa</text:span>_dagua<text:span text:style-name="T7"> [A] / </text:span><text:span text:style-name="T226">centroide_massa_dagua [P]</text:span></text:p>
          </table:table-cell>
          <table:covered-table-cell/>
          <table:covered-table-cell/>
        </table:table-row>
        <table:table-row table:style-name="TableLine2584832873040">
          <table:table-cell table:style-name="Tabela1.A2" office:value-type="string">
            <text:p text:style-name="P37">Atributo</text:p>
          </table:table-cell>
          <table:table-cell table:style-name="Tabela1.A2" office:value-type="string">
            <text:p text:style-name="P169"><text:span text:style-name="T5">n</text:span>ome <text:span text:style-name="T5">(0..1)</text:span></text:p>
          </table:table-cell>
          <table:table-cell table:style-name="Tabela1.A2" office:value-type="string">
            <text:p text:style-name="P115">tipo (1)</text:p>
          </table:table-cell>
          <table:table-cell table:style-name="Tabela1.D2" office:value-type="string">
            <text:p text:style-name="P169">regime <text:span text:style-name="T5">(1)</text:span></text:p>
          </table:table-cell>
        </table:table-row>
        <table:table-row table:style-name="TableLine2584832886640">
          <table:table-cell table:style-name="Tabela1.A4" table:number-rows-spanned="2" office:value-type="string">
            <text:p text:style-name="P37">Domínio</text:p>
          </table:table-cell>
          <table:table-cell table:style-name="Tabela1.B4" table:number-rows-spanned="2" office:value-type="string">
            <text:p text:style-name="P49">A ser preenchido</text:p>
            <text:p text:style-name="P49"/>
            <text:p text:style-name="P447">R1_V</text:p>
            <text:p text:style-name="P447">R2_V</text:p>
          </table:table-cell>
          <table:table-cell table:style-name="Tabela1.C3" office:value-type="string">
            <text:p text:style-name="P661">Oceano <text:span text:style-name="T122">(sem fluxo) </text:span>–<text:span text:style-name="T1"> 3 </text:span></text:p>
            <text:p text:style-name="P662">Baia <text:span text:style-name="T122">(sem fluxo) </text:span>–<text:span text:style-name="T1"> 4 </text:span></text:p>
            <text:p text:style-name="P662">Enseada <text:span text:style-name="T122">(sem fluxo) </text:span>–<text:span text:style-name="T1"> 5 </text:span></text:p>
            <text:p text:style-name="P662">Laguna <text:span text:style-name="T122">(com fluxo) </text:span>–<text:span text:style-name="T1"> 9 </text:span></text:p>
          </table:table-cell>
          <table:table-cell table:style-name="Tabela1.D3" office:value-type="string">
            <text:p text:style-name="P37">Permanente –<text:span text:style-name="T2"> 1 </text:span></text:p>
            <text:p text:style-name="P37"/>
            <text:p text:style-name="P443"><text:span text:style-name="T256">R1</text:span><text:span text:style-name="T261">0</text:span><text:span text:style-name="T256">_V</text:span> </text:p>
          </table:table-cell>
        </table:table-row>
        <table:table-row table:style-name="TableLine2584832876304">
          <table:covered-table-cell/>
          <table:covered-table-cell/>
          <table:table-cell table:style-name="Tabela1.C4" office:value-type="string">
            <text:p text:style-name="P663">Rio <text:span text:style-name="T122">(com fluxo) </text:span>–<text:span text:style-name="T1"> 1</text:span></text:p>
            <text:p text:style-name="P661">Canal <text:span text:style-name="T122">(com fluxo) </text:span>–<text:span text:style-name="T1"> 2 </text:span></text:p>
            <text:p text:style-name="P661">Meando Abandonado <text:span text:style-name="T122">(sem fluxo) </text:span>–<text:span text:style-name="T1"> 6 </text:span></text:p>
            <text:p text:style-name="P661">Lago ou Lagoa <text:span text:style-name="T122">(sem fluxo) </text:span>–<text:span text:style-name="T1"> 7</text:span></text:p>
            <text:p text:style-name="P661">Represa/<text:span text:style-name="T121">Açude com fluxo</text:span> –<text:span text:style-name="T1"> 10</text:span></text:p>
            <text:p text:style-name="P661">Represa/<text:span text:style-name="T121">Açude sem fluxo</text:span> –<text:span text:style-name="T1"> 11</text:span></text:p>
          </table:table-cell>
          <table:table-cell table:style-name="Tabela1.D4" office:value-type="string">
            <text:p text:style-name="P37">Permanente –<text:span text:style-name="T2"> 1 </text:span></text:p>
            <text:p text:style-name="P275">Temporário –<text:span text:style-name="T2"> 3</text:span></text:p>
            <text:p text:style-name="P651"><text:span text:style-name="T83">Seco –</text:span><text:span text:style-name="T94"> 5</text:span></text:p>
          </table:table-cell>
        </table:table-row>
      </table:table>
      <text:p text:style-name="P444"/>
      <text:p text:style-name="P623"><text:span text:style-name="T256">R1</text:span><text:span text:style-name="T261">0</text:span><text:span text:style-name="T256">_V</text:span> - tipo in (3,4,5,9) and not(regime in (1))</text:p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2584832876848">
          <table:table-cell table:style-name="Tabela2.A1" office:value-type="string">
            <text:p text:style-name="P38">Classe</text:p>
          </table:table-cell>
          <table:table-cell table:style-name="Tabela2.B1" table:number-columns-spanned="3" office:value-type="string">
            <text:p text:style-name="P106">cobter_vegetacao<text:span text:style-name="T7"> [A] / </text:span><text:span text:style-name="T227">centroide_vegetacao [P]</text:span></text:p>
          </table:table-cell>
          <table:covered-table-cell/>
          <table:covered-table-cell/>
        </table:table-row>
        <table:table-row table:style-name="TableLine2584832886368">
          <table:table-cell table:style-name="Tabela2.A2" office:value-type="string">
            <text:p text:style-name="P38">Atributo</text:p>
          </table:table-cell>
          <table:table-cell table:style-name="Tabela2.A2" office:value-type="string">
            <text:p text:style-name="P171">filtro (1)</text:p>
          </table:table-cell>
          <table:table-cell table:style-name="Tabela2.A2" office:value-type="string">
            <text:p text:style-name="P172">tipo (1)</text:p>
          </table:table-cell>
          <table:table-cell table:style-name="Tabela2.D2" office:value-type="string">
            <text:p text:style-name="P173">sujeito_inundacao (1)</text:p>
          </table:table-cell>
        </table:table-row>
        <table:table-row table:style-name="TableLine2584832887728">
          <table:table-cell table:style-name="Tabela2.A13" table:number-rows-spanned="11" office:value-type="string">
            <text:p text:style-name="P38"><text:span text:style-name="T69">D</text:span>omínio</text:p>
          </table:table-cell>
          <table:table-cell table:style-name="Tabela2.B3" office:value-type="string">
            <text:p text:style-name="P61">Vegetação Cultivada <text:span text:style-name="T3">-1XX</text:span></text:p>
          </table:table-cell>
          <table:table-cell table:style-name="Tabela2.C3" office:value-type="string">
            <text:p text:style-name="P134"><text:span text:style-name="T76">Cult – </text:span>Arroz de inundação -150</text:p>
            <text:p text:style-name="P133"><text:span text:style-name="T76">Cult – Perene</text:span> <text:span text:style-name="T118">-</text:span><text:span text:style-name="T119">194</text:span></text:p>
            <text:p text:style-name="P134"><text:span text:style-name="T76">Cult – Anual </text:span><text:s/>-196</text:p>
          </table:table-cell>
          <table:table-cell table:style-name="Tabela2.D13" table:number-rows-spanned="11" office:value-type="string">
            <text:p text:style-name="P405">Sim – 1</text:p>
            <text:p text:style-name="P146">Não - <text:span text:style-name="T227">2</text:span></text:p>
          </table:table-cell>
        </table:table-row>
        <table:table-row table:style-name="TableLine2584832873312">
          <table:covered-table-cell/>
          <table:table-cell table:style-name="Tabela2.B4" office:value-type="string">
            <text:p text:style-name="P105">Mangue <text:span text:style-name="T3">-2XX</text:span></text:p>
          </table:table-cell>
          <table:table-cell table:style-name="Tabela2.C4" office:value-type="string">
            <text:p text:style-name="P272">Mangue – 201</text:p>
          </table:table-cell>
          <table:covered-table-cell/>
        </table:table-row>
        <table:table-row table:style-name="TableLine2584832873584">
          <table:covered-table-cell/>
          <table:table-cell table:style-name="Tabela2.B5" office:value-type="string">
            <text:p text:style-name="P60">Brejo ou pântano <text:span text:style-name="T3">-3XX</text:span></text:p>
          </table:table-cell>
          <table:table-cell table:style-name="Tabela2.C5" office:value-type="string">
            <text:p text:style-name="P272">Brejo/<text:span text:style-name="T75">pântano</text:span> – 30<text:span text:style-name="T75">1</text:span></text:p>
          </table:table-cell>
          <table:covered-table-cell/>
        </table:table-row>
        <table:table-row table:style-name="TableLine2584832878752">
          <table:covered-table-cell/>
          <table:table-cell table:style-name="Tabela2.B6" office:value-type="string">
            <text:p text:style-name="P105">Restinga <text:span text:style-name="T3">-4XX</text:span></text:p>
          </table:table-cell>
          <table:table-cell table:style-name="Tabela2.C6" office:value-type="string">
            <text:p text:style-name="P63">Restinga – 401</text:p>
          </table:table-cell>
          <table:covered-table-cell/>
        </table:table-row>
        <table:table-row table:style-name="TableLine2584832874944">
          <table:covered-table-cell/>
          <table:table-cell table:style-name="Tabela2.B7" office:value-type="string">
            <text:p text:style-name="P105">Campinarana <text:span text:style-name="T3">-5XX</text:span></text:p>
          </table:table-cell>
          <table:table-cell table:style-name="Tabela2.C7" office:value-type="string">
            <text:p text:style-name="P63">Campi<text:span text:style-name="T78">na</text:span>rana – 501</text:p>
          </table:table-cell>
          <table:covered-table-cell/>
        </table:table-row>
        <table:table-row table:style-name="TableLine2584832864064">
          <table:covered-table-cell/>
          <table:table-cell table:style-name="Tabela2.B8" office:value-type="string">
            <text:p text:style-name="P59">Floresta <text:span text:style-name="T3">-6XX</text:span></text:p>
          </table:table-cell>
          <table:table-cell table:style-name="Tabela2.C8" office:value-type="string">
            <text:p text:style-name="P132">Floresta <text:span text:style-name="T195">densa</text:span> – 601</text:p>
            <text:p text:style-name="P471"><text:span text:style-name="T126">Floresta </text:span><text:span text:style-name="T127">esparsa</text:span><text:span text:style-name="T126"> – 60</text:span><text:span text:style-name="T128">2</text:span></text:p>
          </table:table-cell>
          <table:covered-table-cell/>
        </table:table-row>
        <table:table-row table:style-name="TableLine2584832862432">
          <table:covered-table-cell/>
          <table:table-cell table:style-name="Tabela2.B9" office:value-type="string">
            <text:p text:style-name="P105">Cerrado ou Cerradão <text:span text:style-name="T3">-7XX</text:span></text:p>
          </table:table-cell>
          <table:table-cell table:style-name="Tabela2.C9" office:value-type="string">
            <text:p text:style-name="P62">Cerrado/Cerradão – 701</text:p>
          </table:table-cell>
          <table:covered-table-cell/>
        </table:table-row>
        <table:table-row table:style-name="TableLine2584832871952">
          <table:covered-table-cell/>
          <table:table-cell table:style-name="Tabela2.B10" office:value-type="string">
            <text:p text:style-name="P105"><text:span text:style-name="T35">C</text:span>aatinga <text:span text:style-name="T3">-8XX</text:span></text:p>
          </table:table-cell>
          <table:table-cell table:style-name="Tabela2.C10" office:value-type="string">
            <text:p text:style-name="P131">Ca<text:span text:style-name="T77">atinga – 801</text:span></text:p>
          </table:table-cell>
          <table:covered-table-cell/>
        </table:table-row>
        <table:table-row table:style-name="TableLine2584832872224">
          <table:covered-table-cell/>
          <table:table-cell table:style-name="Tabela2.B11" office:value-type="string">
            <text:p text:style-name="P59">Campo <text:span text:style-name="T3">-9XX</text:span></text:p>
          </table:table-cell>
          <table:table-cell table:style-name="Tabela2.C11" office:value-type="string">
            <text:p text:style-name="P272">Campo – 901</text:p>
          </table:table-cell>
          <table:covered-table-cell/>
        </table:table-row>
        <table:table-row table:style-name="TableLine2584832869504">
          <table:covered-table-cell/>
          <table:table-cell table:style-name="Tabela2.B12" office:value-type="string">
            <text:p text:style-name="P61">Terreno Exposto <text:span text:style-name="T3">-10XX</text:span></text:p>
          </table:table-cell>
          <table:table-cell table:style-name="Tabela2.C12" office:value-type="string">
            <text:p text:style-name="P401">Terreno <text:span text:style-name="T2">Exposto</text:span> -1000</text:p>
          </table:table-cell>
          <table:covered-table-cell/>
        </table:table-row>
        <table:table-row table:style-name="TableLine2584832863248">
          <table:covered-table-cell/>
          <table:table-cell table:style-name="Tabela2.B13" office:value-type="string">
            <text:p text:style-name="P402">Reflorestamento <text:span text:style-name="T33">-12XX</text:span></text:p>
          </table:table-cell>
          <table:table-cell table:style-name="Tabela2.C13" office:value-type="string">
            <text:p text:style-name="P135"><text:span text:style-name="T114">Reflorestamento</text:span><text:span text:style-name="T113"> -129</text:span><text:span text:style-name="T114">6</text:span></text:p>
          </table:table-cell>
          <table:covered-table-cell/>
        </table:table-row>
      </table:table>
      <text:p text:style-name="P35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40">Classe</text:p>
          </table:table-cell>
          <table:table-cell table:style-name="Tabela15.B1" table:number-columns-spanned="7" office:value-type="string">
            <text:p text:style-name="P64"><text:span text:style-name="T25">constr_deposito</text:span> <text:span text:style-name="T79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4832862704">
          <table:table-cell table:style-name="Tabela15.A2" office:value-type="string">
            <text:p text:style-name="P40">Atributo</text:p>
          </table:table-cell>
          <table:table-cell table:style-name="Tabela15.A2" office:value-type="string">
            <text:p text:style-name="P214">nome<text:span text:style-name="T6"> (0..1)</text:span></text:p>
          </table:table-cell>
          <table:table-cell table:style-name="Tabela15.A2" office:value-type="string">
            <text:p text:style-name="P339">filtro (1)</text:p>
          </table:table-cell>
          <table:table-cell table:style-name="Tabela15.A2" office:value-type="string">
            <text:p text:style-name="P234">tipo<text:span text:style-name="T5"> (1)</text:span></text:p>
          </table:table-cell>
          <table:table-cell table:style-name="Tabela15.A2" office:value-type="string">
            <text:p text:style-name="P234">tipo_exposicao<text:span text:style-name="T5"> (1)</text:span></text:p>
          </table:table-cell>
          <table:table-cell table:style-name="Tabela15.A2" office:value-type="string">
            <text:p text:style-name="P234">situacao_fisica<text:span text:style-name="T5"> (1)</text:span></text:p>
          </table:table-cell>
          <table:table-cell table:style-name="Tabela15.A2" office:value-type="string">
            <text:p text:style-name="P234">material_construcao<text:span text:style-name="T5"> (1)</text:span></text:p>
          </table:table-cell>
          <table:table-cell table:style-name="Tabela15.H2" office:value-type="string">
            <text:p text:style-name="P234">finalidade<text:span text:style-name="T5"> (1)</text:span></text:p>
          </table:table-cell>
        </table:table-row>
        <table:table-row table:style-name="TableLine2584832871136">
          <table:table-cell table:style-name="Tabela15.A12" table:number-rows-spanned="10" office:value-type="string">
            <text:p text:style-name="P40">Domínio</text:p>
          </table:table-cell>
          <table:table-cell table:style-name="Tabela15.B12" table:number-rows-spanned="10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5.C10" table:number-rows-spanned="8" office:value-type="string">
            <text:p text:style-name="P340">Depósito geral -1XX</text:p>
          </table:table-cell>
          <table:table-cell table:style-name="Tabela15.D3" office:value-type="string">
            <text:p text:style-name="P340">Geral - Galpão -108</text:p>
          </table:table-cell>
          <table:table-cell table:style-name="Tabela15.E3" office:value-type="string">
            <text:p text:style-name="P342">Coberto -4</text:p>
            <text:p text:style-name="P342">Fechado -3</text:p>
            <text:p text:style-name="P342"/>
            <text:p text:style-name="P511"><text:span text:style-name="T257">R</text:span><text:span text:style-name="T261">1</text:span><text:span text:style-name="T259">4</text:span><text:span text:style-name="T257">_</text:span>V</text:p>
          </table:table-cell>
          <table:table-cell table:style-name="Tabela15.F3" office:value-type="string">
            <text:p text:style-name="P277">Abandonada -1<text:span text:style-name="T1"> !</text:span></text:p>
            <text:p text:style-name="P279">Destruída -2<text:span text:style-name="T1"> !</text:span></text:p>
            <text:p text:style-name="P235">Construída -3</text:p>
            <text:p text:style-name="P277">Em construção -4<text:span text:style-name="T1"> !</text:span></text:p>
          </table:table-cell>
          <table:table-cell table:style-name="Tabela15.G3" office:value-type="string">
            <text:p text:style-name="P221">Desconhecido -0</text:p>
            <text:p text:style-name="P221">Alvenaria -1</text:p>
            <text:p text:style-name="P218">Concreto -2</text:p>
            <text:p text:style-name="P218">Metal -3</text:p>
            <text:p text:style-name="P227">Madeira -5</text:p>
            <text:p text:style-name="P66">Outros -98</text:p>
            <text:p text:style-name="P511"/>
            <text:p text:style-name="P531"><text:span text:style-name="T257">R</text:span><text:span text:style-name="T261">1</text:span><text:span text:style-name="T259">5</text:span><text:span text:style-name="T257">_</text:span>V </text:p>
            <text:p text:style-name="P529"><text:span text:style-name="T261">R</text:span><text:span text:style-name="T288">152</text:span><text:span text:style-name="T261">_</text:span>V</text:p>
          </table:table-cell>
          <table:table-cell table:style-name="Tabela15.H10" table:number-rows-spanned="8" office:value-type="string">
            <text:p text:style-name="P431"/>
            <text:p text:style-name="P77">Armazenamento -8</text:p>
            <text:p text:style-name="P77"/>
            <text:p text:style-name="P511"><text:span text:style-name="T259">R</text:span><text:span text:style-name="T272">23</text:span><text:span text:style-name="T259">_</text:span>V</text:p>
          </table:table-cell>
        </table:table-row>
        <table:table-row table:style-name="TableLine2584832858624">
          <table:covered-table-cell/>
          <table:covered-table-cell/>
          <table:covered-table-cell/>
          <table:table-cell table:style-name="Tabela15.D4" office:value-type="string">
            <text:p text:style-name="P340">Geral - Silo -109</text:p>
          </table:table-cell>
          <table:table-cell table:style-name="Tabela15.E7" office:value-type="string">
            <text:p text:style-name="P342">Fechado -3</text:p>
            <text:p text:style-name="P342"/>
            <text:p text:style-name="P519"><text:span text:style-name="T108">R</text:span><text:span text:style-name="T110">1</text:span><text:span text:style-name="T109">6</text:span><text:span text:style-name="T108">_</text:span><text:span text:style-name="T105">V</text:span></text:p>
          </table:table-cell>
          <table:table-cell table:style-name="Tabela15.F7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7" office:value-type="string">
            <text:p text:style-name="P228">Desconhecido -0</text:p>
            <text:p text:style-name="P228">Alvenaria -1</text:p>
            <text:p text:style-name="P228">Concreto -2</text:p>
            <text:p text:style-name="P228">Metal -3</text:p>
            <text:p text:style-name="P228">Madeira -5</text:p>
            <text:p text:style-name="P74">Outros -98</text:p>
            <text:p text:style-name="P517"/>
            <text:p text:style-name="P517"><text:span text:style-name="T258">R</text:span><text:span text:style-name="T261">1</text:span><text:span text:style-name="T259">5</text:span><text:span text:style-name="T258">_</text:span>V</text:p>
          </table:table-cell>
          <table:covered-table-cell/>
        </table:table-row>
        <table:table-row table:style-name="TableLine2584832859712">
          <table:covered-table-cell/>
          <table:covered-table-cell/>
          <table:covered-table-cell/>
          <table:table-cell table:style-name="Tabela15.D7" table:number-rows-spanned="2" office:value-type="string">
            <text:p text:style-name="P340">Geral - Composteira -110</text:p>
          </table:table-cell>
          <table:table-cell table:style-name="Tabela15.E7" office:value-type="string">
            <text:p text:style-name="P342">Coberto -4</text:p>
            <text:p text:style-name="P342">Fechado -3</text:p>
          </table:table-cell>
          <table:table-cell table:style-name="Tabela15.F7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18">Alvenaria -1</text:p>
            <text:p text:style-name="P218">Concreto -2</text:p>
            <text:p text:style-name="P218">Madeira -5</text:p>
            <text:p text:style-name="P218">Metal -3</text:p>
            <text:p text:style-name="P66">Outros -98</text:p>
            <text:p text:style-name="P521"><text:span text:style-name="T258">R</text:span><text:span text:style-name="T261">1</text:span><text:span text:style-name="T259">7</text:span><text:span text:style-name="T258">_</text:span>V</text:p>
          </table:table-cell>
          <table:covered-table-cell/>
        </table:table-row>
        <table:table-row table:style-name="TableLine2584832860256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2">Céu aberto -5</text:p>
            <text:p text:style-name="P342"/>
            <text:p text:style-name="P519"><text:span text:style-name="T258">R</text:span><text:span text:style-name="T261">1</text:span><text:span text:style-name="T259">8</text:span><text:span text:style-name="T258">_</text:span>V</text:p>
          </table:table-cell>
          <table:table-cell table:style-name="Tabela15.F7" office:value-type="string">
            <text:p text:style-name="P276">Abandonada -1 !</text:p>
            <text:p text:style-name="P385">Construída -3</text:p>
            <text:p text:style-name="P385"/>
            <text:p text:style-name="P528"><text:span text:style-name="T258">R</text:span><text:span text:style-name="T261">1</text:span><text:span text:style-name="T259">9</text:span><text:span text:style-name="T258">_</text:span>V</text:p>
          </table:table-cell>
          <table:table-cell table:style-name="Tabela15.G7" office:value-type="string">
            <text:p text:style-name="P75">Desconhecido -0</text:p>
            <text:p text:style-name="P285">Alvenaria -1<text:span text:style-name="T1"> !</text:span></text:p>
            <text:p text:style-name="P285">Concreto -2<text:span text:style-name="T1"> !</text:span></text:p>
            <text:p text:style-name="P287">Metal -3<text:span text:style-name="T1"> !</text:span></text:p>
            <text:p text:style-name="P285">Madeira -5<text:span text:style-name="T1"> !</text:span></text:p>
            <text:p text:style-name="P65">Não aplicável -97</text:p>
            <text:p text:style-name="P285">Outros -98<text:span text:style-name="T1"> !</text:span></text:p>
            <text:p text:style-name="P518"/>
            <text:p text:style-name="P521"><text:span text:style-name="T259">R</text:span><text:span text:style-name="T110">2</text:span><text:span text:style-name="T259">0_</text:span>V</text:p>
            <text:p text:style-name="P521"/>
            <text:p text:style-name="P541"><text:span text:style-name="T259">R</text:span><text:span text:style-name="T272">21</text:span><text:span text:style-name="T259">_A</text:span></text:p>
          </table:table-cell>
          <table:covered-table-cell/>
        </table:table-row>
        <table:table-row table:style-name="TableLine2584832860528">
          <table:covered-table-cell/>
          <table:covered-table-cell/>
          <table:covered-table-cell/>
          <table:table-cell table:style-name="Tabela15.D7" office:value-type="string">
            <text:p text:style-name="P283">Geral - Depósito frigorífico -111<text:span text:style-name="T1"> !</text:span></text:p>
          </table:table-cell>
          <table:table-cell table:style-name="Tabela15.E7" office:value-type="string">
            <text:p text:style-name="P342">Fechado -3 </text:p>
            <text:p text:style-name="P342"/>
            <text:p text:style-name="P516"><text:span text:style-name="T259">R</text:span><text:span text:style-name="T261">1</text:span><text:span text:style-name="T259">6_</text:span><text:span text:style-name="T50">V</text:span></text:p>
          </table:table-cell>
          <table:table-cell table:style-name="Tabela15.F7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18">Alvenaria -1</text:p>
            <text:p text:style-name="P218">Concreto -2</text:p>
            <text:p text:style-name="P218">Metal -3</text:p>
            <text:p text:style-name="P66">Outros -98</text:p>
            <text:p text:style-name="P511"><text:span text:style-name="T259">R</text:span><text:span text:style-name="T261">2</text:span><text:span text:style-name="T109">2</text:span><text:span text:style-name="T259">_</text:span>V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82">Geral – <text:span text:style-name="T160">Barracão industrial – 112</text:span></text:p>
            <text:p text:style-name="P375">Geral – Reservatório - 113</text:p>
            <text:p text:style-name="P340">Geral - Outros -198</text:p>
          </table:table-cell>
          <table:table-cell table:style-name="Tabela15.E8" office:value-type="string">
            <text:p text:style-name="P342">Coberto -4</text:p>
            <text:p text:style-name="P342">Fechado -3</text:p>
          </table:table-cell>
          <table:table-cell table:style-name="Tabela15.F8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8" office:value-type="string">
            <text:p text:style-name="P221">Desconhecido -0</text:p>
            <text:p text:style-name="P218">Alvenaria -1</text:p>
            <text:p text:style-name="P218">Concreto -2</text:p>
            <text:p text:style-name="P218">Metal -3</text:p>
            <text:p text:style-name="P229">Madeira -5</text:p>
            <text:p text:style-name="P66">Outros -98</text:p>
            <text:p text:style-name="P511"/>
            <text:p text:style-name="P524"><text:span text:style-name="T108">R</text:span><text:span text:style-name="T110">1</text:span><text:span text:style-name="T109">7</text:span><text:span text:style-name="T108">_</text:span><text:span text:style-name="T106">V</text:span></text:p>
          </table:table-cell>
          <table:covered-table-cell/>
        </table:table-row>
        <table:table-row table:style-name="TableLine2584832867872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2">Céu aberto -5</text:p>
            <text:p text:style-name="P342"/>
            <text:p text:style-name="P519"><text:span text:style-name="T260">R</text:span><text:span text:style-name="T261">1</text:span><text:span text:style-name="T260">8_</text:span>V</text:p>
          </table:table-cell>
          <table:table-cell table:style-name="Tabela15.F9" office:value-type="string">
            <text:p text:style-name="P276">Abandonada -1 !</text:p>
            <text:p text:style-name="P385">Construída -3</text:p>
            <text:p text:style-name="P385"/>
            <text:p text:style-name="P528"><text:span text:style-name="T260">R</text:span><text:span text:style-name="T261">1</text:span><text:span text:style-name="T260">9_</text:span>V</text:p>
          </table:table-cell>
          <table:table-cell table:style-name="Tabela15.G9" office:value-type="string">
            <text:p text:style-name="P75">Desconhecido -0</text:p>
            <text:p text:style-name="P285">Alvenaria -1<text:span text:style-name="T1"> !</text:span></text:p>
            <text:p text:style-name="P285">Concreto -2<text:span text:style-name="T1"> !</text:span></text:p>
            <text:p text:style-name="P288">Metal -3<text:span text:style-name="T1"> !</text:span></text:p>
            <text:p text:style-name="P285">Madeira -5<text:span text:style-name="T1"> !</text:span></text:p>
            <text:p text:style-name="P65">Não aplicável -97</text:p>
            <text:p text:style-name="P285">Outros -98<text:span text:style-name="T1"> !</text:span></text:p>
            <text:p text:style-name="P285"/>
            <text:p text:style-name="P524"><text:span text:style-name="T108">R</text:span><text:span text:style-name="T110">2</text:span><text:span text:style-name="T109">0</text:span><text:span text:style-name="T108">_</text:span><text:span text:style-name="T106">V</text:span></text:p>
            <text:p text:style-name="P509"/>
            <text:p text:style-name="P703">R12_A</text:p>
          </table:table-cell>
          <table:covered-table-cell/>
        </table:table-row>
        <table:table-row table:style-name="TableLine2584832865696">
          <table:covered-table-cell/>
          <table:covered-table-cell/>
          <table:covered-table-cell/>
          <table:table-cell table:style-name="Tabela15.D10" office:value-type="string">
            <text:p text:style-name="P340">Geral - Armazém -132</text:p>
          </table:table-cell>
          <table:table-cell table:style-name="Tabela15.E10" office:value-type="string">
            <text:p text:style-name="P342">Fechado -3</text:p>
            <text:p text:style-name="P342"/>
            <text:p text:style-name="P519"><text:span text:style-name="T260">R</text:span><text:span text:style-name="T261">1</text:span><text:span text:style-name="T260">6_</text:span>V</text:p>
          </table:table-cell>
          <table:table-cell table:style-name="Tabela15.F10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10" office:value-type="string">
            <text:p text:style-name="P228">Desconhecido -0</text:p>
            <text:p text:style-name="P228">Alvenaria -1</text:p>
            <text:p text:style-name="P228">Concreto -2</text:p>
            <text:p text:style-name="P228">Metal -3</text:p>
            <text:p text:style-name="P228">Madeira -5</text:p>
            <text:p text:style-name="P74">Outros -98</text:p>
            <text:p text:style-name="P517"/>
            <text:p text:style-name="P519"><text:span text:style-name="T260">R</text:span><text:span text:style-name="T261">1</text:span><text:span text:style-name="T260">5_</text:span>V</text:p>
          </table:table-cell>
          <table:covered-table-cell/>
        </table:table-row>
        <table:table-row table:style-name="TableLine2584832867328">
          <table:covered-table-cell/>
          <table:covered-table-cell/>
          <table:table-cell table:style-name="Tabela15.C11" office:value-type="string">
            <text:p text:style-name="P340">Depósito de abastecimento de água -2XX</text:p>
          </table:table-cell>
          <table:table-cell table:style-name="Tabela15.D11" office:value-type="string">
            <text:p text:style-name="P136">Abast Água - Tanque de água -201</text:p>
            <text:p text:style-name="P664">Abast Água - Caixa de água -202<text:span text:style-name="T1"> </text:span></text:p>
            <text:p text:style-name="P340">Abast Água - Cisterna -203</text:p>
            <text:p text:style-name="P341">Abast Água - <text:span text:style-name="T160">Reservatório</text:span> -20<text:span text:style-name="T160">4</text:span></text:p>
            <text:p text:style-name="P340">Abast Água – Outros -2<text:span text:style-name="T46">98</text:span></text:p>
          </table:table-cell>
          <table:table-cell table:style-name="Tabela15.E11" office:value-type="string">
            <text:p text:style-name="P79">Céu aberto -5</text:p>
            <text:p text:style-name="P79">Fechado -3</text:p>
            <text:p text:style-name="P64"/>
            <text:p text:style-name="P511"><text:span text:style-name="T261">R</text:span><text:span text:style-name="T110">2</text:span><text:span text:style-name="T111">4</text:span><text:span text:style-name="T261">_</text:span>V</text:p>
          </table:table-cell>
          <table:table-cell table:style-name="Tabela15.F11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</table:table-cell>
          <table:table-cell table:style-name="Tabela15.G11" office:value-type="string">
            <text:p text:style-name="P221">Desconhecido -0</text:p>
            <text:p text:style-name="P221">Alvenaria -1</text:p>
            <text:p text:style-name="P218">Concreto -2</text:p>
            <text:p text:style-name="P231">Metal -3</text:p>
            <text:p text:style-name="P230"><text:span text:style-name="T83">Madeira -5</text:span><text:span text:style-name="T84"> !</text:span></text:p>
            <text:p text:style-name="P66">Outros -98</text:p>
            <text:p text:style-name="P66"/>
            <text:p text:style-name="P520"><text:span text:style-name="T261">R</text:span><text:span text:style-name="T110">2</text:span><text:span text:style-name="T111">5</text:span><text:span text:style-name="T261">_</text:span>V</text:p>
            <text:p text:style-name="P510"/>
            <text:p text:style-name="P704">R26_A</text:p>
          </table:table-cell>
          <table:table-cell table:style-name="Tabela15.H11" office:value-type="string">
            <text:p text:style-name="P342">Distribuição -4</text:p>
            <text:p text:style-name="P342">Recalque -3</text:p>
            <text:p text:style-name="P342">Tratamento -2</text:p>
            <text:p text:style-name="P342"/>
            <text:p text:style-name="P511"><text:span text:style-name="T261">R</text:span><text:span text:style-name="T110">2</text:span><text:span text:style-name="T111">7</text:span><text:span text:style-name="T261">_</text:span>V</text:p>
          </table:table-cell>
        </table:table-row>
        <table:table-row table:style-name="TableLine2584833621168">
          <table:covered-table-cell/>
          <table:covered-table-cell/>
          <table:table-cell table:style-name="Tabela15.C12" office:value-type="string">
            <text:p text:style-name="P340">Depósito de saneamento -3XX</text:p>
          </table:table-cell>
          <table:table-cell table:style-name="Tabela15.D12" office:value-type="string">
            <text:p text:style-name="P136">San - Tanque de saneamento -301</text:p>
            <text:p text:style-name="P136">San - Depósito de lixo -304</text:p>
            <text:p text:style-name="P340">San - Aterro sanitário -305</text:p>
            <text:p text:style-name="P284">San - Aterro controlado -306<text:span text:style-name="T1"> !</text:span></text:p>
            <text:p text:style-name="P340">San - <text:span text:style-name="T46">Outros</text:span> -3<text:span text:style-name="T46">98</text:span></text:p>
            <text:p text:style-name="P340"/>
            <text:p text:style-name="P487"><text:span text:style-name="T261">R2</text:span><text:span text:style-name="T272">8</text:span><text:span text:style-name="T261">_A</text:span></text:p>
          </table:table-cell>
          <table:table-cell table:style-name="Tabela15.E12" office:value-type="string">
            <text:p text:style-name="P78">Céu aberto -5</text:p>
            <text:p text:style-name="P78">Fechado -3</text:p>
            <text:p text:style-name="P64">Não aplicável -97</text:p>
            <text:p text:style-name="P64"/>
            <text:p text:style-name="P511"><text:span text:style-name="T261">R2</text:span><text:span text:style-name="T272">9</text:span><text:span text:style-name="T261">_</text:span>V</text:p>
          </table:table-cell>
          <table:table-cell table:style-name="Tabela15.F12" office:value-type="string">
            <text:p text:style-name="P279">Abandonada -1<text:span text:style-name="T1"> !</text:span></text:p>
            <text:p text:style-name="P279">Destruída -2<text:span text:style-name="T1"> !</text:span></text:p>
            <text:p text:style-name="P237">Construída -3</text:p>
            <text:p text:style-name="P279">Em construção -4<text:span text:style-name="T1"> !</text:span></text:p>
            <text:p text:style-name="P279"/>
            <text:p text:style-name="P667">R3_A</text:p>
          </table:table-cell>
          <table:table-cell table:style-name="Tabela15.G12" office:value-type="string">
            <text:p text:style-name="P221">Desconhecido -0</text:p>
            <text:p text:style-name="P218">Alvenaria -1</text:p>
            <text:p text:style-name="P218">Concreto -2</text:p>
            <text:p text:style-name="P231">Metal -3</text:p>
            <text:p text:style-name="P218">Madeira -5</text:p>
            <text:p text:style-name="P66">Outros -98</text:p>
            <text:p text:style-name="P66"/>
            <text:p text:style-name="P520"><text:span text:style-name="T261">R</text:span><text:span text:style-name="T274">25</text:span><text:span text:style-name="T261">_</text:span>V </text:p>
          </table:table-cell>
          <table:table-cell table:style-name="Tabela15.H12" office:value-type="string">
            <text:p text:style-name="P429">Desconhecido -0</text:p>
            <text:p text:style-name="P342">Armazenamento -8</text:p>
            <text:p text:style-name="P342">Tratamento -2</text:p>
            <text:p text:style-name="P342"/>
            <text:p text:style-name="P511"><text:span text:style-name="T261">R3</text:span><text:span text:style-name="T274">0</text:span><text:span text:style-name="T261">_</text:span>V</text:p>
          </table:table-cell>
        </table:table-row>
      </table:table>
      <text:p text:style-name="P4"/>
      <text:section text:style-name="Sect1" text:name="Seção2">
        <text:p text:style-name="P564"><text:span text:style-name="T259">R</text:span><text:span text:style-name="T273">3</text:span><text:span text:style-name="T259">_A</text:span> - situacao_fisica in (1, 2, 4)</text:p>
        <text:p text:style-name="P568"><text:span text:style-name="T257">R</text:span><text:span text:style-name="T261">1</text:span><text:span text:style-name="T259">4</text:span><text:span text:style-name="T257">_</text:span>V - tipo in (108) and not (tipo_exposicao in (3,4))</text:p>
        <text:p text:style-name="P570"><text:span text:style-name="T257">R</text:span><text:span text:style-name="T261">1</text:span><text:span text:style-name="T259">5</text:span><text:span text:style-name="T257">_</text:span>V - tipo in (108,109,132) and not (material_construcao in (0,1,2,3,5,98))</text:p>
        <text:p text:style-name="P571"><text:span text:style-name="T258">R</text:span><text:span text:style-name="T261">1</text:span><text:span text:style-name="T259">6</text:span><text:span text:style-name="T258">_</text:span><text:span text:style-name="T232">V – </text:span><text:span text:style-name="T271">tipo in (109,111,</text:span><text:span text:style-name="T232">132</text:span><text:span text:style-name="T271">) and not (tipo_exposicao in (3))</text:span></text:p>
        <text:p text:style-name="P568"><text:span text:style-name="T258">R</text:span><text:span text:style-name="T261">1</text:span><text:span text:style-name="T259">7</text:span><text:span text:style-name="T258">_</text:span>V - tipo in (110,112,113,198) and tipo_exposicao in (3,4) and not (material_construcao in (0,1,2,3,5,98))</text:p>
        <text:p text:style-name="P568"><text:span text:style-name="T258">R</text:span><text:span text:style-name="T261">1</text:span><text:span text:style-name="T259">8</text:span><text:span text:style-name="T258">_</text:span>V – <text:span text:style-name="T97">tipo in (110,112,113,198) and not (tipo_exposicao in (3,4,5))</text:span></text:p>
        <text:p text:style-name="P571"><text:span text:style-name="T258">R</text:span><text:span text:style-name="T261">1</text:span><text:span text:style-name="T259">9</text:span><text:span text:style-name="T258">_</text:span>V - tipo in (110,112,113,198) and tipo_exposicao in (5) and not situacao_fisica in (1,3)</text:p>
        <text:p text:style-name="P568"><text:span text:style-name="T259">R</text:span><text:span text:style-name="T110">2</text:span><text:span text:style-name="T259">0_</text:span>V - (tipo in (110,112,113,198) and tipo_exposicao in (5)) and material_construcao in (0,1,2,3,5,97,98)</text:p>
        <text:p text:style-name="P565"><text:span text:style-name="T259">R</text:span><text:span text:style-name="T272">2</text:span><text:span text:style-name="T259">1_A</text:span> - (tipo in (110,112,113,198) and tipo_exposicao in (5)) and material_construcao in (1,2,3,5,98)</text:p>
        <text:p text:style-name="P571"><text:span text:style-name="T259">R</text:span><text:span text:style-name="T261">2</text:span><text:span text:style-name="T259">2_</text:span>V - tipo in (111) and not (material_construcao in (<text:span text:style-name="T281">0,</text:span>1,2,3,98))</text:p>
        <text:p text:style-name="P571"><text:span text:style-name="T259">R</text:span><text:span text:style-name="T272">23</text:span><text:span text:style-name="T259">_</text:span>V - ((tipo - tipo %100)/100) in (1) and not (finalidade in (8))</text:p>
        <text:p text:style-name="P571"><text:span text:style-name="T261">R2</text:span><text:span text:style-name="T272">4</text:span><text:span text:style-name="T261">_</text:span>V - <text:span text:style-name="T281">(</text:span>(tipo - tipo %100)/100) in (2) and not (tipo_exposicao in (3,5)<text:span text:style-name="T281">)</text:span></text:p>
        <text:p text:style-name="P568"><text:span text:style-name="T261">R</text:span><text:span text:style-name="T110">2</text:span><text:span text:style-name="T111">5</text:span><text:span text:style-name="T261">_</text:span>V - <text:span text:style-name="T281">(</text:span>(tipo - tipo %100)/100) in (2,3) and not (material_construcao in (0,1,2,3,5,98)<text:span text:style-name="T281">)</text:span></text:p>
        <text:p text:style-name="P579"><text:span text:style-name="T261">R26_A</text:span> - ((tipo - tipo %100)/100) in (2) and (material_construcao in (5))</text:p>
        <text:p text:style-name="P571"><text:span text:style-name="T261">R2</text:span><text:span text:style-name="T272">7</text:span><text:span text:style-name="T261">_</text:span>V - ((tipo - tipo %100)/100) in (2) and not (finalidade in (2,3,4))</text:p>
        <text:p text:style-name="P580"><text:span text:style-name="T261">R2</text:span><text:span text:style-name="T272">8</text:span><text:span text:style-name="T261">_A</text:span> – tipo in (111,112,202,306)</text:p>
        <text:p text:style-name="P572"><text:span text:style-name="T261">R2</text:span><text:span text:style-name="T272">9</text:span><text:span text:style-name="T261">_</text:span>V - ((tipo - tipo %100)/100) in (3) and not (tipo_exposicao in (3,5,97))</text:p>
        <text:p text:style-name="P572"><text:span text:style-name="T261">R3</text:span><text:span text:style-name="T274">0</text:span><text:span text:style-name="T261">_</text:span>V - ((tipo - tipo %100)/100) in (3) and not (finalidade in (<text:span text:style-name="T244">0,</text:span>2,8))</text:p>
        <text:p text:style-name="P573"><text:span text:style-name="T261">R</text:span><text:span text:style-name="T288">152</text:span><text:span text:style-name="T261">_</text:span>V - material_construcao in (95, 98) and (observacao is NULL or observacao = '')</text:p>
      </text:section>
      <text:p text:style-name="P530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2584833610560">
          <table:table-cell table:style-name="Tabela14.A1" office:value-type="string">
            <text:p text:style-name="P40">Classe</text:p>
          </table:table-cell>
          <table:table-cell table:style-name="Tabela14.B1" table:number-columns-spanned="5" office:value-type="string">
            <text:p text:style-name="P109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84833609472">
          <table:table-cell table:style-name="Tabela14.A2" office:value-type="string">
            <text:p text:style-name="P40">Atributo</text:p>
          </table:table-cell>
          <table:table-cell table:style-name="Tabela14.A2" office:value-type="string">
            <text:p text:style-name="P214">nome<text:span text:style-name="T6"> (0..1)</text:span></text:p>
          </table:table-cell>
          <table:table-cell table:style-name="Tabela14.A2" office:value-type="string">
            <text:p text:style-name="P344">filtro (1)</text:p>
          </table:table-cell>
          <table:table-cell table:style-name="Tabela14.A2" office:value-type="string">
            <text:p text:style-name="P214">tipo<text:span text:style-name="T5"> (1)</text:span></text:p>
          </table:table-cell>
          <table:table-cell table:style-name="Tabela14.A2" office:value-type="string">
            <text:p text:style-name="P214">material_construcao<text:span text:style-name="T5"> (1)</text:span></text:p>
          </table:table-cell>
          <table:table-cell table:style-name="Tabela14.F2" office:value-type="string">
            <text:p text:style-name="P236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40">Domínio</text:p>
          </table:table-cell>
          <table:table-cell table:style-name="Tabela14.B32" table:number-rows-spanned="30" office:value-type="string">
            <text:p text:style-name="P49">A ser preenchido</text:p>
            <text:p text:style-name="P49"/>
            <text:p text:style-name="P447">R1_V</text:p>
            <text:p text:style-name="P532">R2_V</text:p>
            <text:p text:style-name="P534">R153_V</text:p>
          </table:table-cell>
          <table:table-cell table:style-name="Tabela14.C4" table:number-rows-spanned="2" office:value-type="string">
            <text:p text:style-name="P345">Edificação genérica -<text:span text:style-name="T40">0</text:span>XX</text:p>
          </table:table-cell>
          <table:table-cell table:style-name="Tabela14.D3" office:value-type="string">
            <text:p text:style-name="P347">Edificação genérica -0<text:change text:change-id="ct2584830774096"/><text:change text:change-id="ct2584830776496"/><text:change text:change-id="ct2584830775536"/><text:change text:change-id="ct2584830777936"/><text:change text:change-id="ct2584830766896"/></text:p>
          </table:table-cell>
          <table:table-cell table:style-name="Tabela14.E3" office:value-type="string">
            <text:p text:style-name="P224">Desconhecido -0</text:p>
            <text:p text:style-name="P526"/>
            <text:p text:style-name="P526"><text:span text:style-name="T261">R32_</text:span>V</text:p>
            <text:p text:style-name="P525"><text:span text:style-name="T261">R</text:span><text:span text:style-name="T288">152</text:span><text:span text:style-name="T261">_</text:span>V</text:p>
          </table:table-cell>
          <table:table-cell table:style-name="Tabela14.F32" table:number-rows-spanned="30" office:value-type="string">
            <text:p text:style-name="P278">Abandonada -1<text:span text:style-name="T1"> !</text:span></text:p>
            <text:p text:style-name="P280">Destruída -2<text:span text:style-name="T1"> !</text:span></text:p>
            <text:p text:style-name="P236">Construída -3</text:p>
            <text:p text:style-name="P278">Em construção -4<text:span text:style-name="T1"> !</text:span></text:p>
            <text:p text:style-name="P278"/>
            <text:p text:style-name="P668">R3_A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72"><text:change-start text:change-id="ct2584830772176"/><text:span text:style-name="T129">Edif. Flutuante / Palafita -</text:span><text:span text:style-name="T149">3</text:span><text:change-end text:change-id="ct2584830772176"/><text:change-start text:change-id="ct2584830770256"/><text:span text:style-name="T149"> !</text:span><text:change-end text:change-id="ct2584830770256"/></text:p>
          </table:table-cell>
          <table:table-cell table:style-name="Tabela14.E4" office:value-type="string">
            <text:p text:style-name="P225"><text:change-start text:change-id="ct2584830772416"/>Desconhecido -0</text:p>
            <text:p text:style-name="P225">Alvenaria -1</text:p>
            <text:p text:style-name="P289">Concreto -2 !</text:p>
            <text:p text:style-name="P232"><text:change-end text:change-id="ct2584830772416"/>Metal -3</text:p>
            <text:p text:style-name="P232"><text:change-start text:change-id="ct2584830764496"/>Madeira -5</text:p>
            <text:p text:style-name="P70"/>
            <text:p text:style-name="P522"><text:change-end text:change-id="ct2584830764496"/><text:span text:style-name="T261">R33_</text:span><text:change-start text:change-id="ct2584830777696"/>V<text:change-end text:change-id="ct2584830777696"/></text:p>
            <text:p text:style-name="P705">R34_A</text:p>
          </table:table-cell>
          <table:covered-table-cell/>
        </table:table-row>
        <table:table-row table:style-name="TableLine2584833616000">
          <table:covered-table-cell/>
          <table:covered-table-cell/>
          <table:table-cell table:style-name="Tabela14.C5" office:value-type="string">
            <text:p text:style-name="P300">Edificação de comunicação -1XX<text:span text:style-name="T1"> !</text:span></text:p>
          </table:table-cell>
          <table:table-cell table:style-name="Tabela14.D5" office:value-type="string">
            <text:p text:style-name="P347">Com - Centro de operações de comunicação -101</text:p>
            <text:p text:style-name="P351">Com - Central de comutação e transmissão -102</text:p>
            <text:p text:style-name="P351">Com - Estação rádio-base -103</text:p>
            <text:p text:style-name="P347">Com - Estação repetidora -104</text:p>
            <text:p text:style-name="P349">Com - <text:span text:style-name="T173">Administrativo</text:span> -10<text:span text:style-name="T173">5</text:span></text:p>
          </table:table-cell>
          <table:table-cell table:style-name="Tabela14.E5" office:value-type="string">
            <text:p text:style-name="P223">Desconhecido -0</text:p>
            <text:p text:style-name="P223">Alvenaria -1</text:p>
            <text:p text:style-name="P218">Concreto -2</text:p>
            <text:p text:style-name="P218">Metal -3</text:p>
            <text:p text:style-name="P233">Madeira -5</text:p>
            <text:p text:style-name="P66"/>
            <text:p text:style-name="P513"><text:span text:style-name="T261">R35_</text:span>V</text:p>
          </table:table-cell>
          <table:covered-table-cell/>
        </table:table-row>
        <table:table-row table:style-name="TableLine2584833614912">
          <table:covered-table-cell/>
          <table:covered-table-cell/>
          <table:table-cell table:style-name="Tabela14.C6" office:value-type="string">
            <text:p text:style-name="P345">Edificação de energia -2XX</text:p>
          </table:table-cell>
          <table:table-cell table:style-name="Tabela14.D6" office:value-type="string">
            <text:p text:style-name="P347">Edificação de energia -201</text:p>
          </table:table-cell>
          <table:table-cell table:style-name="Tabela14.E6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/>
            <text:p text:style-name="P513"><text:span text:style-name="T261">R36_</text:span>V</text:p>
          </table:table-cell>
          <table:covered-table-cell/>
        </table:table-row>
        <table:table-row table:style-name="TableLine2584833624432">
          <table:covered-table-cell/>
          <table:covered-table-cell/>
          <table:table-cell table:style-name="Tabela14.C7" office:value-type="string">
            <text:p text:style-name="P345">Edificação de abastecimento de água -3XX</text:p>
          </table:table-cell>
          <table:table-cell table:style-name="Tabela14.D7" office:value-type="string">
            <text:p text:style-name="P347">Abast - Edificação de captação de água -301</text:p>
            <text:p text:style-name="P351">Abast - Edificação de tratamento de água -302</text:p>
            <text:p text:style-name="P351">Abast - Edificação de recalque de água -303</text:p>
            <text:p text:style-name="P465"><text:span text:style-name="T129">Abast - </text:span><text:span text:style-name="T130">Administrativa</text:span><text:span text:style-name="T129"> -30</text:span><text:span text:style-name="T131">4</text:span></text:p>
            <text:p text:style-name="P347">Abast - Mista -395</text:p>
            <text:p text:style-name="P347">Abast - Outros -398</text:p>
          </table:table-cell>
          <table:table-cell table:style-name="Tabela14.E7" office:value-type="string">
            <text:p text:style-name="P222">Desconhecido -0</text:p>
            <text:p text:style-name="P222">Alvenaria -1</text:p>
            <text:p text:style-name="P218">Concreto -2</text:p>
            <text:p text:style-name="P233">Metal -3</text:p>
            <text:p text:style-name="P233">Rocha -4</text:p>
            <text:p text:style-name="P218">Madeira -5</text:p>
            <text:p text:style-name="P66">Outros -98</text:p>
            <text:p text:style-name="P218"/>
            <text:p text:style-name="P511"><text:span text:style-name="T261">R37_</text:span>V</text:p>
          </table:table-cell>
          <table:covered-table-cell/>
        </table:table-row>
        <table:table-row table:style-name="TableLine2584833615456">
          <table:covered-table-cell/>
          <table:covered-table-cell/>
          <table:table-cell table:style-name="Tabela14.C8" office:value-type="string">
            <text:p text:style-name="P345">Edificação de saneamento -4XX</text:p>
          </table:table-cell>
          <table:table-cell table:style-name="Tabela14.D8" office:value-type="string">
            <text:p text:style-name="P347">Saneam - Edificação de recalque de resíduos -403</text:p>
            <text:p text:style-name="P351">Saneam - Usina de reciclagem -406</text:p>
            <text:p text:style-name="P351">Saneam - Edificação de tratamento de esgoto -405</text:p>
            <text:p text:style-name="P347">Saneam - Incinerador de resíduos -407</text:p>
            <text:p text:style-name="P347">Saneam - Outros -498</text:p>
            <text:p text:style-name="P350">Saneam – <text:span text:style-name="T185">Administração</text:span> -40<text:span text:style-name="T185">8</text:span></text:p>
          </table:table-cell>
          <table:table-cell table:style-name="Tabela14.E8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/>
            <text:p text:style-name="P511"><text:span text:style-name="T261">R38_</text:span>V</text:p>
          </table:table-cell>
          <table:covered-table-cell/>
        </table:table-row>
        <table:table-row table:style-name="TableLine2584833625520">
          <table:covered-table-cell/>
          <table:covered-table-cell/>
          <table:table-cell table:style-name="Tabela14.C9" office:value-type="string">
            <text:p text:style-name="P346">Edificação de ensino -5XX</text:p>
          </table:table-cell>
          <table:table-cell table:style-name="Tabela14.D9" office:value-type="string">
            <text:p text:style-name="P351">Ens - Edif. educ. infantil – creche -516</text:p>
            <text:p text:style-name="P351">Ens - Edif. educ. infantil - pré-escola -517</text:p>
            <text:p text:style-name="P351">Ens - Edif. de ensino fundamental -518</text:p>
            <text:p text:style-name="P351">Ens - Edif. de ensino médio -519</text:p>
            <text:p text:style-name="P351">Ens - Edif. educ. superior – Graduação -520</text:p>
            <text:p text:style-name="P351">Ens - Edif. educ. superior – graduação e pós-graduação -521</text:p>
            <text:p text:style-name="P351">Ens - Edif. educ. superior – pós-graduação e extensão -522</text:p>
            <text:p text:style-name="P351">Ens - Edif. educ. <text:span text:style-name="T120">profissional</text:span> de nível técnico -523</text:p>
            <text:p text:style-name="P347">Ens - Edif. educ. profissional de nível tecnológico -524</text:p>
            <text:p text:style-name="P347">Ens - Outras atividades de ensino -525</text:p>
          </table:table-cell>
          <table:table-cell table:style-name="Tabela14.E9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/>
            <text:p text:style-name="P523"><text:span text:style-name="T261">R39_</text:span>V </text:p>
          </table:table-cell>
          <table:covered-table-cell/>
        </table:table-row>
        <table:table-row table:style-name="TableLine2584833624976">
          <table:covered-table-cell/>
          <table:covered-table-cell/>
          <table:table-cell table:style-name="Tabela14.C10" office:value-type="string">
            <text:p text:style-name="P346">Edificação religiosa -6XX</text:p>
          </table:table-cell>
          <table:table-cell table:style-name="Tabela14.D10" office:value-type="string">
            <text:p text:style-name="P351">Rel - Igreja -601</text:p>
            <text:p text:style-name="P298">Rel - Templo -602<text:span text:style-name="T1"> !</text:span></text:p>
            <text:p text:style-name="P298">Rel - Centro religioso -603<text:span text:style-name="T1"> !</text:span></text:p>
            <text:p text:style-name="P298">Rel - Mosteiro -604<text:span text:style-name="T1"> !</text:span></text:p>
            <text:p text:style-name="P298">Rel - Convento -605<text:span text:style-name="T1"> !</text:span></text:p>
            <text:p text:style-name="P352"><text:span text:style-name="T83">Rel - Mesquita -606</text:span><text:span text:style-name="T84"> !</text:span></text:p>
            <text:p text:style-name="P352"><text:span text:style-name="T83">Rel - Sinagoga -607</text:span><text:span text:style-name="T84"> !</text:span></text:p>
            <text:p text:style-name="P122">Rel –<text:span text:style-name="T187"> Capela Mortuária</text:span> – 6<text:span text:style-name="T187">08</text:span></text:p>
            <text:p text:style-name="P123">Rel –<text:span text:style-name="T187"> Terreiro</text:span> – 6<text:span text:style-name="T192">09</text:span></text:p>
            <text:p text:style-name="P122">Rel –<text:span text:style-name="T187"> Administração</text:span> – 6<text:span text:style-name="T187">10</text:span></text:p>
            <text:p text:style-name="P351">Rel - Outros -698</text:p>
          </table:table-cell>
          <table:table-cell table:style-name="Tabela14.E10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40_</text:span>V</text:p>
          </table:table-cell>
          <table:covered-table-cell/>
        </table:table-row>
        <table:table-row table:style-name="TableLine2584833616816">
          <table:covered-table-cell/>
          <table:covered-table-cell/>
          <table:table-cell table:style-name="Tabela14.C12" table:number-rows-spanned="2" office:value-type="string">
            <text:p text:style-name="P301">Edificação ou construção turística -7XX<text:span text:style-name="T1"> !</text:span></text:p>
          </table:table-cell>
          <table:table-cell table:style-name="Tabela14.D11" office:value-type="string">
            <text:p text:style-name="P347">Tur - Cruzeiro -709</text:p>
            <text:p text:style-name="P347">Tur - Estátua -710</text:p>
            <text:p text:style-name="P347">Tur - Mirante -711</text:p>
            <text:p text:style-name="P347">Tur - Monumento -712</text:p>
          </table:table-cell>
          <table:table-cell table:style-name="Tabela14.E11" office:value-type="string">
            <text:p text:style-name="P218">Desconhecido -0</text:p>
            <text:p text:style-name="P66"/>
            <text:p text:style-name="P511"><text:span text:style-name="T261">R41_</text:span>V</text:p>
          </table:table-cell>
          <table:covered-table-cell/>
        </table:table-row>
        <table:table-row table:style-name="TableLine2584833614096">
          <table:covered-table-cell/>
          <table:covered-table-cell/>
          <table:covered-table-cell/>
          <table:table-cell table:style-name="Tabela14.D12" office:value-type="string">
            <text:p text:style-name="P347">Tur - Panteão -713</text:p>
            <text:p text:style-name="P351">Tur - Outros -798</text:p>
          </table:table-cell>
          <table:table-cell table:style-name="Tabela14.E12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1"><text:span text:style-name="T261">R42_</text:span>V</text:p>
          </table:table-cell>
          <table:covered-table-cell/>
        </table:table-row>
        <table:table-row table:style-name="TableLine2584833632048">
          <table:covered-table-cell/>
          <table:covered-table-cell/>
          <table:table-cell table:style-name="Tabela14.C13" office:value-type="string">
            <text:p text:style-name="P345">Edificação de lazer -8XX</text:p>
          </table:table-cell>
          <table:table-cell table:style-name="Tabela14.D13" office:value-type="string">
            <text:p text:style-name="P348">Laz - Estádio -801 <text:span text:style-name="T73">(*)</text:span></text:p>
            <text:p text:style-name="P348">Laz - Ginásio -802</text:p>
            <text:p text:style-name="P348">Laz - Museu -803 <text:span text:style-name="T73">(*)</text:span></text:p>
            <text:p text:style-name="P348">Laz - Teatro -804 <text:span text:style-name="T73">(*)</text:span></text:p>
            <text:p text:style-name="P347">Laz - Anfiteatro -805 <text:span text:style-name="T73">(*)</text:span></text:p>
            <text:p text:style-name="P347">Laz - Cinema -806</text:p>
            <text:p text:style-name="P348">Laz - Centro cultural -807 <text:span text:style-name="T73">(*)</text:span></text:p>
            <text:p text:style-name="P12">Laz - Plataforma de pesca -808</text:p>
            <text:p text:style-name="P395">Laz – Arquivo – 809</text:p>
            <text:p text:style-name="P395">Laz – Biblioteca – 810</text:p>
            <text:p text:style-name="P395">Laz - Centro de documentação -<text:span text:style-name="T215">811</text:span></text:p>
            <text:p text:style-name="P395">Laz - Circo<text:span text:style-name="T175"> – 812</text:span></text:p>
            <text:p text:style-name="P395">Laz - <text:span text:style-name="T175">Concha acústica – 81</text:span><text:span text:style-name="T215">3</text:span></text:p>
            <text:p text:style-name="P395">Laz - <text:span text:style-name="T175">Conservatório – 81</text:span><text:span text:style-name="T215">4</text:span></text:p>
            <text:p text:style-name="P395">Laz - <text:span text:style-name="T176">Coreto ou tribuna – 81</text:span><text:span text:style-name="T215">5</text:span></text:p>
            <text:p text:style-name="P395">Laz - <text:span text:style-name="T178">Equipamentos culturais diversos – 81</text:span><text:span text:style-name="T215">7</text:span></text:p>
            <text:p text:style-name="P395">Laz - <text:span text:style-name="T177">Espaço de eventos e ou cultural – 81</text:span><text:span text:style-name="T215">8</text:span></text:p>
            <text:p text:style-name="P395">Laz - Galeria<text:span text:style-name="T177"> – 81</text:span><text:span text:style-name="T216">9</text:span></text:p>
            <text:p text:style-name="P347">Laz - Outros -898</text:p>
          </table:table-cell>
          <table:table-cell table:style-name="Tabela14.E13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43_</text:span>V</text:p>
          </table:table-cell>
          <table:covered-table-cell/>
        </table:table-row>
        <table:table-row table:style-name="TableLine2584833631232">
          <table:covered-table-cell/>
          <table:covered-table-cell/>
          <table:table-cell table:style-name="Tabela14.C14" office:value-type="string">
            <text:p text:style-name="P346">Edificação de comércio e serviço -9XX</text:p>
          </table:table-cell>
          <table:table-cell table:style-name="Tabela14.D14" office:value-type="string">
            <text:p text:style-name="P351">Comerc - Centro comercial -903</text:p>
            <text:p text:style-name="P351">Comerc – <text:span text:style-name="T174">Super</text:span><text:span text:style-name="T217">m</text:span>ercado / <text:span text:style-name="T174">mercado</text:span> -904</text:p>
            <text:p text:style-name="P347">Comerc - Centro de convenções -905</text:p>
            <text:p text:style-name="P347">Comerc - Hotel / motel / pousada -907</text:p>
            <text:p text:style-name="P398">Comerc – Banco – 908</text:p>
            <text:p text:style-name="P398">Comerc – Centro de exposições – 909</text:p>
            <text:p text:style-name="P398">Comerc – Mercado púb<text:span text:style-name="T193">l</text:span>ico - 910</text:p>
            <text:p text:style-name="P347">Comerc - Outros -998</text:p>
          </table:table-cell>
          <table:table-cell table:style-name="Tabela14.E14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44_</text:span>V</text:p>
          </table:table-cell>
          <table:covered-table-cell/>
        </table:table-row>
        <table:table-row table:style-name="TableLine2584833635040">
          <table:covered-table-cell/>
          <table:covered-table-cell/>
          <table:table-cell table:style-name="Tabela14.C15" office:value-type="string">
            <text:p text:style-name="P346">Edificação industrial -10XX</text:p>
          </table:table-cell>
          <table:table-cell table:style-name="Tabela14.D15" office:value-type="string">
            <text:p text:style-name="P353">Ind - Fabricação alimentícia e bebidas -1015</text:p>
            <text:p text:style-name="P353">Ind - Fabricação de produtos do fumo -1016</text:p>
            <text:p text:style-name="P353">Ind - Fabricação de produtos têxteis -1017</text:p>
            <text:p text:style-name="P353">Ind - Confecção de artigos de vestuário e acessórios -1018</text:p>
            <text:p text:style-name="P353">Ind - Preparação de couros, artefatos de couro, artigos de viagem e calçados -1019</text:p>
            <text:p text:style-name="P13">nd - Fabricação de produtos de madeira e celulose -1020</text:p>
            <text:p text:style-name="P353">Ind - Fabricação de celulose, papel e produtos de papel -1021</text:p>
            <text:p text:style-name="P353">Ind - Industria de edição, impressão e reprodução de gravações -1022</text:p>
            <text:p text:style-name="P353">Ind - Fabricação de coque, refino de petróleo, elaboração de combustíveis nucleares e produção de álcool -1023</text:p>
            <text:p text:style-name="P353">Ind - Fabricação de produtos químicos -1024</text:p>
            <text:p text:style-name="P353">Ind - Fabricação de artigos de borracha e material plástico -1025</text:p>
            <text:p text:style-name="P353">Ind - Fabricação de produtos de minerais não-metálicos -1026</text:p>
            <text:p text:style-name="P353">Ind - Indústria de metalurgia básica -1027</text:p>
            <text:p text:style-name="P353">IInd - Fabricação de produtos de meta<text:span text:style-name="T218">l</text:span> -1028</text:p>
            <text:p text:style-name="P347">Ind - Fabricação de máquinas e equipamentos -1029</text:p>
            <text:p text:style-name="P353">Ind - Fabri<text:span text:style-name="T180">c</text:span>ação de máquinas de escritório e equipamentos de informática -1030</text:p>
            <text:p text:style-name="P347">Ind - Fabricação de máquinas, aparelhos e materiais elétricos -1031</text:p>
            <text:p text:style-name="P347">Ind - Fabricação de material eletrônico, e equipamentos de comunicações -1032</text:p>
            <text:p text:style-name="P353">Ind - Fabricação de equipamentos de instrumentação médico-hospitalares, instrumentos de precisão e ópticos, automação industrial, cronômetros e relógios -1033</text:p>
            <text:p text:style-name="P353">Ind - Fabricação e montagem de veículos automotores, reboques e carrocerias -1034</text:p>
            <text:p text:style-name="P353">Ind - Fabricação de outros equipamentos de transporte -1035</text:p>
            <text:p text:style-name="P353">Ind - Fabricação de móveis e indústrias diversas -1036</text:p>
            <text:p text:style-name="P353">Ind - Indústria reciclagem -1037</text:p>
            <text:p text:style-name="P347">Ind - Indústria de construção -1045</text:p>
            <text:p text:style-name="P347">Ind - Outros -1098</text:p>
          </table:table-cell>
          <table:table-cell table:style-name="Tabela14.E15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218"/>
            <text:p text:style-name="P513"><text:span text:style-name="T261">R45_</text:span>V</text:p>
          </table:table-cell>
          <table:covered-table-cell/>
        </table:table-row>
        <table:table-row table:style-name="TableLine2584833638304">
          <table:covered-table-cell/>
          <table:covered-table-cell/>
          <table:table-cell table:style-name="Tabela14.C16" office:value-type="string">
            <text:p text:style-name="P345">Edificação de extração mineral -<text:span text:style-name="T219">11XX</text:span></text:p>
          </table:table-cell>
          <table:table-cell table:style-name="Tabela14.D16" office:value-type="string">
            <text:p text:style-name="P347">Ext Min - Extração de carvão mineral -1110</text:p>
            <text:p text:style-name="P347">Ext Min - Extração de petróleo e serviços relacionados -1111</text:p>
            <text:p text:style-name="P347">Ext Min - Extração de minerais metálicos -1113</text:p>
            <text:p text:style-name="P347">Ext Min - Extração de minerais não-metálicos -1114</text:p>
            <text:p text:style-name="P347">Ext Min - Outros -1198</text:p>
          </table:table-cell>
          <table:table-cell table:style-name="Tabela14.E16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9"/>
            <text:p text:style-name="P515"><text:span text:style-name="T261">R46_</text:span>V</text:p>
          </table:table-cell>
          <table:covered-table-cell/>
        </table:table-row>
        <table:table-row table:style-name="TableLine2584833642112">
          <table:covered-table-cell/>
          <table:covered-table-cell/>
          <table:table-cell table:style-name="Tabela14.C17" office:value-type="string">
            <text:p text:style-name="P345">Edificação agropecuária -12XX</text:p>
          </table:table-cell>
          <table:table-cell table:style-name="Tabela14.D17" office:value-type="string">
            <text:p text:style-name="P14">Agro - Sede operacional de fazenda -1212 <text:span text:style-name="T41">(*)</text:span></text:p>
            <text:p text:style-name="P347">Agro - Aviário -1213</text:p>
            <text:p text:style-name="P14">Agro - Apiário -1214</text:p>
            <text:p text:style-name="P356">Agro - Viveiro de plantas -1215</text:p>
            <text:p text:style-name="P356">Agro - Viveiro para <text:span text:style-name="T41">aquicultura</text:span> -1216</text:p>
            <text:p text:style-name="P347">Agro - Pocilga -1217</text:p>
            <text:p text:style-name="P356">Agro - Curral -1218</text:p>
            <text:p text:style-name="P356">Agro - Outros -1298</text:p>
          </table:table-cell>
          <table:table-cell table:style-name="Tabela14.E17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47_</text:span>V </text:p>
          </table:table-cell>
          <table:covered-table-cell/>
        </table:table-row>
        <table:table-row table:style-name="TableLine2584833643200">
          <table:covered-table-cell/>
          <table:covered-table-cell/>
          <table:table-cell table:style-name="Tabela14.C18" office:value-type="string">
            <text:p text:style-name="P346">Edificação pública civil -13XX</text:p>
          </table:table-cell>
          <table:table-cell table:style-name="Tabela14.D18" office:value-type="string">
            <text:p text:style-name="P347">Pub Civ - Cartorial -1303</text:p>
            <text:p text:style-name="P347">Pub Civ - Gestão pública -1304</text:p>
            <text:p text:style-name="P356">Pub Civ - Eleitoral -1305</text:p>
            <text:p text:style-name="P297">Pub Civ - Produção ou pequisa pública -1306<text:span text:style-name="T1"> !</text:span></text:p>
            <text:p text:style-name="P347">Pub Civ - Seguridade social -1307</text:p>
            <text:p text:style-name="P356">Pub Civ - Câmara municipal -1308</text:p>
            <text:p text:style-name="P356">Pub Civ - <text:span text:style-name="T120">Assembleia</text:span> legislativa -1309<text:change-start text:change-id="ct2584830769056"/></text:p>
            <text:p text:style-name="P357">Pub Civ - <text:span text:style-name="T188">Autarquia</text:span> -13<text:span text:style-name="T188">1</text:span><text:span text:style-name="T220">0</text:span><text:change-end text:change-id="ct2584830769056"/></text:p>
            <text:p text:style-name="P357">Pub Civ - <text:span text:style-name="T188">Fórum</text:span> -13<text:span text:style-name="T188">1</text:span><text:change-start text:change-id="ct2584830772896"/><text:span text:style-name="T220">3</text:span></text:p>
            <text:p text:style-name="P358">Pub Civ - <text:span text:style-name="T188">Fundação</text:span> -13<text:span text:style-name="T188">1</text:span><text:span text:style-name="T220">4</text:span></text:p>
            <text:p text:style-name="P358">Pub Civ - <text:span text:style-name="T188">Procuradoria</text:span> -13<text:span text:style-name="T188">1</text:span><text:span text:style-name="T221">5</text:span><text:change-end text:change-id="ct2584830772896"/><text:change text:change-id="ct2584830775776"/></text:p>
            <text:p text:style-name="P642">Pub Civ - <text:span text:style-name="T188">Secretaria</text:span> -13<text:span text:style-name="T188">1</text:span><text:change-start text:change-id="ct2584830776736"/><text:span text:style-name="T221">6</text:span><text:change-end text:change-id="ct2584830776736"/><text:change text:change-id="ct2584830777216"/><text:change text:change-id="ct2584830769536"/><text:change text:change-id="ct2584830778176"/></text:p>
            <text:p text:style-name="P356">Pub Civ - Prefeitura -1322</text:p>
            <text:p text:style-name="P356">Pub Civ - Outros -1398</text:p>
          </table:table-cell>
          <table:table-cell table:style-name="Tabela14.E18" office:value-type="string">
            <text:p text:style-name="P233">D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48_</text:span>V</text:p>
          </table:table-cell>
          <table:covered-table-cell/>
        </table:table-row>
        <table:table-row table:style-name="TableLine2584833629872">
          <table:covered-table-cell/>
          <table:covered-table-cell/>
          <table:table-cell table:style-name="Tabela14.C19" office:value-type="string">
            <text:p text:style-name="P300"><text:span text:style-name="T120">Habitação</text:span> <text:span text:style-name="T120">indígena</text:span> -14XX<text:span text:style-name="T1"> !</text:span></text:p>
          </table:table-cell>
          <table:table-cell table:style-name="Tabela14.D19" office:value-type="string">
            <text:p text:style-name="P347"><text:span text:style-name="T120">Habitação</text:span> <text:span text:style-name="T120">indígena</text:span> -1401</text:p>
          </table:table-cell>
          <table:table-cell table:style-name="Tabela14.E19" office:value-type="string">
            <text:p text:style-name="P64">Não aplicável -97</text:p>
            <text:p text:style-name="P64"/>
            <text:p text:style-name="P511"><text:span text:style-name="T261">R49_</text:span>V</text:p>
          </table:table-cell>
          <table:covered-table-cell/>
        </table:table-row>
        <table:table-row table:style-name="TableLine2584833635312">
          <table:covered-table-cell/>
          <table:covered-table-cell/>
          <table:table-cell table:style-name="Tabela14.C20" office:value-type="string">
            <text:p text:style-name="P300">Edificação de medição de fenômenos -15XX<text:span text:style-name="T1"> !</text:span></text:p>
          </table:table-cell>
          <table:table-cell table:style-name="Tabela14.D20" office:value-type="string">
            <text:p text:style-name="P347">Edificação de medição de fenômenos -1501</text:p>
          </table:table-cell>
          <table:table-cell table:style-name="Tabela14.E20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/>
            <text:p text:style-name="P513"><text:span text:style-name="T261">R50_</text:span>V</text:p>
          </table:table-cell>
          <table:covered-table-cell/>
        </table:table-row>
        <table:table-row table:style-name="TableLine2584833640208">
          <table:covered-table-cell/>
          <table:covered-table-cell/>
          <table:table-cell table:style-name="Tabela14.C21" office:value-type="string">
            <text:p text:style-name="P346">Edificação militar -17XX</text:p>
          </table:table-cell>
          <table:table-cell table:style-name="Tabela14.D21" office:value-type="string">
            <text:p text:style-name="P359">Pub Mil - Aquartelamento -1712<text:change-start text:change-id="ct2584830763296"/></text:p>
            <text:p text:style-name="P359">Pub Mil - Hotel de trânsito -1717<text:change-end text:change-id="ct2584830763296"/></text:p>
            <text:p text:style-name="P347">Pub Mil - Delegacia de serviço militar -1718<text:change-start text:change-id="ct2584830768336"/></text:p>
            <text:p text:style-name="P347"><text:change-end text:change-id="ct2584830768336"/><text:change text:change-id="ct2584830773616"/><text:change-start text:change-id="ct2584830770976"/>Pub Mil - Capitania dos portos -<text:span text:style-name="T222">1724</text:span><text:change-end text:change-id="ct2584830770976"/></text:p>
            <text:p text:style-name="P347">Pub Mil - Outros -1798</text:p>
          </table:table-cell>
          <table:table-cell table:style-name="Tabela14.E21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Rocha -4</text:p>
            <text:p text:style-name="P233">Madeira -5</text:p>
            <text:p text:style-name="P76">Outros -98</text:p>
            <text:p text:style-name="P66"/>
            <text:p text:style-name="P513"><text:span text:style-name="T261">R51_</text:span>V </text:p>
          </table:table-cell>
          <table:covered-table-cell/>
        </table:table-row>
        <table:table-row table:style-name="TableLine2584833632320">
          <table:covered-table-cell/>
          <table:covered-table-cell/>
          <table:table-cell table:style-name="Tabela14.C22" office:value-type="string">
            <text:p text:style-name="P345">Posto fiscal -19XX</text:p>
          </table:table-cell>
          <table:table-cell table:style-name="Tabela14.D22" office:value-type="string">
            <text:p text:style-name="P359"><text:change-start text:change-id="ct2584830767376"/>Posto Fisc - Tributação -1910</text:p>
            <text:p text:style-name="P359">Posto Fisc - Fiscalização sanitária -<text:span text:style-name="T222">1912</text:span><text:change-end text:change-id="ct2584830767376"/><text:change text:change-id="ct2584830776016"/><text:change text:change-id="ct2584830766176"/></text:p>
            <text:p text:style-name="P354">Posto Fisc – <text:span text:style-name="T183">Posto de pesagem</text:span> -191<text:change-start text:change-id="ct2584830771216"/><text:span text:style-name="T222">3</text:span><text:change-end text:change-id="ct2584830771216"/><text:change text:change-id="ct2584830764976"/></text:p>
            <text:p text:style-name="P347">Posto Fisc - <text:span text:style-name="T43">Misto</text:span> -19<text:span text:style-name="T43">95</text:span><text:change-start text:change-id="ct2584830765216"/></text:p>
            <text:p text:style-name="P359">Posto Fisc - Outros -19<text:span text:style-name="T43">9</text:span><text:span text:style-name="T222">8</text:span><text:change-end text:change-id="ct2584830765216"/></text:p>
          </table:table-cell>
          <table:table-cell table:style-name="Tabela14.E22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76">Outros -98</text:p>
            <text:p text:style-name="P66"/>
            <text:p text:style-name="P513"><text:span text:style-name="T261">R52_</text:span>V</text:p>
          </table:table-cell>
          <table:covered-table-cell/>
        </table:table-row>
        <table:table-row table:style-name="TableLine2584833626880">
          <table:covered-table-cell/>
          <table:covered-table-cell/>
          <table:table-cell table:style-name="Tabela14.C23" office:value-type="string">
            <text:p text:style-name="P346">Edificação de saúde -20XX</text:p>
          </table:table-cell>
          <table:table-cell table:style-name="Tabela14.D23" office:value-type="string">
            <text:p text:style-name="P359"><text:change-start text:change-id="ct2584830767616"/>Sau - Atendimento hospitalar -2025</text:p>
            <text:p text:style-name="P359">Sau - Atendimento hospitalar especializado -2026</text:p>
            <text:p text:style-name="P359">Sau - Atendimento a urgência e emergências (pronto socorro) -2027</text:p>
            <text:p text:style-name="P359"><text:change-end text:change-id="ct2584830767616"/>Sau - Atenção ambulatorial (posto e centro de saúde) -2028</text:p>
            <text:p text:style-name="P359"><text:change text:change-id="ct2584830771456"/><text:change-start text:change-id="ct2584830763536"/>Sau - Serviços de complementação diagnóstica ou terapêutica -2029<text:change-end text:change-id="ct2584830763536"/></text:p>
            <text:p text:style-name="P352"><text:change text:change-id="ct2584830766656"/><text:span text:style-name="T83">Sau - Outras atividades relacionadas com a atenção à saúde (instituto de pesquisa) -2030</text:span><text:span text:style-name="T84"> !</text:span><text:change text:change-id="ct2584830767856"/></text:p>
            <text:p text:style-name="P297">Sau - Serviços veterinários -2031<text:span text:style-name="T1"> !</text:span></text:p>
          </table:table-cell>
          <table:table-cell table:style-name="Tabela14.E23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76">Outros -98</text:p>
            <text:p text:style-name="P66"/>
            <text:p text:style-name="P513"><text:span text:style-name="T261">R53_</text:span>V</text:p>
          </table:table-cell>
          <table:covered-table-cell/>
        </table:table-row>
        <table:table-row table:style-name="TableLine2584833636944">
          <table:covered-table-cell/>
          <table:covered-table-cell/>
          <table:table-cell table:style-name="Tabela14.C24" office:value-type="string">
            <text:p text:style-name="P346">Edificação de <text:span text:style-name="T172">desenvolvimento</text:span> social -21XX</text:p>
          </table:table-cell>
          <table:table-cell table:style-name="Tabela14.D24" office:value-type="string">
            <text:p text:style-name="P121">Ssoc –<text:span text:style-name="T184"> Serviço Social</text:span> -21<text:span text:style-name="T179">01</text:span></text:p>
          </table:table-cell>
          <table:table-cell table:style-name="Tabela14.E24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76">Outros -98</text:p>
            <text:p text:style-name="P66"/>
            <text:p text:style-name="P513"><text:span text:style-name="T261">R54_</text:span>V</text:p>
          </table:table-cell>
          <table:covered-table-cell/>
        </table:table-row>
        <table:table-row table:style-name="TableLine2584833630144">
          <table:covered-table-cell/>
          <table:covered-table-cell/>
          <table:table-cell table:style-name="Tabela14.C25" office:value-type="string">
            <text:p text:style-name="P345">Edificação rodoviária -22XX</text:p>
          </table:table-cell>
          <table:table-cell table:style-name="Tabela14.D25" office:value-type="string">
            <text:p text:style-name="P359"><text:change-start text:change-id="ct2584830768096"/>Rod - Terminal interestadual -2208 <text:span text:style-name="T73">(*)</text:span></text:p>
            <text:p text:style-name="P359"><text:change-end text:change-id="ct2584830768096"/><text:change-start text:change-id="ct2584830768576"/>Rod - Terminal urbano -2209 <text:span text:style-name="T73">(*)</text:span><text:change-end text:change-id="ct2584830768576"/><text:change text:change-id="ct2584830769296"/></text:p>
            <text:p text:style-name="P347">Rod - Parada interestadual -2210</text:p>
            <text:p text:style-name="P347">Rod - Posto de pedágio -2213<text:change text:change-id="ct2584830771696"/><text:change text:change-id="ct2584830770736"/><text:change text:change-id="ct2584830769776"/><text:change-start text:change-id="ct2584830772656"/></text:p>
            <text:p text:style-name="P359">Rod - <text:span text:style-name="T44">Outros</text:span> -22<text:span text:style-name="T44">98</text:span><text:change-end text:change-id="ct2584830772656"/></text:p>
          </table:table-cell>
          <table:table-cell table:style-name="Tabela14.E25" office:value-type="string">
            <text:p text:style-name="P233">D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/>
            <text:p text:style-name="P513"><text:span text:style-name="T261">R55_</text:span>V</text:p>
          </table:table-cell>
          <table:covered-table-cell/>
        </table:table-row>
        <table:table-row table:style-name="TableLine2584833628784">
          <table:covered-table-cell/>
          <table:covered-table-cell/>
          <table:table-cell table:style-name="Tabela14.C26" office:value-type="string">
            <text:p text:style-name="P345"><text:change-start text:change-id="ct2584830773136"/>Edificação ferroviária ou metroviária -23XX<text:change-end text:change-id="ct2584830773136"/></text:p>
          </table:table-cell>
          <table:table-cell table:style-name="Tabela14.D26" office:value-type="string">
            <text:p text:style-name="P347"><text:change-start text:change-id="ct2584830773376"/>Ferrov - Estação ferroviária de passageiros -2316</text:p>
            <text:p text:style-name="P347">Ferrov - Estação metroviária -2317</text:p>
            <text:p text:style-name="P347">Ferrov - Terminal ferroviário de cargas -2318</text:p>
            <text:p text:style-name="P347">Ferrov - Terminal ferroviário de passageiros e cargas -2319</text:p>
            <text:p text:style-name="P299">Ferrov - Oficina de manutenção -2320 !</text:p>
            <text:p text:style-name="P400">Ferrov – Administração 232<text:span text:style-name="T181">1</text:span></text:p>
            <text:p text:style-name="P347">Ferrov - <text:span text:style-name="T44">Outros</text:span> -23<text:span text:style-name="T44">98</text:span><text:change-end text:change-id="ct2584830773376"/></text:p>
          </table:table-cell>
          <table:table-cell table:style-name="Tabela14.E26" office:value-type="string">
            <text:p text:style-name="P20"><text:span text:style-name="T233">D</text:span>esconhecido -0</text:p>
            <text:p text:style-name="P233">Alvenaria -1</text:p>
            <text:p text:style-name="P233">Concreto -2</text:p>
            <text:p text:style-name="P233">Metal -3</text:p>
            <text:p text:style-name="P233">Madeira -5<text:change-start text:change-id="ct2584830774336"/></text:p>
            <text:p text:style-name="P218"/>
            <text:p text:style-name="P511"><text:change-end text:change-id="ct2584830774336"/><text:span text:style-name="T261">R56_</text:span><text:change-start text:change-id="ct2584830774576"/>V<text:change-end text:change-id="ct2584830774576"/></text:p>
          </table:table-cell>
          <table:covered-table-cell/>
        </table:table-row>
        <table:table-row table:style-name="TableLine2584833629328">
          <table:covered-table-cell/>
          <table:covered-table-cell/>
          <table:table-cell table:style-name="Tabela14.C27" office:value-type="string">
            <text:p text:style-name="P345">Edificação <text:span text:style-name="T39">aeroportuária</text:span> -24XX</text:p>
          </table:table-cell>
          <table:table-cell table:style-name="Tabela14.D27" office:value-type="string">
            <text:p text:style-name="P347"><text:change text:change-id="ct2584830774816"/><text:change-start text:change-id="ct2584830792336"/>Aero - Terminal de passageiros -2426<text:change-end text:change-id="ct2584830792336"/></text:p>
            <text:p text:style-name="P347">Aero - Terminal de cargas -2427<text:change text:change-id="ct2584830781536"/></text:p>
            <text:p text:style-name="P347">Aero - Torre de controle -2428<text:change-start text:change-id="ct2584830782736"/></text:p>
            <text:p text:style-name="P360">Aero - Hangar -2429<text:change-end text:change-id="ct2584830782736"/></text:p>
            <text:p text:style-name="P467"><text:span text:style-name="T142">Aero – Serviço de Combate à </text:span><text:change text:change-id="ct2584830790176"/><text:change-start text:change-id="ct2584830793536"/><text:span text:style-name="T140">incêndios</text:span><text:change-end text:change-id="ct2584830793536"/><text:span text:style-name="T142"> (SCI) –</text:span><text:span text:style-name="T143"> </text:span><text:span text:style-name="T132">2</text:span><text:span text:style-name="T133">430</text:span></text:p>
            <text:p text:style-name="P397">Aero – Administração - 243<text:span text:style-name="T192">1</text:span></text:p>
            <text:p text:style-name="P347">Aero - <text:span text:style-name="T45">Outros</text:span> -24<text:span text:style-name="T45">98</text:span></text:p>
          </table:table-cell>
          <table:table-cell table:style-name="Tabela14.E27" office:value-type="string">
            <text:p text:style-name="P20"><text:span text:style-name="T233">D</text:span>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66">Outros -98</text:p>
            <text:p text:style-name="P66"/>
            <text:p text:style-name="P513"><text:span text:style-name="T261">R57_</text:span>V</text:p>
          </table:table-cell>
          <table:covered-table-cell/>
        </table:table-row>
        <table:table-row table:style-name="TableLine2584833638848">
          <table:covered-table-cell/>
          <table:covered-table-cell/>
          <table:table-cell table:style-name="Tabela14.C28" office:value-type="string">
            <text:p text:style-name="P346">Edificação portuária -25XX</text:p>
          </table:table-cell>
          <table:table-cell table:style-name="Tabela14.D28" office:value-type="string">
            <text:p text:style-name="P120">Port – <text:span text:style-name="T159">Edificação portuária</text:span> -25<text:span text:style-name="T159">01</text:span></text:p>
          </table:table-cell>
          <table:table-cell table:style-name="Tabela14.E28" office:value-type="string">
            <text:p text:style-name="P20"><text:span text:style-name="T233">D</text:span>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218"/>
            <text:p text:style-name="P513"><text:span text:style-name="T261">R58_</text:span>V </text:p>
          </table:table-cell>
          <table:covered-table-cell/>
        </table:table-row>
        <table:table-row table:style-name="TableLine2584833644832">
          <table:covered-table-cell/>
          <table:covered-table-cell/>
          <table:table-cell table:style-name="Tabela14.C29" office:value-type="string">
            <text:p text:style-name="P345">Posto de <text:span text:style-name="T120">combustível</text:span> -26XX</text:p>
          </table:table-cell>
          <table:table-cell table:style-name="Tabela14.D29" office:value-type="string">
            <text:p text:style-name="P347">Posto de <text:span text:style-name="T120">combustível</text:span> -2601</text:p>
          </table:table-cell>
          <table:table-cell table:style-name="Tabela14.E29" office:value-type="string">
            <text:p text:style-name="P20"><text:span text:style-name="T233">D</text:span>esconhecido -0</text:p>
            <text:p text:style-name="P233">Alvenaria -1</text:p>
            <text:p text:style-name="P233">Concreto -2</text:p>
            <text:p text:style-name="P233">Metal -3</text:p>
            <text:p text:style-name="P233">Madeira -5</text:p>
            <text:p text:style-name="P218"/>
            <text:p text:style-name="P513"><text:span text:style-name="T261">R59_</text:span>V</text:p>
          </table:table-cell>
          <table:covered-table-cell/>
        </table:table-row>
        <table:table-row table:style-name="TableLine2584833658160">
          <table:covered-table-cell/>
          <table:covered-table-cell/>
          <table:table-cell table:style-name="Tabela14.C30" office:value-type="string">
            <text:p text:style-name="P124">Representação diplomática <text:span text:style-name="T182">- 29XX</text:span></text:p>
          </table:table-cell>
          <table:table-cell table:style-name="Tabela14.D30" office:value-type="string">
            <text:p text:style-name="P396">Dip – Consulado - 2901</text:p>
            <text:p text:style-name="P396">Dip – Embaixada - 2902</text:p>
          </table:table-cell>
          <table:table-cell table:style-name="Tabela14.E30" office:value-type="string">
            <text:p text:style-name="P233"><text:change text:change-id="ct2584830785376"/><text:span text:style-name="T117">D</text:span><text:span text:style-name="T116">esconhecido -0</text:span></text:p>
            <text:p text:style-name="P463">Alvenaria -1</text:p>
            <text:p text:style-name="P463">Concreto -2</text:p>
            <text:p text:style-name="P463">Metal -3</text:p>
            <text:p text:style-name="P460">Rocha -4</text:p>
            <text:p text:style-name="P464">Madeira -5<text:change-start text:change-id="ct2584830792576"/></text:p>
            <text:p text:style-name="P459">Outros -98</text:p>
            <text:p text:style-name="P71"/>
            <text:p text:style-name="P449"><text:change-end text:change-id="ct2584830792576"/><text:span text:style-name="T261">R60_</text:span><text:change-start text:change-id="ct2584830793296"/>V<text:change-end text:change-id="ct2584830793296"/></text:p>
          </table:table-cell>
          <table:covered-table-cell/>
        </table:table-row>
        <table:table-row table:style-name="TableLine2584833652176">
          <table:covered-table-cell/>
          <table:covered-table-cell/>
          <table:table-cell table:style-name="Tabela14.C31" office:value-type="string">
            <text:p text:style-name="P468"><text:change text:change-id="ct2584830783456"/><text:span text:style-name="T144">Edificação de </text:span><text:span text:style-name="T134">s</text:span><text:span text:style-name="T135">egurança pública</text:span><text:span text:style-name="T144"> </text:span><text:span text:style-name="T145">- 30XX</text:span></text:p>
          </table:table-cell>
          <table:table-cell table:style-name="Tabela14.D31" office:value-type="string">
            <text:p text:style-name="P466"><text:change text:change-id="ct2584830785616"/><text:span text:style-name="T137">S</text:span><text:span text:style-name="T138">eg</text:span><text:span text:style-name="T146"> – Delegacia de polícia civil - 3001</text:span></text:p>
            <text:p text:style-name="P355"><text:span text:style-name="T98">S</text:span><text:span text:style-name="T99">eg</text:span> - Posto policia militar – <text:span text:style-name="T189">3002</text:span></text:p>
            <text:p text:style-name="P355"><text:span text:style-name="T98">S</text:span><text:span text:style-name="T99">eg</text:span> - Posto <text:span text:style-name="T189">guarda municipal</text:span> – <text:span text:style-name="T189">3003</text:span></text:p>
            <text:p text:style-name="P15"><text:span text:style-name="T98">S</text:span><text:span text:style-name="T99">eg</text:span><text:span text:style-name="T189"> - </text:span>Posto de polícia rodoviári<text:span text:style-name="T42">a federal</text:span> -<text:span text:style-name="T189">3004</text:span></text:p>
            <text:p text:style-name="P16"><text:span text:style-name="T98">S</text:span><text:span text:style-name="T99">eg</text:span> – Polícia militar – 3005</text:p>
            <text:p text:style-name="P469"><text:span text:style-name="T137">S</text:span><text:span text:style-name="T138">eg</text:span><text:span text:style-name="T129"> - Prisional -</text:span><text:span text:style-name="T136">3</text:span><text:span text:style-name="T135">006</text:span><text:change-start text:change-id="ct2584830781296"/></text:p>
            <text:p text:style-name="P470"><text:span text:style-name="T137">S</text:span><text:span text:style-name="T138">eg</text:span><text:span text:style-name="T136"> - </text:span><text:change-end text:change-id="ct2584830781296"/><text:span text:style-name="T136">Bombeiros Militar</text:span><text:change-start text:change-id="ct2584830792816"/><text:span text:style-name="T136"> -3</text:span><text:span text:style-name="T135">00</text:span><text:change-end text:change-id="ct2584830792816"/><text:span text:style-name="T141">7</text:span><text:change-start text:change-id="ct2584830783696"/></text:p>
            <text:p text:style-name="P470"><text:span text:style-name="T137">S</text:span><text:span text:style-name="T138">eg</text:span><text:span text:style-name="T136"> - </text:span><text:change-end text:change-id="ct2584830783696"/><text:span text:style-name="T136">Bombeiros Civil</text:span><text:change-start text:change-id="ct2584830791376"/><text:span text:style-name="T136"> -3</text:span><text:span text:style-name="T135">00</text:span><text:change-end text:change-id="ct2584830791376"/><text:span text:style-name="T141">8</text:span></text:p>
            <text:p text:style-name="P399"><text:span text:style-name="T98">S</text:span><text:span text:style-name="T99">eg</text:span> – Outras polícias civis - 3098</text:p>
          </table:table-cell>
          <table:table-cell table:style-name="Tabela14.E31" office:value-type="string">
            <text:p text:style-name="P20"><text:change text:change-id="ct2584830784176"/><text:span text:style-name="T117">D</text:span><text:span text:style-name="T116">esconhecido -0</text:span></text:p>
            <text:p text:style-name="P463">Alvenaria -1</text:p>
            <text:p text:style-name="P463">Concreto -2</text:p>
            <text:p text:style-name="P463">Metal -3</text:p>
            <text:p text:style-name="P460">Rocha -4</text:p>
            <text:p text:style-name="P464">Madeira -5</text:p>
            <text:p text:style-name="P460">Outros -98</text:p>
            <text:p text:style-name="P68"/>
            <text:p text:style-name="P514"><text:span text:style-name="T261">R61_</text:span>V</text:p>
          </table:table-cell>
          <table:covered-table-cell/>
        </table:table-row>
        <table:table-row table:style-name="TableLine2584833645104">
          <table:covered-table-cell/>
          <table:covered-table-cell/>
          <table:table-cell table:style-name="Tabela14.C32" table:number-columns-spanned="2" office:value-type="string">
            <text:p text:style-name="P696">R62_A</text:p>
          </table:table-cell>
          <table:covered-table-cell/>
          <table:table-cell table:style-name="Tabela14.E32" office:value-type="string">
            <text:p text:style-name="P441"><text:span text:style-name="T261">R63_</text:span>V</text:p>
          </table:table-cell>
          <table:covered-table-cell/>
        </table:table-row>
      </table:table>
      <text:p text:style-name="P34"/>
      <text:section text:style-name="Sect1" text:name="Seção1">
        <text:p text:style-name="P574"><text:span text:style-name="T261">R32_</text:span>V - (tipo in (0)) and not (material_construcao in (0))</text:p>
        <text:p text:style-name="P567"><text:span text:style-name="T261">R33_</text:span>V - (tipo in (3)) and not (material_construcao in (0,1,2,3,5))</text:p>
        <text:p text:style-name="P581"><text:span text:style-name="T261">R34_A</text:span> - (tipo in (3)) and not (material_construcao in (2))</text:p>
        <text:p text:style-name="P574"><text:span text:style-name="T261">R35_</text:span>V - ((tipo - tipo %100)/100) in (1) and not (material_construcao in (01,2,3,5))</text:p>
        <text:p text:style-name="P574"><text:span text:style-name="T261">R36_</text:span>V - ((tipo - tipo %100)/100) in (2) and not (material_construcao in (0,1,2,3,5))</text:p>
        <text:p text:style-name="P574"><text:span text:style-name="T261">R37_</text:span>V - ((tipo - tipo %100)/100) in (3) and not (material_construcao in (0,1,2,3,4,5,98))</text:p>
        <text:p text:style-name="P574"><text:span text:style-name="T261">R38_</text:span>V - ((tipo - tipo %100)/100) in (4) and not (material_construcao in (<text:span text:style-name="T234">0,</text:span>1,2,3,5))</text:p>
        <text:p text:style-name="P574"><text:span text:style-name="T261">R39_</text:span>V - ((tipo - tipo %100)/100) in (<text:span text:style-name="T235">5</text:span>) and not (material_construcao in (<text:span text:style-name="T234">0,</text:span>1,2,3,5))</text:p>
        <text:p text:style-name="P574"><text:span text:style-name="T261">R40_</text:span>V - ((tipo - tipo %100)/100) in (6) and not (material_construcao in (0,1,2,3,4,5,98))</text:p>
        <text:p text:style-name="P574"><text:span text:style-name="T261">R41_</text:span>V - tipo in (709,710,711,712) and not (material_construcao in (0))</text:p>
        <text:p text:style-name="P574"><text:span text:style-name="T261">R42_</text:span>V - tipo in (713,798) and not (material_construcao in (0,1,2,3,4,5,98))</text:p>
        <text:p text:style-name="P575"><text:span text:style-name="T261">R43_</text:span>V - ((tipo - tipo %100)/100) in (8) and not (material_construcao in (0,1,2,3,4,5,98))</text:p>
        <text:p text:style-name="P575"><text:span text:style-name="T261">R44_</text:span>V - ((tipo - tipo %100)/100) in (<text:span text:style-name="T236">9</text:span>) and not (material_construcao in (0,1,2,3,4,5,98))</text:p>
        <text:p text:style-name="P575"><text:span text:style-name="T261">R45_</text:span>V - (tipo - tipo %100)/100) in (10) and not (material_construcao in (0,1,2,3,4,5))</text:p>
        <text:p text:style-name="P575"><text:span text:style-name="T261">R46_</text:span>V - ((tipo - tipo %100)/100) in (11) and not (material_construcao in (0,1,2,3,4,5,98))</text:p>
        <text:p text:style-name="P575"><text:span text:style-name="T261">R47_</text:span>V - ((tipo - tipo %100)/100) in (12) and not (material_construcao in (0,1,2,3,4,5,98))</text:p>
        <text:p text:style-name="P575"><text:span text:style-name="T261">R48_</text:span>V - ((tipo - tipo %100)/100) in (13) and not (material_construcao in (0,1,2,3,4,5,98))</text:p>
        <text:p text:style-name="P575"><text:span text:style-name="T261">R49_</text:span>V - ((tipo - tipo %100)/100) in (14) and not (material_construcao in (97))</text:p>
        <text:p text:style-name="P575"><text:span text:style-name="T261">R50_</text:span>V - ((tipo - tipo %100)/100) in (15) and not (material_construcao in (<text:span text:style-name="T237">0,</text:span>1,2,3,5))</text:p>
        <text:p text:style-name="P575"><text:span text:style-name="T261">R51_</text:span>V - ((tipo - tipo %100)/100) in (17) and not (material_construcao in (0,1,2,3,4,5,98))</text:p>
        <text:p text:style-name="P575"><text:span text:style-name="T261">R52_</text:span>V - ((tipo - tipo %100)/100) in (19) and not (material_construcao in (0,1,2,3,5,98))</text:p>
        <text:p text:style-name="P575"><text:span text:style-name="T261">R53_</text:span>V - ((tipo - tipo %100)/100) in (20) and not (material_construcao in (0,1,2,3,5,98))</text:p>
        <text:p text:style-name="P575"><text:span text:style-name="T261">R54_</text:span>V - ((tipo - tipo %100)/100) in (21) and not (material_construcao in (0,1,2,3,5,98))</text:p>
        <text:p text:style-name="P575"><text:span text:style-name="T261">R55_</text:span>V - ((tipo - tipo %100)/100) in (22) and not (material_construcao in (0,1,2,3,5)<text:span text:style-name="T282">)</text:span></text:p>
        <text:p text:style-name="P575"><text:span text:style-name="T261">R56_</text:span>V - ((tipo - tipo %100)/100) in (23) and not (material_construcao in (0,1,2,3,5))</text:p>
        <text:p text:style-name="P575"><text:span text:style-name="T261">R57_</text:span>V - ((tipo - tipo %100)/100) in (24) and not (material_construcao in (0,1,2,3,5,98))</text:p>
        <text:p text:style-name="P575"><text:span text:style-name="T261">R58_</text:span>V - ((tipo - tipo %100)/100) in (25) and not (material_construcao in (0,1,2,3,5))</text:p>
        <text:p text:style-name="P574"><text:span text:style-name="T261">R59_</text:span>V - ((tipo - tipo %100)/100) in (26) and not (material_construcao in (<text:span text:style-name="T238">0,</text:span>1,2,3,5))</text:p>
        <text:p text:style-name="P578"><text:span text:style-name="T261">R60_</text:span>V - ((tipo - tipo %100)/100) in (29) and not (material_construcao in (0,1,2,3,4,5,98))</text:p>
        <text:p text:style-name="P569"><text:span text:style-name="T261">R61_</text:span>V - ((tipo - tipo %100)/100) in (30) and not (material_construcao in (0,1,2,3,4,5,98))</text:p>
        <text:p text:style-name="P594"><text:span text:style-name="T261">R62_A</text:span> - ((tipo - tipo %100)/100) in (1, 7, 14, 15, 16) or tipo in (3, 602, 603, 604, 605, 606, 607, 1306, 2030, 2031, 2320)</text:p>
        <text:p text:style-name="P618"><text:span text:style-name="T261">R63_</text:span>V - (tipo %100) in (95, 98) and (observacao is NULL or observacao = '')</text:p>
        <text:p text:style-name="P619"><text:span text:style-name="T261">R</text:span><text:span text:style-name="T289">15</text:span><text:span text:style-name="T261">3_</text:span>V - tipo = 0 and nome is not null</text:p>
      </text:section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584833645648">
          <table:table-cell table:style-name="Tabela17.A1" office:value-type="string">
            <text:p text:style-name="P40">Classe</text:p>
          </table:table-cell>
          <table:table-cell table:style-name="Tabela17.B1" table:number-columns-spanned="4" office:value-type="string">
            <text:p text:style-name="P64"><text:span text:style-name="T26">constr_extracao_mineral</text:span> <text:span text:style-name="T79">[PA]</text:span></text:p>
          </table:table-cell>
          <table:covered-table-cell/>
          <table:covered-table-cell/>
          <table:covered-table-cell/>
        </table:table-row>
        <table:table-row table:style-name="TableLine2584833644016">
          <table:table-cell table:style-name="Tabela17.A2" office:value-type="string">
            <text:p text:style-name="P40">Atributo</text:p>
          </table:table-cell>
          <table:table-cell table:style-name="Tabela17.A2" office:value-type="string">
            <text:p text:style-name="P150">nome<text:span text:style-name="T6"> (0..1)</text:span></text:p>
          </table:table-cell>
          <table:table-cell table:style-name="Tabela17.A2" office:value-type="string">
            <text:p text:style-name="P150">tipo<text:span text:style-name="T5"> (1)</text:span></text:p>
          </table:table-cell>
          <table:table-cell table:style-name="Tabela17.A2" office:value-type="string">
            <text:p text:style-name="P96">forma_extracao<text:span text:style-name="T5"> (1)</text:span></text:p>
          </table:table-cell>
          <table:table-cell table:style-name="Tabela17.E2" office:value-type="string">
            <text:p text:style-name="P64">situacao_fisica<text:span text:style-name="T5"> (1)</text:span></text:p>
          </table:table-cell>
        </table:table-row>
        <table:table-row table:style-name="TableLine2584833650544">
          <table:table-cell table:style-name="Tabela17.A8" table:number-rows-spanned="6" office:value-type="string">
            <text:p text:style-name="P40">Domínio</text:p>
          </table:table-cell>
          <table:table-cell table:style-name="Tabela17.B8" table:number-rows-spanned="6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7.C3" office:value-type="string">
            <text:p text:style-name="P363"><text:span text:style-name="T86">Poço / </text:span><text:span text:style-name="T87">Á</text:span><text:span text:style-name="T86">gua subterrânea</text:span><text:span text:style-name="T83"> -1</text:span><text:span text:style-name="T84"> !</text:span></text:p>
          </table:table-cell>
          <table:table-cell table:style-name="Tabela17.D7" table:number-rows-spanned="5" office:value-type="string">
            <text:p text:style-name="P361">A céu aberto -5</text:p>
            <text:p text:style-name="P310">Subterrânea -6<text:span text:style-name="T1"> !</text:span></text:p>
            <text:p text:style-name="P307"/>
            <text:p text:style-name="P473"><text:span text:style-name="T261">R6</text:span><text:span text:style-name="T267">5</text:span><text:span text:style-name="T261">_A</text:span></text:p>
          </table:table-cell>
          <table:table-cell table:style-name="Tabela17.E7" table:number-rows-spanned="5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69">R3_A</text:p>
          </table:table-cell>
        </table:table-row>
        <table:table-row table:style-name="TableLine2584833653536">
          <table:covered-table-cell/>
          <table:covered-table-cell/>
          <table:table-cell table:style-name="Tabela17.C4" office:value-type="string">
            <text:p text:style-name="P362">Mina / <text:span text:style-name="T124">Pedreira</text:span> -4</text:p>
          </table:table-cell>
          <table:covered-table-cell/>
          <table:covered-table-cell/>
        </table:table-row>
        <table:table-row table:style-name="TableLine2584833645920">
          <table:covered-table-cell/>
          <table:covered-table-cell/>
          <table:table-cell table:style-name="Tabela17.C5" office:value-type="string">
            <text:p text:style-name="P306">Garimpo -5 !</text:p>
          </table:table-cell>
          <table:covered-table-cell/>
          <table:covered-table-cell/>
        </table:table-row>
        <table:table-row table:style-name="TableLine2584833650272">
          <table:covered-table-cell/>
          <table:covered-table-cell/>
          <table:table-cell table:style-name="Tabela17.C6" office:value-type="string">
            <text:p text:style-name="P306">Salina -6 !</text:p>
          </table:table-cell>
          <table:covered-table-cell/>
          <table:covered-table-cell/>
        </table:table-row>
        <table:table-row table:style-name="TableLine2584833660608">
          <table:covered-table-cell/>
          <table:covered-table-cell/>
          <table:table-cell table:style-name="Tabela17.C7" office:value-type="string">
            <text:p text:style-name="P363"><text:span text:style-name="T83">Poço /</text:span><text:span text:style-name="T86"> </text:span><text:span text:style-name="T87">P</text:span><text:span text:style-name="T86">etróleo</text:span><text:span text:style-name="T83"> -</text:span><text:span text:style-name="T88">8</text:span><text:span text:style-name="T84"> !</text:span></text:p>
          </table:table-cell>
          <table:covered-table-cell/>
          <table:covered-table-cell/>
        </table:table-row>
        <table:table-row table:style-name="TableLine2584833657888">
          <table:covered-table-cell/>
          <table:covered-table-cell/>
          <table:table-cell table:style-name="Tabela17.C8" office:value-type="string">
            <text:p text:style-name="P29"><text:span text:style-name="T261">R6</text:span><text:span text:style-name="T267">4</text:span><text:span text:style-name="T261">_A</text:span></text:p>
          </table:table-cell>
          <table:table-cell table:style-name="Tabela17.D8" office:value-type="string">
            <text:p text:style-name="P28">-</text:p>
          </table:table-cell>
          <table:table-cell table:style-name="Tabela17.E8" office:value-type="string">
            <text:p text:style-name="P28"/>
          </table:table-cell>
        </table:table-row>
      </table:table>
      <text:p text:style-name="P4"/>
      <text:p text:style-name="P30"><text:span text:style-name="T261">R6</text:span><text:span text:style-name="T267">4</text:span><text:span text:style-name="T261">_A</text:span> - tipo in (1, 5, 6, 8)</text:p>
      <text:p text:style-name="P474"><text:span text:style-name="T261">R6</text:span><text:span text:style-name="T267">5</text:span><text:span text:style-name="T261">_A</text:span> - forma_extracao in (6)</text:p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2584833660880">
          <table:table-cell table:style-name="Tabela16.A1" office:value-type="string">
            <text:p text:style-name="P40">Classe</text:p>
          </table:table-cell>
          <table:table-cell table:style-name="Tabela16.B1" table:number-columns-spanned="4" office:value-type="string">
            <text:p text:style-name="P77">constr_ocupacao_solo [PLA]</text:p>
          </table:table-cell>
          <table:covered-table-cell/>
          <table:covered-table-cell/>
          <table:covered-table-cell/>
        </table:table-row>
        <table:table-row table:style-name="TableLine2584833661152">
          <table:table-cell table:style-name="Tabela16.A2" office:value-type="string">
            <text:p text:style-name="P40">Atributo</text:p>
          </table:table-cell>
          <table:table-cell table:style-name="Tabela16.A2" office:value-type="string">
            <text:p text:style-name="P150">nome<text:span text:style-name="T6"> (0..1)</text:span></text:p>
          </table:table-cell>
          <table:table-cell table:style-name="Tabela16.A2" office:value-type="string">
            <text:p text:style-name="P177">filtro (1)</text:p>
          </table:table-cell>
          <table:table-cell table:style-name="Tabela16.A2" office:value-type="string">
            <text:p text:style-name="P64">tipo<text:span text:style-name="T5"> (1)</text:span></text:p>
          </table:table-cell>
          <table:table-cell table:style-name="Tabela16.E2" office:value-type="string">
            <text:p text:style-name="P64">situacao_fisica<text:span text:style-name="T5"> (1)</text:span></text:p>
          </table:table-cell>
        </table:table-row>
        <table:table-row table:style-name="TableLine2584833654624">
          <table:table-cell table:style-name="Tabela16.A14" table:number-rows-spanned="12" office:value-type="string">
            <text:p text:style-name="P40">Domínio</text:p>
          </table:table-cell>
          <table:table-cell table:style-name="Tabela16.B14" table:number-rows-spanned="12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6.C3" office:value-type="string">
            <text:p text:style-name="P361">Cemitério -<text:span text:style-name="T28">1XX</text:span></text:p>
            <text:p text:style-name="P378">[P A]</text:p>
          </table:table-cell>
          <table:table-cell table:style-name="Tabela16.D3" office:value-type="string">
            <text:p text:style-name="P332">Cemitério - Crematório -101 !</text:p>
            <text:p text:style-name="P304">Cemitério Parque -102<text:span text:style-name="T1"> !</text:span></text:p>
            <text:p text:style-name="P304">Cemitério Vertical -103<text:span text:style-name="T1"> !</text:span></text:p>
            <text:p text:style-name="P80">Cemitério Comum -104</text:p>
            <text:p text:style-name="P333">Cemitério - Túmulo isolado -105 !</text:p>
          </table:table-cell>
          <table:table-cell table:style-name="Tabela16.E14" table:number-rows-spanned="12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478">R3_A</text:p>
          </table:table-cell>
        </table:table-row>
        <table:table-row table:style-name="TableLine2584833656256">
          <table:covered-table-cell/>
          <table:covered-table-cell/>
          <table:table-cell table:style-name="Tabela16.C4" office:value-type="string">
            <text:p text:style-name="P361">Campo ou quadra -<text:span text:style-name="T28">2XX</text:span></text:p>
            <text:p text:style-name="P378">[P A]</text:p>
          </table:table-cell>
          <table:table-cell table:style-name="Tabela16.D4" office:value-type="string">
            <text:p text:style-name="P343">Campo/Quadra de futebol -201</text:p>
            <text:p text:style-name="P342">Campo/Quadra de basquete -202</text:p>
            <text:p text:style-name="P343">Campo/Quadra de vôlei -203</text:p>
            <text:p text:style-name="P304">Campo/Quadra de pólo -204<text:span text:style-name="T1"> !</text:span></text:p>
            <text:p text:style-name="P305">Campo/Quadra de hipismo -205<text:span text:style-name="T1"> !</text:span></text:p>
            <text:p text:style-name="P342">Campo/Quadra poliesportiva -206</text:p>
            <text:p text:style-name="P343">Campo/Quadra de tênis -207</text:p>
            <text:p text:style-name="P343">Campo/Quadra - Outras quadras esportivas -298</text:p>
          </table:table-cell>
          <table:covered-table-cell/>
        </table:table-row>
        <table:table-row table:style-name="TableLine2584833658432">
          <table:covered-table-cell/>
          <table:covered-table-cell/>
          <table:table-cell table:style-name="Tabela16.C12" office:value-type="string">
            <text:p text:style-name="P311">Pista competição <text:span text:style-name="T29">-3XX !</text:span></text:p>
            <text:p text:style-name="P103">[<text:span text:style-name="T161">P</text:span>L<text:span text:style-name="T161">A</text:span>]</text:p>
          </table:table-cell>
          <table:table-cell table:style-name="Tabela16.D12" office:value-type="string">
            <text:p text:style-name="P342">Pista de atletismo -301</text:p>
            <text:p text:style-name="P343">Pista de ciclismo -302</text:p>
            <text:p text:style-name="P343">Pista de motociclismo -303</text:p>
            <text:p text:style-name="P342">Pista de automobilismo -304</text:p>
            <text:p text:style-name="P77">Pista de corrida de cavalos -305</text:p>
            <text:p text:style-name="P410">Pista de bicicross – 306</text:p>
            <text:p text:style-name="P410">Pista de motocross – 307</text:p>
            <text:p text:style-name="P343">Pista - Outras pistas de competição -398</text:p>
          </table:table-cell>
          <table:covered-table-cell/>
        </table:table-row>
        <table:table-row table:style-name="TableLine2584833666592">
          <table:covered-table-cell/>
          <table:covered-table-cell/>
          <table:table-cell table:style-name="Tabela16.C12" office:value-type="string">
            <text:p text:style-name="P310">Pátio -<text:span text:style-name="T28">4XX !</text:span></text:p>
            <text:p text:style-name="P103">[A]</text:p>
          </table:table-cell>
          <table:table-cell table:style-name="Tabela16.D12" office:value-type="string">
            <text:p text:style-name="P343">Pátio rodoviário -404</text:p>
            <text:p text:style-name="P342">Pátio ferroviário -405</text:p>
            <text:p text:style-name="P342">Pátio metroviário -406</text:p>
            <text:p text:style-name="P343">Pátio aeroportuário -409</text:p>
            <text:p text:style-name="P342">Pátio portuário -414</text:p>
            <text:p text:style-name="P343">Pátio <text:span text:style-name="T198">hidro</text:span>viário -4<text:span text:style-name="T198">1</text:span>5</text:p>
            <text:p text:style-name="P343">Pátio <text:span text:style-name="T199">de dutos</text:span> -4<text:span text:style-name="T199">16</text:span></text:p>
          </table:table-cell>
          <table:covered-table-cell/>
        </table:table-row>
        <table:table-row table:style-name="TableLine2584833671216">
          <table:covered-table-cell/>
          <table:covered-table-cell/>
          <table:table-cell table:style-name="Tabela16.C12" office:value-type="string">
            <text:p text:style-name="P310">Piscina -<text:span text:style-name="T28">5XX !</text:span></text:p>
            <text:p text:style-name="P103">[A]</text:p>
          </table:table-cell>
          <table:table-cell table:style-name="Tabela16.D12" office:value-type="string">
            <text:p text:style-name="P342">Piscina -501</text:p>
          </table:table-cell>
          <table:covered-table-cell/>
        </table:table-row>
        <table:table-row table:style-name="TableLine2584833666864">
          <table:covered-table-cell/>
          <table:covered-table-cell/>
          <table:table-cell table:style-name="Tabela16.C12" office:value-type="string">
            <text:p text:style-name="P312"><text:span text:style-name="T162">Sítio Arqueológico</text:span> -6XX !</text:p>
            <text:p text:style-name="P103">[A]</text:p>
          </table:table-cell>
          <table:table-cell table:style-name="Tabela16.D12" office:value-type="string">
            <text:p text:style-name="P127">Sítio Arqueológico -601</text:p>
          </table:table-cell>
          <table:covered-table-cell/>
        </table:table-row>
        <table:table-row table:style-name="TableLine2584833662240">
          <table:covered-table-cell/>
          <table:covered-table-cell/>
          <table:table-cell table:style-name="Tabela16.C12" office:value-type="string">
            <text:p text:style-name="P312">Ruína -7XX !</text:p>
            <text:p text:style-name="P103">[P A]</text:p>
          </table:table-cell>
          <table:table-cell table:style-name="Tabela16.D12" office:value-type="string">
            <text:p text:style-name="P128">Ruína -701</text:p>
          </table:table-cell>
          <table:covered-table-cell/>
        </table:table-row>
        <table:table-row table:style-name="TableLine2584833663872">
          <table:covered-table-cell/>
          <table:covered-table-cell/>
          <table:table-cell table:style-name="Tabela16.C12" office:value-type="string">
            <text:p text:style-name="P411">Equipamento agropecuário - 8XX</text:p>
            <text:p text:style-name="P411">[PLA]</text:p>
          </table:table-cell>
          <table:table-cell table:style-name="Tabela16.D12" office:value-type="string">
            <text:p text:style-name="P110">Moega – 801</text:p>
            <text:p text:style-name="P110">Moinho – 802</text:p>
            <text:p text:style-name="P110">Secador – 80<text:span text:style-name="T190">3</text:span></text:p>
            <text:p text:style-name="P110">Tombador – 80<text:span text:style-name="T190">4</text:span></text:p>
            <text:p text:style-name="P111">Elevador de grãos – 80<text:span text:style-name="T200">5</text:span></text:p>
            <text:p text:style-name="P111">Pivô central - 80<text:span text:style-name="T200">6</text:span></text:p>
          </table:table-cell>
          <table:covered-table-cell/>
        </table:table-row>
        <table:table-row table:style-name="TableLine2584833667136">
          <table:covered-table-cell/>
          <table:covered-table-cell/>
          <table:table-cell table:style-name="Tabela16.C12" office:value-type="string">
            <text:p text:style-name="P412">Estacionamento – 9XX</text:p>
            <text:p text:style-name="P379">[A]</text:p>
          </table:table-cell>
          <table:table-cell table:style-name="Tabela16.D12" office:value-type="string">
            <text:p text:style-name="P167">Estacionamento - 901</text:p>
          </table:table-cell>
          <table:covered-table-cell/>
        </table:table-row>
        <table:table-row table:style-name="TableLine2584833666320">
          <table:covered-table-cell/>
          <table:covered-table-cell/>
          <table:table-cell table:style-name="Tabela16.C12" office:value-type="string">
            <text:p text:style-name="P314">Arquibancada – 10XX !</text:p>
            <text:p text:style-name="P410">[LA]</text:p>
          </table:table-cell>
          <table:table-cell table:style-name="Tabela16.D12" office:value-type="string">
            <text:p text:style-name="P129">Arquibancada – 1001</text:p>
          </table:table-cell>
          <table:covered-table-cell/>
        </table:table-row>
        <table:table-row table:style-name="TableLine2584833673120">
          <table:covered-table-cell/>
          <table:covered-table-cell/>
          <table:table-cell table:style-name="Tabela16.C13" office:value-type="string">
            <text:p text:style-name="P84"><text:span text:style-name="T168">Farol</text:span> -<text:span text:style-name="T231">11</text:span><text:span text:style-name="T168">XX</text:span></text:p>
            <text:p text:style-name="P244">[P]</text:p>
          </table:table-cell>
          <table:table-cell table:style-name="Tabela16.D13" office:value-type="string">
            <text:p text:style-name="P255">Farol ou farolete -<text:span text:style-name="T231">11</text:span>0<text:span text:style-name="T231">1</text:span></text:p>
          </table:table-cell>
          <table:covered-table-cell/>
        </table:table-row>
        <table:table-row table:style-name="TableLine2584833661968">
          <table:covered-table-cell/>
          <table:covered-table-cell/>
          <table:table-cell table:style-name="Tabela16.C14" office:value-type="string">
            <text:p text:style-name="P313">Ponto de estacão de medição de fenômenos – 16XX !</text:p>
            <text:p text:style-name="P125">[P]</text:p>
          </table:table-cell>
          <table:table-cell table:style-name="Tabela16.D14" office:value-type="string">
            <text:p text:style-name="P127">Estação climatológica principal -1601</text:p>
            <text:p text:style-name="P127">Estação climatológica auxiliar -1602</text:p>
            <text:p text:style-name="P127">Estação agroclimatológica -1603</text:p>
            <text:p text:style-name="P127">Estação pluviométrica -1604</text:p>
            <text:p text:style-name="P127">Estação eólica -1605</text:p>
            <text:p text:style-name="P127">Estação evaporimétrica -1606</text:p>
            <text:p text:style-name="P127">Estação solarimétrica -1607</text:p>
            <text:p text:style-name="P127">Estação de radar meteorológico -1608</text:p>
            <text:p text:style-name="P127">Estação de rádiosonda -1609</text:p>
            <text:p text:style-name="P127">Estação fluviométrica -1610</text:p>
            <text:p text:style-name="P127">Estação maregráfica -1611</text:p>
            <text:p text:style-name="P127">Estação mares terrestres - crosta -1612</text:p>
            <text:p text:style-name="P127">Estação Hidrológica – 1613</text:p>
            <text:p text:style-name="P127">Estação Metero-maregráfica - 1614</text:p>
          </table:table-cell>
          <table:covered-table-cell/>
        </table:table-row>
        <table:table-row table:style-name="TableLine2584833670944">
          <table:table-cell table:style-name="Tabela16.A15" office:value-type="string">
            <text:p text:style-name="Standard"/>
          </table:table-cell>
          <table:table-cell table:style-name="Tabela16.B15" office:value-type="string">
            <text:p text:style-name="Standard"/>
          </table:table-cell>
          <table:table-cell table:style-name="Tabela16.C15" office:value-type="string">
            <text:p text:style-name="P313"/>
          </table:table-cell>
          <table:table-cell table:style-name="Tabela16.D15" office:value-type="string">
            <text:p text:style-name="P475">R<text:span text:style-name="T268">66_A</text:span></text:p>
            <text:p text:style-name="P442">R63_V</text:p>
          </table:table-cell>
          <table:table-cell table:style-name="Tabela16.E15" office:value-type="string">
            <text:p text:style-name="Standard"/>
          </table:table-cell>
        </table:table-row>
      </table:table>
      <text:p text:style-name="P6"/>
      <text:p text:style-name="P476">R<text:span text:style-name="T268">66_A - ((tipo - tipo %100)/100) in (3, 4, 5, 6, 7, 10, 16) or tipo in (101, 102, 103, 204, 205)</text:span></text:p>
      <text:p text:style-name="P6"/>
      <table:table table:name="Tabela6" table:style-name="Tabela6">
        <table:table-column table:style-name="Tabela6.A"/>
        <table:table-column table:style-name="Tabela6.B" table:number-columns-repeated="3"/>
        <table:table-row table:style-name="TableLine2584833646736">
          <table:table-cell table:style-name="Tabela6.A1" office:value-type="string">
            <text:p text:style-name="P41">Classe</text:p>
          </table:table-cell>
          <table:table-cell table:style-name="Tabela6.B1" table:number-columns-spanned="3" office:value-type="string">
            <text:p text:style-name="P117">elemnat_curva_nivel<text:span text:style-name="T7"> [L]</text:span></text:p>
          </table:table-cell>
          <table:covered-table-cell/>
          <table:covered-table-cell/>
        </table:table-row>
        <table:table-row table:style-name="TableLine2584833671488">
          <table:table-cell table:style-name="Tabela6.A2" office:value-type="string">
            <text:p text:style-name="P41">Atributo</text:p>
          </table:table-cell>
          <table:table-cell table:style-name="Tabela6.A2" office:value-type="string">
            <text:p text:style-name="P117">cota (1)</text:p>
          </table:table-cell>
          <table:table-cell table:style-name="Tabela6.A2" office:value-type="string">
            <text:p text:style-name="P117">indice (1)</text:p>
          </table:table-cell>
          <table:table-cell table:style-name="Tabela6.D2" office:value-type="string">
            <text:p text:style-name="P117">depressao (1)</text:p>
          </table:table-cell>
        </table:table-row>
        <table:table-row table:style-name="TableLine2584833673664">
          <table:table-cell table:style-name="Tabela6.A3" office:value-type="string">
            <text:p text:style-name="P41">Domínio</text:p>
          </table:table-cell>
          <table:table-cell table:style-name="Tabela6.B3" office:value-type="string">
            <text:p text:style-name="P51">A ser preenchido</text:p>
          </table:table-cell>
          <table:table-cell table:style-name="Tabela6.C3" office:value-type="string">
            <text:p text:style-name="P51">Mestra -1</text:p>
            <text:p text:style-name="P51">Normal -2</text:p>
            <text:p text:style-name="P55">Auxiliar -3</text:p>
          </table:table-cell>
          <table:table-cell table:style-name="Tabela6.D3" office:value-type="string">
            <text:p text:style-name="P55">Sim -1</text:p>
            <text:p text:style-name="P55">Não -2</text:p>
          </table:table-cell>
        </table:table-row>
      </table:table>
      <text:p text:style-name="P6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584833669584">
          <table:table-cell table:style-name="Table8.A1" office:value-type="string">
            <text:p text:style-name="P45">Classe</text:p>
          </table:table-cell>
          <table:table-cell table:style-name="Table8.B1" table:number-columns-spanned="2" office:value-type="string">
            <text:p text:style-name="P89">elemnat_elemento_fisiografico [PLA]</text:p>
          </table:table-cell>
          <table:covered-table-cell/>
        </table:table-row>
        <table:table-row table:style-name="TableLine2584833672032">
          <table:table-cell table:style-name="Table8.A2" office:value-type="string">
            <text:p text:style-name="P45">Atributo</text:p>
          </table:table-cell>
          <table:table-cell table:style-name="Table8.A2" office:value-type="string">
            <text:p text:style-name="P151">nome<text:span text:style-name="T6"> (0..1)</text:span></text:p>
          </table:table-cell>
          <table:table-cell table:style-name="Table8.C2" office:value-type="string">
            <text:p text:style-name="P151">tipo<text:span text:style-name="T5"> (1)</text:span></text:p>
          </table:table-cell>
        </table:table-row>
        <table:table-row table:style-name="TableLine2584833672576">
          <table:table-cell table:style-name="Table8.A6" table:number-rows-spanned="4" office:value-type="string">
            <text:p text:style-name="P45">Domínio</text:p>
          </table:table-cell>
          <table:table-cell table:style-name="Table8.B6" table:number-rows-spanned="4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le8.C3" office:value-type="string">
            <text:p text:style-name="P83">Dolina -15</text:p>
            <text:p text:style-name="P83">Duna -16</text:p>
            <text:p text:style-name="P87">Rocha - Área rochosa/lajedo -23</text:p>
            <text:p text:style-name="P89">[A]</text:p>
          </table:table-cell>
        </table:table-row>
        <table:table-row table:style-name="TableLine2584833664960">
          <table:covered-table-cell/>
          <table:covered-table-cell/>
          <table:table-cell table:style-name="Table8.C4" office:value-type="string">
            <text:p text:style-name="P83">Escarpa -8</text:p>
            <text:p text:style-name="P83">Falésia -13</text:p>
            <text:p text:style-name="P83">Talude -14</text:p>
            <text:p text:style-name="P89">[L]</text:p>
          </table:table-cell>
        </table:table-row>
        <table:table-row table:style-name="TableLine2584833661424">
          <table:covered-table-cell/>
          <table:covered-table-cell/>
          <table:table-cell table:style-name="Table8.C5" office:value-type="string">
            <text:p text:style-name="P83">Gruta -19</text:p>
            <text:p text:style-name="P87">Caverna -20</text:p>
            <text:p text:style-name="P89">[P]</text:p>
          </table:table-cell>
        </table:table-row>
        <table:table-row table:style-name="TableLine2584832868688">
          <table:covered-table-cell/>
          <table:covered-table-cell/>
          <table:table-cell table:style-name="Table8.C6" office:value-type="string">
            <text:p text:style-name="P83">Rocha - Matacão/pedra -21</text:p>
            <text:p text:style-name="P83">Rocha - Penedo isolado -22</text:p>
            <text:p text:style-name="P89">[P A]</text:p>
          </table:table-cell>
        </table:table-row>
      </table:table>
      <text:p text:style-name="P10"/>
      <text:p text:style-name="P19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2584834596992">
          <table:table-cell table:style-name="Tabela28.A1" office:value-type="string">
            <text:p text:style-name="P48">Classe</text:p>
          </table:table-cell>
          <table:table-cell table:style-name="Tabela28.B1" table:number-columns-spanned="2" office:value-type="string">
            <text:p text:style-name="P97"><text:span text:style-name="T27">elemnat_elemento_hidrografico [PLA] / centroide_elemento_hidrografico </text:span><text:span text:style-name="T229">[P]</text:span></text:p>
          </table:table-cell>
          <table:covered-table-cell/>
        </table:table-row>
        <table:table-row table:style-name="TableLine2584834592912">
          <table:table-cell table:style-name="Tabela28.A2" office:value-type="string">
            <text:p text:style-name="P48">Atributo</text:p>
          </table:table-cell>
          <table:table-cell table:style-name="Tabela28.A2" office:value-type="string">
            <text:p text:style-name="P149">nome<text:span text:style-name="T6"> (0..1)</text:span></text:p>
          </table:table-cell>
          <table:table-cell table:style-name="Tabela28.C2" office:value-type="string">
            <text:p text:style-name="P149">tipo<text:span text:style-name="T5"> (1)</text:span></text:p>
          </table:table-cell>
        </table:table-row>
        <table:table-row table:style-name="TableLine2584834590192">
          <table:table-cell table:style-name="Tabela28.A7" table:number-rows-spanned="5" office:value-type="string">
            <text:p text:style-name="P48">Domínio</text:p>
          </table:table-cell>
          <table:table-cell table:style-name="Tabela28.B7" table:number-rows-spanned="5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8.C3" office:value-type="string">
            <text:p text:style-name="P658">Banco de areia <text:span text:style-name="T31">Fluvial</text:span> -<text:span text:style-name="T31">14 </text:span></text:p>
            <text:p text:style-name="P658">Banco de areia <text:span text:style-name="T31">Marítimo</text:span> -<text:span text:style-name="T31">15 </text:span></text:p>
            <text:p text:style-name="P660">Banco de areia Lacustre -16 </text:p>
            <text:p text:style-name="P659"><text:span text:style-name="T31">Banco de areia Cordão Arenoso -17 </text:span></text:p>
            <text:p text:style-name="P148"><text:span text:style-name="T31">[</text:span>A]</text:p>
          </table:table-cell>
        </table:table-row>
        <table:table-row table:style-name="TableLine2584834595360">
          <table:covered-table-cell/>
          <table:covered-table-cell/>
          <table:table-cell table:style-name="Tabela28.C4" office:value-type="string">
            <text:p text:style-name="P259">Cachoeira -9</text:p>
            <text:p text:style-name="P259">Salto -10</text:p>
            <text:p text:style-name="P293">Catarata -11<text:span text:style-name="T1"> !</text:span></text:p>
            <text:p text:style-name="P247">[P L]</text:p>
          </table:table-cell>
        </table:table-row>
        <table:table-row table:style-name="TableLine2584834597264">
          <table:covered-table-cell/>
          <table:covered-table-cell/>
          <table:table-cell table:style-name="Tabela28.C5" office:value-type="string">
            <text:p text:style-name="P409"><text:span text:style-name="T83">Foz </text:span><text:span text:style-name="T90">Marítima</text:span><text:span text:style-name="T83"> -6</text:span><text:span text:style-name="T84"> !</text:span></text:p>
            <text:p text:style-name="P174">Corredeira -12</text:p>
            <text:p text:style-name="P247">[P L A]</text:p>
          </table:table-cell>
        </table:table-row>
        <table:table-row table:style-name="TableLine2584834591552">
          <table:covered-table-cell/>
          <table:covered-table-cell/>
          <table:table-cell table:style-name="Tabela28.C6" office:value-type="string">
            <text:p text:style-name="P86">Poço <text:span text:style-name="T80">dágua</text:span> -1</text:p>
            <text:p text:style-name="P86">Poço artesiano -2</text:p>
            <text:p text:style-name="P658">Olho dágua -3<text:span text:style-name="T1"> </text:span></text:p>
            <text:p text:style-name="P247">[P]</text:p>
          </table:table-cell>
        </table:table-row>
        <table:table-row table:style-name="TableLine2584834605968">
          <table:covered-table-cell/>
          <table:covered-table-cell/>
          <table:table-cell table:style-name="Tabela28.C7" office:value-type="string">
            <text:p text:style-name="P659">Rocha em água -8<text:span text:style-name="T1"> </text:span></text:p>
            <text:p text:style-name="P658">Recife <text:span text:style-name="T47">Contíguo</text:span> -<text:span text:style-name="T32">18 </text:span></text:p>
            <text:p text:style-name="P658">Recife <text:span text:style-name="T32">Afastado</text:span> -<text:span text:style-name="T32">19 </text:span></text:p>
            <text:p text:style-name="P202">[P A]</text:p>
            <text:p text:style-name="P202"/>
            <text:p text:style-name="P477">R67_A </text:p>
          </table:table-cell>
        </table:table-row>
      </table:table>
      <text:p text:style-name="P19"/>
      <text:p text:style-name="P595">R67_A - tipo in (3, 6, 8, 11, 14, 15, 16, 17, 18, 19)</text:p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84834599712">
          <table:table-cell table:style-name="Tabela3.A1" office:value-type="string">
            <text:p text:style-name="P48">Classe </text:p>
          </table:table-cell>
          <table:table-cell table:style-name="Tabela3.B1" table:number-columns-spanned="2" office:value-type="string">
            <text:p text:style-name="P554">elemnat_ilha [A] / centroide_ilha <text:span text:style-name="T229">[P]</text:span></text:p>
          </table:table-cell>
          <table:covered-table-cell/>
        </table:table-row>
        <table:table-row table:style-name="TableLine2584834589104">
          <table:table-cell table:style-name="Tabela3.A2" office:value-type="string">
            <text:p text:style-name="P48">Atributo</text:p>
          </table:table-cell>
          <table:table-cell table:style-name="Tabela3.A2" office:value-type="string">
            <text:p text:style-name="P149">nome<text:span text:style-name="T6"> (0..1)</text:span></text:p>
          </table:table-cell>
          <table:table-cell table:style-name="Tabela3.C2" office:value-type="string">
            <text:p text:style-name="P149">tipo<text:span text:style-name="T5"> (1)</text:span></text:p>
          </table:table-cell>
        </table:table-row>
        <table:table-row table:style-name="TableLine2584834593456">
          <table:table-cell table:style-name="Tabela3.A3" office:value-type="string">
            <text:p text:style-name="P48">Domínio</text:p>
          </table:table-cell>
          <table:table-cell table:style-name="Tabela3.B3" office:value-type="string">
            <text:p text:style-name="P49">A ser preenchido</text:p>
            <text:p text:style-name="P508">(*)</text:p>
            <text:p text:style-name="P49"/>
            <text:p text:style-name="P447">R1_V</text:p>
            <text:p text:style-name="P532">R2_V</text:p>
            <text:p text:style-name="P706">R4_V</text:p>
          </table:table-cell>
          <table:table-cell table:style-name="Tabela3.C3" office:value-type="string">
            <text:p text:style-name="P259">Ilha <text:span text:style-name="T32">Fluvial</text:span>-<text:span text:style-name="T202">1</text:span></text:p>
            <text:p text:style-name="P259">Ilha <text:span text:style-name="T32">Lacustre</text:span>-<text:span text:style-name="T202">3</text:span></text:p>
            <text:p text:style-name="P85">Ilha <text:span text:style-name="T32">Mar</text:span><text:span text:style-name="T202">í</text:span><text:span text:style-name="T32">tima</text:span>-<text:span text:style-name="T202">2</text:span></text:p>
          </table:table-cell>
        </table:table-row>
      </table:table>
      <text:p text:style-name="P19"/>
      <text:p text:style-name="P576">R4_V – nome is null</text:p>
      <text:p text:style-name="P19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2584834589920">
          <table:table-cell table:style-name="Tabela29.A1" office:value-type="string">
            <text:p text:style-name="P48">Classe</text:p>
          </table:table-cell>
          <table:table-cell table:style-name="Tabela29.B1" table:number-columns-spanned="3" office:value-type="string">
            <text:p text:style-name="P118">elemnat_ponto_cotado<text:span text:style-name="T7"> [P]</text:span></text:p>
          </table:table-cell>
          <table:covered-table-cell/>
          <table:covered-table-cell/>
        </table:table-row>
        <table:table-row table:style-name="TableLine2584834601616">
          <table:table-cell table:style-name="Tabela29.A2" office:value-type="string">
            <text:p text:style-name="P48">Atributo</text:p>
          </table:table-cell>
          <table:table-cell table:style-name="Tabela29.A2" office:value-type="string">
            <text:p text:style-name="P118">cota (1)</text:p>
          </table:table-cell>
          <table:table-cell table:style-name="Tabela29.A2" office:value-type="string">
            <text:p text:style-name="P118">cota_comprovada (1)</text:p>
          </table:table-cell>
          <table:table-cell table:style-name="Tabela29.D2" office:value-type="string">
            <text:p text:style-name="P118">cota_<text:span text:style-name="T203">mais_alta</text:span> (1)</text:p>
          </table:table-cell>
        </table:table-row>
        <table:table-row table:style-name="TableLine2584834598896">
          <table:table-cell table:style-name="Tabela29.A3" office:value-type="string">
            <text:p text:style-name="P48">Domínio</text:p>
          </table:table-cell>
          <table:table-cell table:style-name="Tabela29.B3" office:value-type="string">
            <text:p text:style-name="P57">A ser preenchido</text:p>
          </table:table-cell>
          <table:table-cell table:style-name="Tabela29.C3" office:value-type="string">
            <text:p text:style-name="P317">Sim -1 !</text:p>
            <text:p text:style-name="P57">Não -2</text:p>
            <text:p text:style-name="P57"/>
            <text:p text:style-name="P689">R68_A</text:p>
          </table:table-cell>
          <table:table-cell table:style-name="Tabela29.D3" office:value-type="string">
            <text:p text:style-name="P57">Sim -1</text:p>
            <text:p text:style-name="P57">Não -2</text:p>
          </table:table-cell>
        </table:table-row>
      </table:table>
      <text:p text:style-name="P19"/>
      <text:p text:style-name="P609"><text:span text:style-name="T268">R68_A</text:span> - cota_comprovada in (1)</text:p>
      <text:p text:style-name="P19"/>
      <table:table table:name="Tabela7" table:style-name="Tabela7">
        <table:table-column table:style-name="Tabela7.A"/>
        <table:table-column table:style-name="Tabela7.B"/>
        <table:table-row table:style-name="TableLine2584834602160">
          <table:table-cell table:style-name="Tabela7.A1" office:value-type="string">
            <text:p text:style-name="P48">Classe </text:p>
          </table:table-cell>
          <table:table-cell table:style-name="Tabela7.B1" office:value-type="string">
            <text:p text:style-name="P178">elemnat_terreno_sujeito_inundacao [A]</text:p>
          </table:table-cell>
        </table:table-row>
        <table:table-row table:style-name="TableLine2584834604880">
          <table:table-cell table:style-name="Tabela7.A2" office:value-type="string">
            <text:p text:style-name="P48">Atributo</text:p>
          </table:table-cell>
          <table:table-cell table:style-name="Tabela7.B2" office:value-type="string">
            <text:p text:style-name="P406"/>
          </table:table-cell>
        </table:table-row>
        <table:table-row table:style-name="TableLine2584834603248">
          <table:table-cell table:style-name="Tabela7.A3" office:value-type="string">
            <text:p text:style-name="P48">Domínio</text:p>
          </table:table-cell>
          <table:table-cell table:style-name="Tabela7.B3" office:value-type="string">
            <text:p text:style-name="P48"/>
          </table:table-cell>
        </table:table-row>
      </table:table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584834594000">
          <table:table-cell table:style-name="Table7.A1" office:value-type="string">
            <text:p text:style-name="P44">Classe</text:p>
          </table:table-cell>
          <table:table-cell table:style-name="Table7.B1" table:number-columns-spanned="2" office:value-type="string">
            <text:p text:style-name="P488"><text:span text:style-name="T148">elemnat_</text:span>toponimo_fisiografico_natural<text:span text:style-name="T148"> [PL]</text:span></text:p>
          </table:table-cell>
          <table:covered-table-cell/>
        </table:table-row>
        <table:table-row table:style-name="TableLine2584834603792">
          <table:table-cell table:style-name="Table7.A2" office:value-type="string">
            <text:p text:style-name="P44">Atributo</text:p>
          </table:table-cell>
          <table:table-cell table:style-name="Table7.A2" office:value-type="string">
            <text:p text:style-name="P152">nome<text:span text:style-name="T6"> (0..1)</text:span></text:p>
          </table:table-cell>
          <table:table-cell table:style-name="Table7.C2" office:value-type="string">
            <text:p text:style-name="P152">tipo<text:span text:style-name="T5"> (1)</text:span></text:p>
          </table:table-cell>
        </table:table-row>
        <table:table-row table:style-name="TableLine2584834619568">
          <table:table-cell table:style-name="Table7.A5" table:number-rows-spanned="3" office:value-type="string">
            <text:p text:style-name="P44">Domínio</text:p>
          </table:table-cell>
          <table:table-cell table:style-name="Table7.B5" table:number-rows-spanned="3" office:value-type="string">
            <text:p text:style-name="P50">A ser preenchido</text:p>
            <text:p text:style-name="P508">(*)</text:p>
            <text:p text:style-name="P50"/>
            <text:p text:style-name="P448">R1_V</text:p>
            <text:p text:style-name="P533">R2_V</text:p>
            <text:p text:style-name="P706">R4_V</text:p>
          </table:table-cell>
          <table:table-cell table:style-name="Table7.C3" office:value-type="string">
            <text:p text:style-name="P252">Serra -1</text:p>
            <text:p text:style-name="P243">[L]</text:p>
          </table:table-cell>
        </table:table-row>
        <table:table-row table:style-name="TableLine2584834607328">
          <table:covered-table-cell/>
          <table:covered-table-cell/>
          <table:table-cell table:style-name="Table7.C4" office:value-type="string">
            <text:p text:style-name="P88">Montanha -3</text:p>
            <text:p text:style-name="P292">Chapada -4<text:span text:style-name="T1"> !</text:span></text:p>
            <text:p text:style-name="P252"><text:span text:style-name="T83">Maciço -5</text:span><text:span text:style-name="T84"> !</text:span></text:p>
            <text:p text:style-name="P292">Planalto -6<text:span text:style-name="T1"> !</text:span></text:p>
            <text:p text:style-name="P292">Planície -7<text:span text:style-name="T1"> !</text:span></text:p>
            <text:p text:style-name="P294">Península -9<text:span text:style-name="T1"> !</text:span></text:p>
            <text:p text:style-name="P292">Ponta -10<text:span text:style-name="T1"> !</text:span></text:p>
            <text:p text:style-name="P294">Cabo -11<text:span text:style-name="T1"> !</text:span></text:p>
            <text:p text:style-name="P260">Pico -17</text:p>
            <text:p text:style-name="P243">[P]</text:p>
          </table:table-cell>
        </table:table-row>
        <table:table-row table:style-name="TableLine2584834619024">
          <table:covered-table-cell/>
          <table:covered-table-cell/>
          <table:table-cell table:style-name="Table7.C5" office:value-type="string">
            <text:p text:style-name="P254">Morro -2</text:p>
            <text:p text:style-name="P253">Praia -12</text:p>
            <text:p text:style-name="P93">[P L]</text:p>
            <text:p text:style-name="P93"/>
            <text:p text:style-name="P486"><text:span text:style-name="T268">R6</text:span><text:span text:style-name="T270">9</text:span><text:span text:style-name="T268">_A</text:span></text:p>
          </table:table-cell>
        </table:table-row>
      </table:table>
      <text:p text:style-name="P9"/>
      <text:p text:style-name="P598"><text:span text:style-name="T268">R6</text:span><text:span text:style-name="T270">9</text:span><text:span text:style-name="T268">_A - tipo in (4, 5, 6, 7, 9, 10, 11)</text:span></text:p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584834601344">
          <table:table-cell table:style-name="Tabela5.A1" office:value-type="string">
            <text:p text:style-name="P43">Classe</text:p>
          </table:table-cell>
          <table:table-cell table:style-name="Tabela5.B1" table:number-columns-spanned="4" office:value-type="string">
            <text:p text:style-name="P142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2584834611952">
          <table:table-cell table:style-name="Tabela5.A2" office:value-type="string">
            <text:p text:style-name="P43">Atributo</text:p>
          </table:table-cell>
          <table:table-cell table:style-name="Tabela5.A2" office:value-type="string">
            <text:p text:style-name="P143">nome<text:span text:style-name="T6"> (0..1)</text:span></text:p>
          </table:table-cell>
          <table:table-cell table:style-name="Tabela5.A2" office:value-type="string">
            <text:p text:style-name="P143">tipo<text:span text:style-name="T5"> (1)</text:span></text:p>
          </table:table-cell>
          <table:table-cell table:style-name="Tabela5.A2" office:value-type="string">
            <text:p text:style-name="P143">regime<text:span text:style-name="T5"> (1)</text:span></text:p>
          </table:table-cell>
          <table:table-cell table:style-name="Tabela5.E2" office:value-type="string">
            <text:p text:style-name="P144"><text:span text:style-name="T204">situacao_em_poligono</text:span><text:span text:style-name="T5"> (1)</text:span></text:p>
          </table:table-cell>
        </table:table-row>
        <table:table-row table:style-name="TableLine2584834616848">
          <table:table-cell table:style-name="Tabela5.A4" table:number-rows-spanned="2" office:value-type="string">
            <text:p text:style-name="P43">Domínio</text:p>
          </table:table-cell>
          <table:table-cell table:style-name="Tabela5.B4" table:number-rows-spanned="2" office:value-type="string">
            <text:p text:style-name="P49">A ser preenchido</text:p>
            <text:p text:style-name="P49"/>
            <text:p text:style-name="P447">R1_V</text:p>
            <text:p text:style-name="P447">R2_V</text:p>
          </table:table-cell>
          <table:table-cell table:style-name="Tabela5.C3" office:value-type="string">
            <text:p text:style-name="P208">Rio <text:span text:style-name="T4">-1</text:span></text:p>
            <text:p text:style-name="P204">Canal<text:span text:style-name="T4">-2</text:span></text:p>
            <text:p text:style-name="P334">Canal encoberto – 4 !</text:p>
            <text:p text:style-name="P207"/>
            <text:p text:style-name="P690">R70_A</text:p>
          </table:table-cell>
          <table:table-cell table:style-name="Tabela5.D3" office:value-type="string">
            <text:p text:style-name="P381">Desconhecido -0</text:p>
            <text:p text:style-name="P204">Permanente <text:span text:style-name="T4">-1</text:span></text:p>
            <text:p text:style-name="P296">Temporário <text:span text:style-name="T4">-3 !</text:span></text:p>
            <text:p text:style-name="P295">Seco <text:span text:style-name="T4">-5 !</text:span></text:p>
            <text:p text:style-name="P295"/>
            <text:p text:style-name="P203"><text:span text:style-name="T59">R71_</text:span><text:span text:style-name="T49">V</text:span></text:p>
            <text:p text:style-name="P691">R72_A</text:p>
          </table:table-cell>
          <table:table-cell table:style-name="Tabela5.E4" table:number-rows-spanned="2" office:value-type="string">
            <text:p text:style-name="P206">Fora de polígono <text:span text:style-name="T4">-1</text:span></text:p>
            <text:p text:style-name="P458">Dentro de polígono - Trecho principal <text:span text:style-name="T4">-</text:span><text:span text:style-name="T204">2</text:span></text:p>
            <text:p text:style-name="P458">Dentro de polígono - Trecho secundário <text:span text:style-name="T4">-</text:span><text:span text:style-name="T204">3</text:span></text:p>
            <text:p text:style-name="P458"><text:span text:style-name="T4">Dentro de polígono - Trecho compartilhado -</text:span><text:span text:style-name="T204">4</text:span></text:p>
          </table:table-cell>
        </table:table-row>
        <table:table-row table:style-name="TableLine2584834609232">
          <table:covered-table-cell/>
          <table:covered-table-cell/>
          <table:table-cell table:style-name="Tabela5.C4" office:value-type="string">
            <text:p text:style-name="P205"><text:span text:style-name="T123">Pluvial</text:span> <text:span text:style-name="T4">-3</text:span></text:p>
          </table:table-cell>
          <table:table-cell table:style-name="Tabela5.D4" office:value-type="string">
            <text:p text:style-name="P381">Desconhecido -0</text:p>
            <text:p text:style-name="P205">Seco <text:span text:style-name="T4">-5</text:span></text:p>
            <text:p text:style-name="P205"/>
            <text:p text:style-name="P438"><text:span text:style-name="T268">R73_</text:span>V</text:p>
          </table:table-cell>
          <table:covered-table-cell/>
        </table:table-row>
      </table:table>
      <text:p text:style-name="P22"/>
      <text:section text:style-name="Sect1" text:name="Seção3">
        <text:p text:style-name="P610"><text:span text:style-name="T268">R70_A</text:span> - tipo in (4)</text:p>
        <text:p text:style-name="P621"><text:span text:style-name="T268">R71_</text:span>V - tipo in (1,2,4) and not (regime in (0,1,3,5))</text:p>
        <text:p text:style-name="P596"><text:span text:style-name="T71">R72_A</text:span><text:span text:style-name="T70"> – tipo in (1,2,4) and regime in (3,5)</text:span></text:p>
        <text:p text:style-name="P620"><text:span text:style-name="T71">R73_</text:span><text:span text:style-name="T70">V - tipo in (3) and not (regime in (0,5))</text:span></text:p>
      </text:section>
      <text:p text:style-name="P19"/>
      <table:table table:name="Tabela30" table:style-name="Tabela30">
        <table:table-column table:style-name="Tabela30.A"/>
        <table:table-column table:style-name="Tabela30.B"/>
        <table:table-row table:style-name="TableLine2584834619296">
          <table:table-cell table:style-name="Tabela30.A1" office:value-type="string">
            <text:p text:style-name="P48">Classe </text:p>
          </table:table-cell>
          <table:table-cell table:style-name="Tabela30.B1" office:value-type="string">
            <text:p text:style-name="P137">elemnat_sumidouro_vertedouro [P]</text:p>
          </table:table-cell>
        </table:table-row>
        <table:table-row table:style-name="TableLine2584834617936">
          <table:table-cell table:style-name="Tabela30.A2" office:value-type="string">
            <text:p text:style-name="P48">Atributo</text:p>
          </table:table-cell>
          <table:table-cell table:style-name="Tabela30.B2" office:value-type="string">
            <text:p text:style-name="P555">tipo<text:span text:style-name="T5"> (1)</text:span></text:p>
          </table:table-cell>
        </table:table-row>
        <table:table-row table:style-name="TableLine2584834619840">
          <table:table-cell table:style-name="Tabela30.A3" office:value-type="string">
            <text:p text:style-name="P48">Domínio</text:p>
          </table:table-cell>
          <table:table-cell table:style-name="Tabela30.B3" office:value-type="string">
            <text:p text:style-name="P553">Sumidouro – 4</text:p>
            <text:p text:style-name="P553">Ver<text:span text:style-name="T201">t</text:span>edouro - 5</text:p>
          </table:table-cell>
        </table:table-row>
      </table:table>
      <text:p text:style-name="P19"/>
      <text:p text:style-name="P19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2584834607600">
          <table:table-cell table:style-name="Tabela20.A1" office:value-type="string">
            <text:p text:style-name="P47">Classe</text:p>
          </table:table-cell>
          <table:table-cell table:style-name="Tabela20.B1" table:number-columns-spanned="2" office:value-type="string">
            <text:p text:style-name="P92">infra_alteracao_fisiografica_antropica[L]</text:p>
          </table:table-cell>
          <table:covered-table-cell/>
        </table:table-row>
        <table:table-row table:style-name="TableLine2584834618480">
          <table:table-cell table:style-name="Tabela20.A2" office:value-type="string">
            <text:p text:style-name="P47">Atributo</text:p>
          </table:table-cell>
          <table:table-cell table:style-name="Tabela20.A2" office:value-type="string">
            <text:p text:style-name="P153">nome<text:span text:style-name="T6"> (0..1)</text:span></text:p>
          </table:table-cell>
          <table:table-cell table:style-name="Tabela20.C2" office:value-type="string">
            <text:p text:style-name="P153">tipo<text:span text:style-name="T5"> (1)</text:span></text:p>
          </table:table-cell>
        </table:table-row>
        <table:table-row table:style-name="TableLine2584834612768">
          <table:table-cell table:style-name="Tabela20.A3" office:value-type="string">
            <text:p text:style-name="P47">Domínio</text:p>
          </table:table-cell>
          <table:table-cell table:style-name="Tabela20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0.C3" office:value-type="string">
            <text:p text:style-name="P256">Aterro -27</text:p>
            <text:p text:style-name="P256">Corte -26</text:p>
            <text:p text:style-name="P245">[L]</text:p>
          </table:table-cell>
        </table:table-row>
      </table:table>
      <text:p text:style-name="P17"/>
      <text:p text:style-name="P17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2584834620112">
          <table:table-cell table:style-name="Tabela26.A1" office:value-type="string">
            <text:p text:style-name="P47">Classe </text:p>
          </table:table-cell>
          <table:table-cell table:style-name="Tabela26.B1" table:number-columns-spanned="4" office:value-type="string">
            <text:p text:style-name="P179"><text:span text:style-name="T103">infra</text:span>_barragem [<text:span text:style-name="T191">L</text:span>A]</text:p>
          </table:table-cell>
          <table:covered-table-cell/>
          <table:covered-table-cell/>
          <table:covered-table-cell/>
        </table:table-row>
        <table:table-row table:style-name="TableLine2584834612224">
          <table:table-cell table:style-name="Tabela26.A2" office:value-type="string">
            <text:p text:style-name="P47">Atributo</text:p>
          </table:table-cell>
          <table:table-cell table:style-name="Tabela26.A2" office:value-type="string">
            <text:p text:style-name="P153">nome<text:span text:style-name="T6"> (0..1)</text:span></text:p>
          </table:table-cell>
          <table:table-cell table:style-name="Tabela26.A2" office:value-type="string">
            <text:p text:style-name="P153">tipo<text:span text:style-name="T5"> (1)</text:span></text:p>
          </table:table-cell>
          <table:table-cell table:style-name="Tabela26.A2" office:value-type="string">
            <text:p text:style-name="P153">material_construcao<text:span text:style-name="T5"> (1)</text:span></text:p>
          </table:table-cell>
          <table:table-cell table:style-name="Tabela26.E2" office:value-type="string">
            <text:p text:style-name="P489"><text:span text:style-name="T139">sobreposto_transportes</text:span><text:span text:style-name="T147"> (1)</text:span></text:p>
          </table:table-cell>
        </table:table-row>
        <table:table-row table:style-name="TableLine2584834614944">
          <table:table-cell table:style-name="Tabela26.A3" office:value-type="string">
            <text:p text:style-name="P47">Domínio</text:p>
          </table:table-cell>
          <table:table-cell table:style-name="Tabela26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6.C3" office:value-type="string">
            <text:p text:style-name="P138">1 – Barragem</text:p>
            <text:p text:style-name="P318">2- Dique</text:p>
            <text:p text:style-name="P480"/>
            <text:p text:style-name="P673">R74_A</text:p>
          </table:table-cell>
          <table:table-cell table:style-name="Tabela26.D3" office:value-type="string">
            <text:p text:style-name="P139">Desconhecido – 0</text:p>
            <text:p text:style-name="P286">Alvenaria -1<text:span text:style-name="T1"> !</text:span></text:p>
            <text:p text:style-name="P72">Concreto -2</text:p>
            <text:p text:style-name="P226">Rocha -4</text:p>
            <text:p text:style-name="P226">Terra -23</text:p>
            <text:p text:style-name="P415"/>
            <text:p text:style-name="P692">R75_A</text:p>
          </table:table-cell>
          <table:table-cell table:style-name="Tabela26.E3" office:value-type="string">
            <text:p text:style-name="P126">S<text:span text:style-name="T196">im – 1</text:span></text:p>
            <text:p text:style-name="P112"><text:span text:style-name="T97">Não - </text:span><text:span text:style-name="T104">2</text:span></text:p>
          </table:table-cell>
        </table:table-row>
      </table:table>
      <text:p text:style-name="P17"/>
      <text:p text:style-name="P600"><text:span text:style-name="T269">R74_A</text:span> - tipo in (2)</text:p>
      <text:p text:style-name="P600"><text:span text:style-name="T269">R75_A</text:span> - material_construcao in (1)</text:p>
      <text:p text:style-name="P19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2584834613040">
          <table:table-cell table:style-name="Tabela10.A1" office:value-type="string">
            <text:p text:style-name="P48">Classe</text:p>
          </table:table-cell>
          <table:table-cell table:style-name="Tabela10.B1" table:number-columns-spanned="4" office:value-type="string">
            <text:p text:style-name="P181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84834627728">
          <table:table-cell table:style-name="Tabela10.A2" office:value-type="string">
            <text:p text:style-name="P48">Atributo</text:p>
          </table:table-cell>
          <table:table-cell table:style-name="Tabela10.A2" office:value-type="string">
            <text:p text:style-name="P149">nome<text:span text:style-name="T6"> (0..1)</text:span></text:p>
          </table:table-cell>
          <table:table-cell table:style-name="Tabela10.A2" office:value-type="string">
            <text:p text:style-name="P183">filtro (1)</text:p>
          </table:table-cell>
          <table:table-cell table:style-name="Tabela10.A2" office:value-type="string">
            <text:p text:style-name="P149"><text:span text:style-name="T206">t</text:span>ipo<text:span text:style-name="T5"> (1)</text:span></text:p>
          </table:table-cell>
          <table:table-cell table:style-name="Tabela10.E2" office:value-type="string">
            <text:p text:style-name="P149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8">Domínio</text:p>
          </table:table-cell>
          <table:table-cell table:style-name="Tabela10.A3" table:number-rows-spanned="5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0.A3" office:value-type="string">
            <text:p text:style-name="P366">Linha de energia <text:span text:style-name="T23">-3XX</text:span></text:p>
            <text:p text:style-name="P377">[L]</text:p>
          </table:table-cell>
          <table:table-cell table:style-name="Tabela10.A3" office:value-type="string">
            <text:p text:style-name="P366"><text:span text:style-name="T83">Linha de distribuição de energia </text:span><text:span text:style-name="T89">-302 !</text:span></text:p>
            <text:p text:style-name="P366">Linha de transmissão de energia <text:span text:style-name="T23">-303</text:span></text:p>
            <text:p text:style-name="P366"/>
            <text:p text:style-name="P693">R76_A</text:p>
          </table:table-cell>
          <table:table-cell table:style-name="Tabela10.E3" table:number-rows-spanned="5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69">R3_A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6">Torre de energia <text:span text:style-name="T23">-14XX</text:span></text:p>
            <text:p text:style-name="P377">[P]</text:p>
          </table:table-cell>
          <table:table-cell table:style-name="Tabela10.A3" office:value-type="string">
            <text:p text:style-name="P366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6"><text:span text:style-name="T163">Aerogerador</text:span> <text:span text:style-name="T23">-17XX</text:span></text:p>
            <text:p text:style-name="P377">[P]</text:p>
          </table:table-cell>
          <table:table-cell table:style-name="Tabela10.A3" office:value-type="string">
            <text:p text:style-name="P380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6">Estação geradora de energia <text:span text:style-name="T24">-4XX</text:span></text:p>
            <text:p text:style-name="P377">[P L A]</text:p>
          </table:table-cell>
          <table:table-cell table:style-name="Tabela10.A3" office:value-type="string">
            <text:p text:style-name="P108">Estação geradora – Eólica -405</text:p>
            <text:p text:style-name="P108">Estação geradora – Hidrelétrica -408</text:p>
            <text:p text:style-name="P108">Estação geradora – Maré-motriz -407</text:p>
            <text:p text:style-name="P108">Estação geradora – Outras -498</text:p>
            <text:p text:style-name="P108">Estação geradora – Solar -406</text:p>
            <text:p text:style-name="P108">Estação geradora - Termelétrica -4<text:span text:style-name="T194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6">Subestação de energia elétrica <text:span text:style-name="T23">-</text:span><text:span text:style-name="T205">18</text:span><text:span text:style-name="T23">XX</text:span></text:p>
            <text:p text:style-name="P377">[P A]</text:p>
          </table:table-cell>
          <table:table-cell table:style-name="Tabela10.A3" office:value-type="string">
            <text:p text:style-name="P108">Subestação de transmissão de energia elétrica -<text:span text:style-name="T205">1801</text:span></text:p>
            <text:p text:style-name="P108">Subestação de <text:span text:style-name="T205">distribuição</text:span> de energia elétrica -<text:span text:style-name="T205">1802</text:span></text:p>
          </table:table-cell>
          <table:covered-table-cell/>
        </table:table-row>
      </table:table>
      <text:p text:style-name="P19"/>
      <text:p text:style-name="P611"><text:span text:style-name="T269">R76_A</text:span> – <text:span text:style-name="T269">tipo in </text:span>(<text:span text:style-name="T269">302</text:span>)</text:p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2584834629360">
          <table:table-cell table:style-name="Tabela11.A1" office:value-type="string">
            <text:p text:style-name="P48">Classe</text:p>
          </table:table-cell>
          <table:table-cell table:style-name="Tabela11.B1" table:number-columns-spanned="4" office:value-type="string">
            <text:p text:style-name="P181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84834640784">
          <table:table-cell table:style-name="Tabela11.A2" office:value-type="string">
            <text:p text:style-name="P48">Atributo</text:p>
          </table:table-cell>
          <table:table-cell table:style-name="Tabela11.A2" office:value-type="string">
            <text:p text:style-name="P149">nome<text:span text:style-name="T6"> (0..1)</text:span></text:p>
          </table:table-cell>
          <table:table-cell table:style-name="Tabela11.A2" office:value-type="string">
            <text:p text:style-name="P183">filtro (1)</text:p>
          </table:table-cell>
          <table:table-cell table:style-name="Tabela11.A2" office:value-type="string">
            <text:p text:style-name="P149">tipo<text:span text:style-name="T5"> (1)</text:span></text:p>
          </table:table-cell>
          <table:table-cell table:style-name="Tabela11.E2" office:value-type="string">
            <text:p text:style-name="P149">situacao_fisica<text:span text:style-name="T5"> (1)</text:span></text:p>
          </table:table-cell>
        </table:table-row>
        <table:table-row table:style-name="TableLine2584834631808">
          <table:table-cell table:style-name="Tabela11.A16" table:number-rows-spanned="14" office:value-type="string">
            <text:p text:style-name="P48">Domínio</text:p>
          </table:table-cell>
          <table:table-cell table:style-name="Tabela11.B16" table:number-rows-spanned="14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1.C3" office:value-type="string">
            <text:p text:style-name="P319">Quebramar <text:span text:style-name="T23">-7XX !</text:span></text:p>
            <text:p text:style-name="P377">[L A]</text:p>
          </table:table-cell>
          <table:table-cell table:style-name="Tabela11.D3" office:value-type="string">
            <text:p text:style-name="P366">Quebramar <text:span text:style-name="T23">-701</text:span></text:p>
          </table:table-cell>
          <table:table-cell table:style-name="Tabela11.E16" table:number-rows-spanned="14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70">R3_A</text:p>
          </table:table-cell>
        </table:table-row>
        <table:table-row table:style-name="TableLine2584834623920">
          <table:covered-table-cell/>
          <table:covered-table-cell/>
          <table:table-cell table:style-name="Tabela11.C4" office:value-type="string">
            <text:p text:style-name="P319">Molhe <text:span text:style-name="T23">-8XX !</text:span></text:p>
            <text:p text:style-name="P377">[L A]</text:p>
          </table:table-cell>
          <table:table-cell table:style-name="Tabela11.D4" office:value-type="string">
            <text:p text:style-name="P366">Molhe <text:span text:style-name="T23">-801</text:span></text:p>
          </table:table-cell>
          <table:covered-table-cell/>
        </table:table-row>
        <table:table-row table:style-name="TableLine2584834632352">
          <table:covered-table-cell/>
          <table:covered-table-cell/>
          <table:table-cell table:style-name="Tabela11.C5" office:value-type="string">
            <text:p text:style-name="P82">Comporta <text:span text:style-name="T22">-9XX</text:span></text:p>
            <text:p text:style-name="P377">[P L]</text:p>
          </table:table-cell>
          <table:table-cell table:style-name="Tabela11.D5" office:value-type="string">
            <text:p text:style-name="P366">Comporta <text:span text:style-name="T22">-901</text:span></text:p>
          </table:table-cell>
          <table:covered-table-cell/>
        </table:table-row>
        <table:table-row table:style-name="TableLine2584834624192">
          <table:covered-table-cell/>
          <table:covered-table-cell/>
          <table:table-cell table:style-name="Tabela11.C6" office:value-type="string">
            <text:p text:style-name="P319">Eclusa <text:span text:style-name="T23">-10XX !</text:span></text:p>
            <text:p text:style-name="P377">[P L A]</text:p>
          </table:table-cell>
          <table:table-cell table:style-name="Tabela11.D6" office:value-type="string">
            <text:p text:style-name="P366">Eclusa <text:span text:style-name="T23">-1001</text:span></text:p>
          </table:table-cell>
          <table:covered-table-cell/>
        </table:table-row>
        <table:table-row table:style-name="TableLine2584834628272">
          <table:covered-table-cell/>
          <table:covered-table-cell/>
          <table:table-cell table:style-name="Tabela11.C7" office:value-type="string">
            <text:p text:style-name="P366">Torre de comunicação <text:span text:style-name="T23">-12XX</text:span></text:p>
            <text:p text:style-name="P377">[P]</text:p>
          </table:table-cell>
          <table:table-cell table:style-name="Tabela11.D7" office:value-type="string">
            <text:p text:style-name="P366">Torre de comunicação <text:span text:style-name="T23">-1201</text:span></text:p>
          </table:table-cell>
          <table:covered-table-cell/>
        </table:table-row>
        <table:table-row table:style-name="TableLine2584834625552">
          <table:covered-table-cell/>
          <table:covered-table-cell/>
          <table:table-cell table:style-name="Tabela11.C8" office:value-type="string">
            <text:p text:style-name="P319">Antena de comunicação – 13XX<text:span text:style-name="T1"> !</text:span></text:p>
            <text:p text:style-name="P377">[P]</text:p>
          </table:table-cell>
          <table:table-cell table:style-name="Tabela11.D8" office:value-type="string">
            <text:p text:style-name="P82">Antena de comunicação -1301</text:p>
          </table:table-cell>
          <table:covered-table-cell/>
        </table:table-row>
        <table:table-row table:style-name="TableLine2584834637792">
          <table:covered-table-cell/>
          <table:covered-table-cell/>
          <table:table-cell table:style-name="Tabela11.C9" office:value-type="string">
            <text:p text:style-name="P320"><text:span text:style-name="T34">Plataforma</text:span> – 1<text:span text:style-name="T164">4</text:span>XX !</text:p>
            <text:p text:style-name="P91">[P A]</text:p>
          </table:table-cell>
          <table:table-cell table:style-name="Tabela11.D9" office:value-type="string">
            <text:p text:style-name="P184">Plataforma- Desconhecido -1<text:span text:style-name="T164">4</text:span>00</text:p>
            <text:p text:style-name="P184">Plataforma – Petróleo – 1<text:span text:style-name="T164">4</text:span>01</text:p>
            <text:p text:style-name="P184">Plataforma – Gás -1<text:span text:style-name="T164">4</text:span>02</text:p>
            <text:p text:style-name="P184">Plataforma – Mista -1<text:span text:style-name="T164">4</text:span>95</text:p>
          </table:table-cell>
          <table:covered-table-cell/>
        </table:table-row>
        <table:table-row table:style-name="TableLine2584834638880">
          <table:covered-table-cell/>
          <table:covered-table-cell/>
          <table:table-cell table:style-name="Tabela11.C10" office:value-type="string">
            <text:p text:style-name="P320">Funicular -<text:span text:style-name="T165">15</text:span>XX !</text:p>
            <text:p text:style-name="P91">[L]</text:p>
          </table:table-cell>
          <table:table-cell table:style-name="Tabela11.D10" office:value-type="string">
            <text:p text:style-name="P184">Funicular -<text:span text:style-name="T165">15</text:span>01</text:p>
          </table:table-cell>
          <table:covered-table-cell/>
        </table:table-row>
        <table:table-row table:style-name="TableLine2584834638064">
          <table:covered-table-cell/>
          <table:covered-table-cell/>
          <table:table-cell table:style-name="Tabela11.C11" office:value-type="string">
            <text:p text:style-name="P320">Cremalheira – 1<text:span text:style-name="T165">6</text:span>XX !</text:p>
            <text:p text:style-name="P91">[P L]</text:p>
          </table:table-cell>
          <table:table-cell table:style-name="Tabela11.D11" office:value-type="string">
            <text:p text:style-name="P184">Cremalheira -1<text:span text:style-name="T165">6</text:span>01</text:p>
          </table:table-cell>
          <table:covered-table-cell/>
        </table:table-row>
        <table:table-row table:style-name="TableLine2584834635072">
          <table:covered-table-cell/>
          <table:covered-table-cell/>
          <table:table-cell table:style-name="Tabela11.C13" office:value-type="string">
            <text:p text:style-name="P320">Girador Ferroviário -<text:span text:style-name="T166">1</text:span>7XX !</text:p>
            <text:p text:style-name="P91">[P]</text:p>
          </table:table-cell>
          <table:table-cell table:style-name="Tabela11.D13" office:value-type="string">
            <text:p text:style-name="P184">Girador Ferroviário - <text:span text:style-name="T166">1</text:span>701</text:p>
          </table:table-cell>
          <table:covered-table-cell/>
        </table:table-row>
        <table:table-row table:style-name="TableLine2584834636160">
          <table:covered-table-cell/>
          <table:covered-table-cell/>
          <table:table-cell table:style-name="Tabela11.C13" office:value-type="string">
            <text:p text:style-name="P320">Fundeadouro -1<text:span text:style-name="T167">8</text:span>XX !</text:p>
            <text:p text:style-name="P91">[P A]</text:p>
          </table:table-cell>
          <table:table-cell table:style-name="Tabela11.D13" office:value-type="string">
            <text:p text:style-name="P184">Fundeadouro -1<text:span text:style-name="T167">8</text:span>01</text:p>
          </table:table-cell>
          <table:covered-table-cell/>
        </table:table-row>
        <table:table-row table:style-name="TableLine2584834636976">
          <table:covered-table-cell/>
          <table:covered-table-cell/>
          <table:table-cell table:style-name="Tabela11.C14" office:value-type="string">
            <text:p text:style-name="P658">Atracadouro <text:span text:style-name="T170">Terminal </text:span>-<text:span text:style-name="T169">19XX </text:span></text:p>
            <text:p text:style-name="P247">[P L A]</text:p>
          </table:table-cell>
          <table:table-cell table:style-name="Tabela11.D14" office:value-type="string">
            <text:p text:style-name="P638">Atrac - Cais -<text:span text:style-name="T169">19</text:span>38 !</text:p>
            <text:list xml:id="list384530417" text:style-name="L1">
              <text:list-header>
                <text:p text:style-name="P702"><text:span text:style-name="T150">Atrac - Cais flutuante -</text:span><text:span text:style-name="T151">19</text:span><text:span text:style-name="T150">39 </text:span><text:span text:style-name="T152">!</text:span></text:p>
              </text:list-header>
            </text:list>
            <text:p text:style-name="P639">Atrac - Desembarcadouro -<text:span text:style-name="T169">19</text:span>44 !</text:p>
            <text:p text:style-name="P639">Atrac - Dolfim -<text:span text:style-name="T169">19</text:span>43 !</text:p>
            <text:p text:style-name="P259">A<text:span text:style-name="T95">trac - Molhe de atracação – </text:span><text:span text:style-name="T96">19</text:span><text:span text:style-name="T95">41 !</text:span></text:p>
            <text:p text:style-name="P259">Atrac - Pier - <text:span text:style-name="T169">19</text:span>42</text:p>
            <text:p text:style-name="P639">Atrac - Trapiche – <text:span text:style-name="T169">19</text:span>40 !</text:p>
          </table:table-cell>
          <table:covered-table-cell/>
        </table:table-row>
        <table:table-row table:style-name="TableLine2584834644864">
          <table:covered-table-cell/>
          <table:covered-table-cell/>
          <table:table-cell table:style-name="Tabela11.C15" office:value-type="string">
            <text:p text:style-name="P320">Caminho Aéreo -<text:span text:style-name="T171">20</text:span>XX !</text:p>
            <text:p text:style-name="P91">[L]</text:p>
          </table:table-cell>
          <table:table-cell table:style-name="Tabela11.D15" office:value-type="string">
            <text:p text:style-name="P184">Caminho Aéreo – Teleférico - <text:span text:style-name="T171">20</text:span>01</text:p>
            <text:p text:style-name="P184">Caminho Aéreo – Outros- <text:span text:style-name="T171">20</text:span>98</text:p>
          </table:table-cell>
          <table:covered-table-cell/>
        </table:table-row>
        <table:table-row table:style-name="TableLine2584834653568">
          <table:covered-table-cell/>
          <table:covered-table-cell/>
          <table:table-cell table:style-name="Tabela11.C16" table:number-columns-spanned="2" office:value-type="string">
            <text:p text:style-name="P674">R77_A</text:p>
          </table:table-cell>
          <table:covered-table-cell/>
          <table:covered-table-cell/>
        </table:table-row>
      </table:table>
      <text:p text:style-name="P19"/>
      <text:p text:style-name="P601"><text:span text:style-name="T269">R77_A</text:span> - ((tipo - tipo %100)/100) in (7, 8, 10, 13, 14, 15, 16, 17, 18, 20) <text:span text:style-name="T293">or tipo in (1938, 1939, 1940, 1941, 1943, 1944)</text:span></text:p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2584834630448">
          <table:table-cell table:style-name="Tabela13.A1" office:value-type="string">
            <text:p text:style-name="P48">Classe</text:p>
          </table:table-cell>
          <table:table-cell table:style-name="Tabela13.B1" table:number-columns-spanned="9" office:value-type="string">
            <text:p text:style-name="P186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4834653840">
          <table:table-cell table:style-name="Tabela13.A2" office:value-type="string">
            <text:p text:style-name="P48">Atributo</text:p>
          </table:table-cell>
          <table:table-cell table:style-name="Tabela13.A2" office:value-type="string">
            <text:p text:style-name="P149">nome<text:span text:style-name="T6"> (0..1)</text:span></text:p>
          </table:table-cell>
          <table:table-cell table:style-name="Tabela13.A2" office:value-type="string">
            <text:p text:style-name="P187">filtro (1)</text:p>
          </table:table-cell>
          <table:table-cell table:style-name="Tabela13.A2" office:value-type="string">
            <text:p text:style-name="P149">tipo<text:span text:style-name="T5"> (1)</text:span></text:p>
          </table:table-cell>
          <table:table-cell table:style-name="Tabela13.A2" office:value-type="string">
            <text:p text:style-name="P149">material_construcao<text:span text:style-name="T5"> (1)</text:span></text:p>
          </table:table-cell>
          <table:table-cell table:style-name="Tabela13.A2" office:value-type="string">
            <text:p text:style-name="P149">modal_uso<text:span text:style-name="T5"> (1)</text:span></text:p>
          </table:table-cell>
          <table:table-cell table:style-name="Tabela13.A2" office:value-type="string">
            <text:p text:style-name="P149">nr_faixas<text:span text:style-name="T6"> (1)</text:span></text:p>
          </table:table-cell>
          <table:table-cell table:style-name="Tabela13.A2" office:value-type="string">
            <text:p text:style-name="P149">nr_pistas<text:span text:style-name="T6"> (1)</text:span></text:p>
          </table:table-cell>
          <table:table-cell table:style-name="Tabela13.A2" office:value-type="string">
            <text:p text:style-name="P149">posicao_pista<text:span text:style-name="T5"> (1)</text:span></text:p>
          </table:table-cell>
          <table:table-cell table:style-name="Tabela13.J2" office:value-type="string">
            <text:p text:style-name="P149">situacao_fisica<text:span text:style-name="T5"> (1)</text:span></text:p>
          </table:table-cell>
        </table:table-row>
        <table:table-row table:style-name="TableLine2584834649488">
          <table:table-cell table:style-name="Tabela13.A18" table:number-rows-spanned="16" office:value-type="string">
            <text:p text:style-name="P48">Domínio</text:p>
          </table:table-cell>
          <table:table-cell table:style-name="Tabela13.B18" table:number-rows-spanned="16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3.C5" table:number-rows-spanned="3" office:value-type="string">
            <text:p text:style-name="P216">Túnel <text:span text:style-name="T13">- 1XX</text:span></text:p>
          </table:table-cell>
          <table:table-cell table:style-name="Tabela13.D5" table:number-rows-spanned="3" office:value-type="string">
            <text:p text:style-name="P407">Túnel -101</text:p>
            <text:p text:style-name="P323">Túnel - Passagem subterrânea sob via -102<text:span text:style-name="T1"> !</text:span></text:p>
            <text:p text:style-name="P323"/>
            <text:p text:style-name="P671">R78_A</text:p>
          </table:table-cell>
          <table:table-cell table:style-name="Tabela13.E5" table:number-rows-spanned="3" office:value-type="string">
            <text:p text:style-name="P185">Desconhecido -0</text:p>
            <text:p text:style-name="P302">Alvenaria <text:span text:style-name="T14">-1 !</text:span></text:p>
            <text:p text:style-name="P216">Concreto <text:span text:style-name="T14">-2</text:span></text:p>
            <text:p text:style-name="P217">Metal <text:span text:style-name="T14">-3</text:span></text:p>
            <text:p text:style-name="P291">Rocha -4<text:span text:style-name="T1"> !</text:span></text:p>
            <text:p text:style-name="P216">Madeira <text:span text:style-name="T14">-5</text:span></text:p>
            <text:p text:style-name="P417"/>
            <text:p text:style-name="P417"><text:span text:style-name="T249">R79_</text:span><text:span text:style-name="T247">V</text:span></text:p>
            <text:p text:style-name="P694">R80_A</text:p>
          </table:table-cell>
          <table:table-cell table:style-name="Tabela13.F9" office:value-type="string">
            <text:p text:style-name="P160">Ferroviário -5</text:p>
            <text:p text:style-name="P160">Metroviário -6</text:p>
          </table:table-cell>
          <table:table-cell table:style-name="Tabela13.G10" office:value-type="string">
            <text:p text:style-name="P501">0</text:p>
            <text:p text:style-name="P501"/>
            <text:p text:style-name="P538"><text:span text:style-name="T275">R83_</text:span>V</text:p>
            <text:p text:style-name="P539">R154_V</text:p>
          </table:table-cell>
          <table:table-cell table:style-name="Tabela13.H10" office:value-type="string">
            <text:p text:style-name="P506">0</text:p>
            <text:p text:style-name="P506"/>
            <text:p text:style-name="P540"><text:span text:style-name="T275">R84_</text:span><text:span text:style-name="T241">V </text:span></text:p>
          </table:table-cell>
          <table:table-cell table:style-name="Tabela13.I4" table:number-rows-spanned="2" office:value-type="string">
            <text:p text:style-name="P656">Não aplicável <text:span text:style-name="T8">-97</text:span></text:p>
            <text:p text:style-name="P701"/>
            <text:p text:style-name="P635"><text:span text:style-name="T254">R88_</text:span><text:span text:style-name="T255">V </text:span></text:p>
          </table:table-cell>
          <table:table-cell table:style-name="Tabela13.J18" table:number-rows-spanned="16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75">R3_A</text:p>
          </table:table-cell>
        </table:table-row>
        <table:table-row table:style-name="TableLine2584834649488">
          <table:covered-table-cell/>
          <table:covered-table-cell/>
          <table:covered-table-cell/>
          <table:covered-table-cell/>
          <table:covered-table-cell/>
          <table:table-cell table:style-name="Tabela13.F5" table:number-rows-spanned="2" office:value-type="string">
            <text:p text:style-name="P160">Rodoviário -4</text:p>
            <text:p text:style-name="P321">Rodoferroviário -8<text:span text:style-name="T1"> !</text:span></text:p>
            <text:p text:style-name="P492"/>
            <text:p text:style-name="P492"><text:span text:style-name="T275">R81_</text:span>V</text:p>
            <text:p text:style-name="P672">R82_A</text:p>
          </table:table-cell>
          <table:table-cell table:style-name="Tabela13.G10" office:value-type="string">
            <text:p text:style-name="P505">Mínimo <text:span text:style-name="T290">1</text:span></text:p>
          </table:table-cell>
          <table:table-cell table:style-name="Tabela13.H10" office:value-type="string">
            <text:p text:style-name="P507">1</text:p>
          </table:table-cell>
          <table:covered-table-cell/>
          <table:covered-table-cell/>
        </table:table-row>
        <table:table-row table:style-name="TableLine258483464132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10" office:value-type="string">
            <text:p text:style-name="P504">Mínimo <text:span text:style-name="T246">2</text:span></text:p>
          </table:table-cell>
          <table:table-cell table:style-name="Tabela13.H10" office:value-type="string">
            <text:p text:style-name="P707">Mínimo <text:span text:style-name="T246">2</text:span></text:p>
            <text:p text:style-name="P707"><text:span text:style-name="T252"/></text:p>
            <text:p text:style-name="P707"><text:span text:style-name="T252">R85_</text:span><text:span text:style-name="T253">V</text:span></text:p>
          </table:table-cell>
          <table:table-cell table:style-name="Tabela13.I5" office:value-type="string">
            <text:p text:style-name="P653">Adjacentes <text:span text:style-name="T14">-12</text:span></text:p>
            <text:p text:style-name="P637">Superpostas <text:span text:style-name="T14">-13 !</text:span></text:p>
            <text:p text:style-name="P637"/>
            <text:p text:style-name="P688"><text:span text:style-name="T276">R</text:span><text:span text:style-name="T289">155</text:span><text:span text:style-name="T276">_A</text:span></text:p>
          </table:table-cell>
          <table:covered-table-cell/>
        </table:table-row>
        <table:table-row table:style-name="TableLine2584834644592">
          <table:covered-table-cell/>
          <table:covered-table-cell/>
          <table:table-cell table:style-name="Tabela13.C8" table:number-rows-spanned="3" office:value-type="string">
            <text:p text:style-name="P542">Ponte <text:span text:style-name="T13">- 2XX</text:span></text:p>
          </table:table-cell>
          <table:table-cell table:style-name="Tabela13.D8" table:number-rows-spanned="3" office:value-type="string">
            <text:p text:style-name="P407"><text:span text:style-name="T83">Ponte móvel -201</text:span><text:span text:style-name="T84"> !</text:span></text:p>
            <text:p text:style-name="P323">Ponte pênsil -202<text:span text:style-name="T1"> !</text:span></text:p>
            <text:p text:style-name="P114">Ponte fixa -203</text:p>
            <text:p text:style-name="P323">Ponte <text:span text:style-name="T153">estaiada</text:span> -20<text:span text:style-name="T153">4 !</text:span></text:p>
          </table:table-cell>
          <table:table-cell table:style-name="Tabela13.E8" table:number-rows-spanned="3" office:value-type="string">
            <text:p text:style-name="P185">Desconhecido -0</text:p>
            <text:p text:style-name="P303">Alvenaria <text:span text:style-name="T14">-1 !</text:span></text:p>
            <text:p text:style-name="P217">Concreto <text:span text:style-name="T14">-2</text:span></text:p>
            <text:p text:style-name="P217">Metal <text:span text:style-name="T14">-3</text:span></text:p>
            <text:p text:style-name="P291">Rocha -4<text:span text:style-name="T1"> !</text:span></text:p>
            <text:p text:style-name="P217">Madeira <text:span text:style-name="T14">-5</text:span></text:p>
          </table:table-cell>
          <table:table-cell table:style-name="Tabela13.F6" office:value-type="string">
            <text:p text:style-name="P416">Ferroviário -5</text:p>
            <text:p text:style-name="P321">Aeroportuário -9<text:span text:style-name="T1"> !</text:span></text:p>
          </table:table-cell>
          <table:table-cell table:style-name="Tabela13.G6" office:value-type="string">
            <text:p text:style-name="P503">0</text:p>
          </table:table-cell>
          <table:table-cell table:style-name="Tabela13.H6" office:value-type="string">
            <text:p text:style-name="P503">0</text:p>
          </table:table-cell>
          <table:table-cell table:style-name="Tabela13.I7" table:number-rows-spanned="2" office:value-type="string">
            <text:p text:style-name="P162">Não aplicável <text:span text:style-name="T8">-97</text:span></text:p>
            <text:p text:style-name="P162"/>
            <text:p text:style-name="P201"><text:span text:style-name="T248">R88_</text:span><text:span text:style-name="T247">V </text:span></text:p>
          </table:table-cell>
          <table:covered-table-cell/>
        </table:table-row>
        <table:table-row table:style-name="TableLine2584834652480">
          <table:covered-table-cell/>
          <table:covered-table-cell/>
          <table:covered-table-cell/>
          <table:covered-table-cell/>
          <table:covered-table-cell/>
          <table:table-cell table:style-name="Tabela13.F8" table:number-rows-spanned="2" office:value-type="string">
            <text:p text:style-name="P416"/>
            <text:p text:style-name="P160">Rodoviário -4</text:p>
            <text:p text:style-name="P321">Rodoferroviário -8<text:span text:style-name="T1"> !</text:span></text:p>
            <text:p text:style-name="P321"/>
            <text:p text:style-name="P493"><text:span text:style-name="T276">R87_</text:span>V</text:p>
          </table:table-cell>
          <table:table-cell table:style-name="Tabela13.G10" office:value-type="string">
            <text:p text:style-name="P505">Mínimo <text:span text:style-name="T290">1</text:span></text:p>
          </table:table-cell>
          <table:table-cell table:style-name="Tabela13.H10" office:value-type="string">
            <text:p text:style-name="P507">1</text:p>
          </table:table-cell>
          <table:covered-table-cell/>
          <table:covered-table-cell/>
        </table:table-row>
        <table:table-row table:style-name="TableLine25848346473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10" office:value-type="string">
            <text:p text:style-name="P504">Mínimo <text:span text:style-name="T246">2</text:span></text:p>
          </table:table-cell>
          <table:table-cell table:style-name="Tabela13.H10" office:value-type="string">
            <text:p text:style-name="P707">Mínimo <text:span text:style-name="T246">2</text:span></text:p>
          </table:table-cell>
          <table:table-cell table:style-name="Tabela13.I8" office:value-type="string">
            <text:p text:style-name="P216">Adjacentes <text:span text:style-name="T14">-12</text:span></text:p>
            <text:p text:style-name="P302">Superpostas <text:span text:style-name="T14">-13 !</text:span></text:p>
            <text:p text:style-name="P302"/>
            <text:p text:style-name="P481"><text:span text:style-name="T276">R</text:span><text:span text:style-name="T289">155</text:span><text:span text:style-name="T276">_A</text:span></text:p>
          </table:table-cell>
          <table:covered-table-cell/>
        </table:table-row>
        <table:table-row table:style-name="TableLine2584834648128">
          <table:covered-table-cell/>
          <table:covered-table-cell/>
          <table:table-cell table:style-name="Tabela13.C14" table:number-rows-spanned="6" office:value-type="string">
            <text:p text:style-name="P149">Passagem elevada / <text:span text:style-name="T82">Viaduto- 3XX</text:span></text:p>
          </table:table-cell>
          <table:table-cell table:style-name="Tabela13.D11" table:number-rows-spanned="3" office:value-type="string">
            <text:p text:style-name="P216">Passagem elevada –<text:span text:style-name="T13"> 301</text:span></text:p>
          </table:table-cell>
          <table:table-cell table:style-name="Tabela13.E11" table:number-rows-spanned="3" office:value-type="string">
            <text:p text:style-name="P216">Concreto <text:span text:style-name="T14">-2</text:span></text:p>
            <text:p text:style-name="P216">Metal <text:span text:style-name="T14">-3</text:span></text:p>
            <text:p text:style-name="P216"/>
            <text:p text:style-name="P490"><text:span text:style-name="T276">R89_</text:span>V </text:p>
          </table:table-cell>
          <table:table-cell table:style-name="Tabela13.F9" office:value-type="string">
            <text:p text:style-name="P335">Dutos – 3 !</text:p>
            <text:p text:style-name="P160">Ferroviário -5</text:p>
            <text:p text:style-name="P321">Aeroportuário -9<text:span text:style-name="T1"> !</text:span></text:p>
          </table:table-cell>
          <table:table-cell table:style-name="Tabela13.G10" office:value-type="string">
            <text:p text:style-name="P503">0</text:p>
          </table:table-cell>
          <table:table-cell table:style-name="Tabela13.H10" office:value-type="string">
            <text:p text:style-name="P503">0</text:p>
          </table:table-cell>
          <table:table-cell table:style-name="Tabela13.I10" table:number-rows-spanned="2" office:value-type="string">
            <text:p text:style-name="P162">Não aplicável <text:span text:style-name="T8">-97</text:span></text:p>
            <text:p text:style-name="P162"/>
            <text:p text:style-name="P200"><text:span text:style-name="T248">R</text:span><text:span text:style-name="T250">8</text:span><text:span text:style-name="T248">9_</text:span><text:span text:style-name="T247">V</text:span></text:p>
          </table:table-cell>
          <table:covered-table-cell/>
        </table:table-row>
        <table:table-row table:style-name="TableLine2584834653296">
          <table:covered-table-cell/>
          <table:covered-table-cell/>
          <table:covered-table-cell/>
          <table:covered-table-cell/>
          <table:covered-table-cell/>
          <table:table-cell table:style-name="Tabela13.F11" table:number-rows-spanned="2" office:value-type="string">
            <text:p text:style-name="P161">Rodoviário -4</text:p>
            <text:p text:style-name="P322">Rodoferroviário -8<text:span text:style-name="T1"> !</text:span></text:p>
            <text:p text:style-name="P322"/>
            <text:p text:style-name="P493"><text:span text:style-name="T276">R90_</text:span>V</text:p>
          </table:table-cell>
          <table:table-cell table:style-name="Tabela13.G10" office:value-type="string">
            <text:p text:style-name="P505">Mínimo <text:span text:style-name="T290">1</text:span></text:p>
          </table:table-cell>
          <table:table-cell table:style-name="Tabela13.H10" office:value-type="string">
            <text:p text:style-name="P507">1</text:p>
          </table:table-cell>
          <table:covered-table-cell/>
          <table:covered-table-cell/>
        </table:table-row>
        <table:table-row table:style-name="TableLine258483465302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11" office:value-type="string">
            <text:p text:style-name="P504">Mínimo <text:span text:style-name="T246">2</text:span></text:p>
          </table:table-cell>
          <table:table-cell table:style-name="Tabela13.H11" office:value-type="string">
            <text:p text:style-name="P504">Mínimo <text:span text:style-name="T246">2</text:span></text:p>
          </table:table-cell>
          <table:table-cell table:style-name="Tabela13.I11" office:value-type="string">
            <text:p text:style-name="P216">Adjacentes <text:span text:style-name="T14">-12</text:span></text:p>
            <text:p text:style-name="P302">Superpostas <text:span text:style-name="T14">-13 !</text:span></text:p>
            <text:p text:style-name="P482"/>
            <text:p text:style-name="P676">R89_A</text:p>
          </table:table-cell>
          <table:covered-table-cell/>
        </table:table-row>
        <table:table-row table:style-name="TableLine2584835367104">
          <table:covered-table-cell/>
          <table:covered-table-cell/>
          <table:covered-table-cell/>
          <table:table-cell table:style-name="Tabela13.D14" table:number-rows-spanned="3" office:value-type="string">
            <text:p text:style-name="P216">Viaduto <text:span text:style-name="T13">- 302</text:span></text:p>
          </table:table-cell>
          <table:table-cell table:style-name="Tabela13.E14" table:number-rows-spanned="3" office:value-type="string">
            <text:p text:style-name="P216">Concreto <text:span text:style-name="T14">-2</text:span></text:p>
            <text:p text:style-name="P217">Metal <text:span text:style-name="T14">-3</text:span></text:p>
            <text:p text:style-name="P216"><text:span text:style-name="T83">Madeira </text:span><text:span text:style-name="T91">-5 !</text:span></text:p>
            <text:p text:style-name="P149"/>
            <text:p text:style-name="P494"><text:span text:style-name="T276">R92_</text:span>V</text:p>
            <text:p text:style-name="P337"/>
            <text:p text:style-name="P677">R93_A</text:p>
          </table:table-cell>
          <table:table-cell table:style-name="Tabela13.F12" office:value-type="string">
            <text:p text:style-name="P336">Dutos – 3 !</text:p>
            <text:p text:style-name="P161">Ferroviário -5</text:p>
            <text:p text:style-name="P322">Aeroportuário -9<text:span text:style-name="T1"> !</text:span></text:p>
          </table:table-cell>
          <table:table-cell table:style-name="Tabela13.G13" office:value-type="string">
            <text:p text:style-name="P503">0</text:p>
          </table:table-cell>
          <table:table-cell table:style-name="Tabela13.H13" office:value-type="string">
            <text:p text:style-name="P503">0</text:p>
          </table:table-cell>
          <table:table-cell table:style-name="Tabela13.I13" table:number-rows-spanned="2" office:value-type="string">
            <text:p text:style-name="P162">Não aplicável <text:span text:style-name="T8">-97</text:span></text:p>
            <text:p text:style-name="P162"/>
            <text:p text:style-name="P200"><text:span text:style-name="T248">R</text:span><text:span text:style-name="T251">88</text:span><text:span text:style-name="T248">_</text:span><text:span text:style-name="T247">V </text:span></text:p>
          </table:table-cell>
          <table:covered-table-cell/>
        </table:table-row>
        <table:table-row table:style-name="TableLine2584835360576">
          <table:covered-table-cell/>
          <table:covered-table-cell/>
          <table:covered-table-cell/>
          <table:covered-table-cell/>
          <table:covered-table-cell/>
          <table:table-cell table:style-name="Tabela13.F14" table:number-rows-spanned="2" office:value-type="string">
            <text:p text:style-name="P336"/>
            <text:p text:style-name="P161">Rodoviário -4</text:p>
            <text:p text:style-name="P322">Rodoferroviário -8<text:span text:style-name="T1"> !</text:span></text:p>
          </table:table-cell>
          <table:table-cell table:style-name="Tabela13.G13" office:value-type="string">
            <text:p text:style-name="P505">Mínimo <text:span text:style-name="T290">1</text:span></text:p>
          </table:table-cell>
          <table:table-cell table:style-name="Tabela13.H13" office:value-type="string">
            <text:p text:style-name="P507">1</text:p>
          </table:table-cell>
          <table:covered-table-cell/>
          <table:covered-table-cell/>
        </table:table-row>
        <table:table-row table:style-name="TableLine258483536547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14" office:value-type="string">
            <text:p text:style-name="P504">Mínimo <text:span text:style-name="T246">2</text:span></text:p>
          </table:table-cell>
          <table:table-cell table:style-name="Tabela13.H14" office:value-type="string">
            <text:p text:style-name="P504">Mínimo <text:span text:style-name="T246">2</text:span></text:p>
          </table:table-cell>
          <table:table-cell table:style-name="Tabela13.I14" office:value-type="string">
            <text:p text:style-name="P216">Adjacentes <text:span text:style-name="T14">-12</text:span></text:p>
            <text:p text:style-name="P302">Superpostas <text:span text:style-name="T14">-13 !</text:span></text:p>
            <text:p text:style-name="P302"/>
            <text:p text:style-name="P676">R89_A</text:p>
          </table:table-cell>
          <table:covered-table-cell/>
        </table:table-row>
        <table:table-row table:style-name="TableLine2584835367648">
          <table:covered-table-cell/>
          <table:covered-table-cell/>
          <table:table-cell table:style-name="Tabela13.C15" office:value-type="string">
            <text:p text:style-name="P216">Travessia <text:span text:style-name="T13">- 4XX</text:span></text:p>
          </table:table-cell>
          <table:table-cell table:style-name="Tabela13.D15" office:value-type="string">
            <text:p text:style-name="P408">Travessia - Vau natural -401</text:p>
            <text:p text:style-name="P407">Travessia - Vau construído -402</text:p>
          </table:table-cell>
          <table:table-cell table:style-name="Tabela13.E15" office:value-type="string">
            <text:p text:style-name="P163">Não aplicável <text:span text:style-name="T8">-97</text:span></text:p>
            <text:p text:style-name="P163"/>
            <text:p text:style-name="P491"><text:span text:style-name="T276">R95_</text:span>V</text:p>
          </table:table-cell>
          <table:table-cell table:style-name="Tabela13.F15" office:value-type="string">
            <text:p text:style-name="P160">Rodoviário -4</text:p>
            <text:p text:style-name="P160"/>
            <text:p text:style-name="P493"><text:span text:style-name="T276">R96_</text:span>V</text:p>
          </table:table-cell>
          <table:table-cell table:style-name="Tabela13.G15" office:value-type="string">
            <text:p text:style-name="P501">0</text:p>
          </table:table-cell>
          <table:table-cell table:style-name="Tabela13.H15" office:value-type="string">
            <text:p text:style-name="P501">0</text:p>
          </table:table-cell>
          <table:table-cell table:style-name="Tabela13.I15" office:value-type="string">
            <text:p text:style-name="P162">Não aplicável <text:span text:style-name="T8">-97</text:span></text:p>
          </table:table-cell>
          <table:covered-table-cell/>
        </table:table-row>
        <table:table-row table:style-name="TableLine2584835366832">
          <table:covered-table-cell/>
          <table:covered-table-cell/>
          <table:table-cell table:style-name="Tabela13.C16" office:value-type="string">
            <text:p text:style-name="P25">Galeria Bueiro - 5XX</text:p>
          </table:table-cell>
          <table:table-cell table:style-name="Tabela13.D16" office:value-type="string">
            <text:p text:style-name="P25">Galeria/Bueiro - 501</text:p>
          </table:table-cell>
          <table:table-cell table:style-name="Tabela13.E16" office:value-type="string">
            <text:p text:style-name="P185">Desconhecido -0</text:p>
            <text:p text:style-name="P303">Alvenaria <text:span text:style-name="T14">-1 !</text:span></text:p>
            <text:p text:style-name="P217">Concreto <text:span text:style-name="T14">-2</text:span></text:p>
            <text:p text:style-name="P217">Metal <text:span text:style-name="T14">-3</text:span></text:p>
            <text:p text:style-name="P290">Rocha -4<text:span text:style-name="T1"> !</text:span></text:p>
            <text:p text:style-name="P217">Madeira <text:span text:style-name="T14">-5</text:span></text:p>
          </table:table-cell>
          <table:table-cell table:style-name="Tabela13.F16" office:value-type="string">
            <text:p text:style-name="P165">Não aplicável – 97</text:p>
            <text:p text:style-name="P165"/>
            <text:p text:style-name="P493"><text:span text:style-name="T276">R97_</text:span>V</text:p>
          </table:table-cell>
          <table:table-cell table:style-name="Tabela13.G16" office:value-type="string">
            <text:p text:style-name="P500">0</text:p>
          </table:table-cell>
          <table:table-cell table:style-name="Tabela13.H16" office:value-type="string">
            <text:p text:style-name="P500">0</text:p>
          </table:table-cell>
          <table:table-cell table:style-name="Tabela13.I16" office:value-type="string">
            <text:p text:style-name="P162">Não aplicável <text:span text:style-name="T8">-97</text:span></text:p>
          </table:table-cell>
          <table:covered-table-cell/>
        </table:table-row>
        <table:table-row table:style-name="TableLine2584835353504">
          <table:covered-table-cell/>
          <table:covered-table-cell/>
          <table:table-cell table:style-name="Tabela13.C17" office:value-type="string">
            <text:p text:style-name="P26">Travessia pedestre - 6XX</text:p>
          </table:table-cell>
          <table:table-cell table:style-name="Tabela13.D17" office:value-type="string">
            <text:p text:style-name="P113">Pedestre - Passagem subterrânea -<text:span text:style-name="T30">6</text:span>07</text:p>
            <text:p text:style-name="P113">Pedestre - Passarela -<text:span text:style-name="T30">6</text:span>08</text:p>
            <text:p text:style-name="P113">Pedestre - Pinguela -<text:span text:style-name="T30">6</text:span>09</text:p>
          </table:table-cell>
          <table:table-cell table:style-name="Tabela13.E17" office:value-type="string">
            <text:p text:style-name="P185">Desconhecido -0</text:p>
            <text:p text:style-name="P303">Alvenaria <text:span text:style-name="T14">-1 !</text:span></text:p>
            <text:p text:style-name="P217">Concreto <text:span text:style-name="T14">-2</text:span></text:p>
            <text:p text:style-name="P217">Metal <text:span text:style-name="T14">-3</text:span></text:p>
            <text:p text:style-name="P290">Rocha -4<text:span text:style-name="T1"> !</text:span></text:p>
            <text:p text:style-name="P154">Madeira <text:span text:style-name="T14">-5</text:span></text:p>
          </table:table-cell>
          <table:table-cell table:style-name="Tabela13.F17" office:value-type="string">
            <text:p text:style-name="P165">Não aplicável - 97</text:p>
          </table:table-cell>
          <table:table-cell table:style-name="Tabela13.G17" office:value-type="string">
            <text:p text:style-name="P500">0</text:p>
          </table:table-cell>
          <table:table-cell table:style-name="Tabela13.H17" office:value-type="string">
            <text:p text:style-name="P500">0</text:p>
          </table:table-cell>
          <table:table-cell table:style-name="Tabela13.I17" office:value-type="string">
            <text:p text:style-name="P162">Não aplicável <text:span text:style-name="T8">-97</text:span></text:p>
          </table:table-cell>
          <table:covered-table-cell/>
        </table:table-row>
        <table:table-row table:style-name="TableLine2584835366016">
          <table:covered-table-cell/>
          <table:covered-table-cell/>
          <table:table-cell table:style-name="Tabela13.C18" office:value-type="string">
            <text:p text:style-name="P27">Passagem em nível - 7XX</text:p>
          </table:table-cell>
          <table:table-cell table:style-name="Tabela13.D18" office:value-type="string">
            <text:p text:style-name="P11">Passagem em nível - 701</text:p>
          </table:table-cell>
          <table:table-cell table:style-name="Tabela13.E18" office:value-type="string">
            <text:p text:style-name="P163">Não aplicável <text:span text:style-name="T8">-97</text:span></text:p>
          </table:table-cell>
          <table:table-cell table:style-name="Tabela13.F18" office:value-type="string">
            <text:p text:style-name="P165">Não aplicável - 97</text:p>
          </table:table-cell>
          <table:table-cell table:style-name="Tabela13.G18" office:value-type="string">
            <text:p text:style-name="P500">0</text:p>
          </table:table-cell>
          <table:table-cell table:style-name="Tabela13.H18" office:value-type="string">
            <text:p text:style-name="P500">0</text:p>
          </table:table-cell>
          <table:table-cell table:style-name="Tabela13.I18" office:value-type="string">
            <text:p text:style-name="P162">Não aplicável <text:span text:style-name="T8">-97</text:span></text:p>
          </table:table-cell>
          <table:covered-table-cell/>
        </table:table-row>
      </table:table>
      <text:p text:style-name="P19"/>
      <text:section text:style-name="Sect1" text:name="Seção7">
        <text:p text:style-name="P602"><text:span text:style-name="T275">R78_A</text:span> - tipo in (102, 201, 202, 204)</text:p>
        <text:p text:style-name="P627"><text:span text:style-name="T249">R79_</text:span><text:span text:style-name="T247">V - ((tipo - tipo %100)/100) in (1,2,5,6,7) and not (material_construcao in (0,1,2,3,4,5))</text:span></text:p>
        <text:p text:style-name="P603"><text:span text:style-name="T275">R80_A</text:span> - material_construcao in (1,<text:span text:style-name="T239">4</text:span>)</text:p>
        <text:p text:style-name="P631"><text:span text:style-name="T275">R81_</text:span>V - ((tipo - tipo %100)/100) in (1) and not (modal_uso in (4,5,6,8))</text:p>
        <text:p text:style-name="P604"><text:span text:style-name="T275">R82_A</text:span> - modal_uso in (3,8,9)</text:p>
        <text:p text:style-name="P585"><text:span text:style-name="T275">R83_</text:span>V - (modal_uso in (4,8) and not (nr_faixas &gt;=1)) or (modal_uso not in (4,8) and not(nr_faixas =0))</text:p>
        <text:p text:style-name="P590"><text:span text:style-name="T67">R84_</text:span><text:span text:style-name="T68">V </text:span><text:span text:style-name="T241">-</text:span><text:span text:style-name="T66">(modal_uso in (4,8) and not (nr_pistas &gt;=1)) or (modal_uso not in (4,8) and not(nr_pistas =0))</text:span></text:p>
        <text:p text:style-name="P586"><text:span text:style-name="T275">R85_</text:span><text:span text:style-name="T240">V – </text:span><text:span text:style-name="T277">nr_pistas &gt; nr_faixas </text:span></text:p>
        <text:p text:style-name="P587"><text:span text:style-name="T276">R87_</text:span>V - ((tipo - tipo %100)/100) in (2) and not (modal_uso in (4,5,8,9))</text:p>
        <text:p text:style-name="P711"><text:span text:style-name="T276">R88_</text:span>V - <text:span text:style-name="T277">((nr_pistas &lt;= 1) and posicao_pista not in (97)) or ((nr_pistas &gt; 1) and posicao_pista not in (12,13)) or (modal_uso in (5,6,97) and posicao_pista not in (97))</text:span></text:p>
        <text:p text:style-name="P589"><text:span text:style-name="T276">R89_</text:span>V - tipo in (301) and not (material_construcao in (2,3))</text:p>
        <text:p text:style-name="P587"><text:span text:style-name="T276">R90_</text:span>V - ((tipo - tipo %100)/100) in (3) and not (modal_uso in (3,4,5,8,9))</text:p>
        <text:p text:style-name="P628"><text:span text:style-name="T248">R92_</text:span><text:span text:style-name="T247">V - tipo in (302) and not (material_construcao in (2,3,5))</text:span></text:p>
        <text:p text:style-name="P582"><text:span text:style-name="T276">R93_A</text:span> - tipo in (302) and material_construcao in (5)</text:p>
        <text:p text:style-name="P589"><text:span text:style-name="T276">R95_</text:span>V - ((tipo - tipo %100)/100) in (4,7) and not (material_construcao in (97))</text:p>
        <text:p text:style-name="P587"><text:span text:style-name="T276">R96_</text:span>V - ((tipo - tipo %100)/100) in (4) and not (modal_uso in (4))</text:p>
        <text:p text:style-name="P587"><text:span text:style-name="T276">R97_</text:span>V - ((tipo - tipo %100)/100) in (5,6,7) and not (modal_uso in (97))</text:p>
        <text:p text:style-name="P588"><text:span text:style-name="T276">R</text:span><text:span text:style-name="T289">154</text:span><text:span text:style-name="T276">_</text:span>V - nr_faixas is NULL or nr_faixas = ''</text:p>
        <text:p text:style-name="P583"><text:span text:style-name="T276">R</text:span><text:span text:style-name="T289">155</text:span><text:span text:style-name="T276">_A</text:span> - posicao_pista in (13)</text:p>
      </text:section>
      <text:p text:style-name="P19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2584835355408">
          <table:table-cell table:style-name="Tabela24.A1" office:value-type="string">
            <text:p text:style-name="P48">Classe</text:p>
          </table:table-cell>
          <table:table-cell table:style-name="Tabela24.B1" table:number-columns-spanned="11" office:value-type="string">
            <text:p text:style-name="P556"><text:span text:style-name="T15">infra_ferrovia</text:span> <text:span text:style-name="T74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4835359216">
          <table:table-cell table:style-name="Tabela24.A2" office:value-type="string">
            <text:p text:style-name="P48">Atributo</text:p>
          </table:table-cell>
          <table:table-cell table:style-name="Tabela24.A2" office:value-type="string">
            <text:p text:style-name="P188">nome<text:span text:style-name="T6"> (0..1)</text:span></text:p>
          </table:table-cell>
          <table:table-cell table:style-name="Tabela24.A2" office:value-type="string">
            <text:p text:style-name="P188">tipo<text:span text:style-name="T5"> (1)</text:span></text:p>
          </table:table-cell>
          <table:table-cell table:style-name="Tabela24.A2" office:value-type="string">
            <text:p text:style-name="P188">situacao_fisica<text:span text:style-name="T5"> (1)</text:span></text:p>
          </table:table-cell>
          <table:table-cell table:style-name="Tabela24.A2" office:value-type="string">
            <text:p text:style-name="P188">posicao_relativa<text:span text:style-name="T5"> (1)</text:span></text:p>
          </table:table-cell>
          <table:table-cell table:style-name="Tabela24.A2" office:value-type="string">
            <text:p text:style-name="P188">nr_linhas<text:span text:style-name="T5"> (1)</text:span></text:p>
          </table:table-cell>
          <table:table-cell table:style-name="Tabela24.A2" office:value-type="string">
            <text:p text:style-name="P190"><text:span text:style-name="T210">e</text:span>letrificada <text:span text:style-name="T208">(1)</text:span></text:p>
          </table:table-cell>
          <table:table-cell table:style-name="Tabela24.A2" office:value-type="string">
            <text:p text:style-name="P188"><text:span text:style-name="T101">bitola</text:span><text:span text:style-name="T5"> (1)</text:span></text:p>
          </table:table-cell>
          <table:table-cell table:style-name="Tabela24.A2" office:value-type="string">
            <text:p text:style-name="P188">em_arruamento<text:span text:style-name="T5"> (1)</text:span></text:p>
          </table:table-cell>
          <table:table-cell table:style-name="Tabela24.A2" office:value-type="string">
            <text:p text:style-name="P188">juridisdicao<text:span text:style-name="T5"> (1)</text:span></text:p>
          </table:table-cell>
          <table:table-cell table:style-name="Tabela24.A2" office:value-type="string">
            <text:p text:style-name="P188">administracao<text:span text:style-name="T5"> (1)</text:span></text:p>
          </table:table-cell>
          <table:table-cell table:style-name="Tabela24.L2" office:value-type="string">
            <text:p text:style-name="P188">concessionaria<text:span text:style-name="T6"> (0..1)</text:span></text:p>
          </table:table-cell>
        </table:table-row>
        <table:table-row table:style-name="TableLine2584835361936">
          <table:table-cell table:style-name="Tabela24.A6" table:number-rows-spanned="4" office:value-type="string">
            <text:p text:style-name="P48">Domínio</text:p>
          </table:table-cell>
          <table:table-cell table:style-name="Tabela24.B6" table:number-rows-spanned="4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4.C3" office:value-type="string">
            <text:p text:style-name="P324">Bonde <text:span text:style-name="T12">-5 !</text:span></text:p>
            <text:p text:style-name="P324"/>
            <text:p text:style-name="P678">R98_A</text:p>
          </table:table-cell>
          <table:table-cell table:style-name="Tabela24.D6" table:number-rows-spanned="4" office:value-type="string">
            <text:p text:style-name="P383">Desconhecida -0</text:p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75">R3_A</text:p>
          </table:table-cell>
          <table:table-cell table:style-name="Tabela24.E3" office:value-type="string">
            <text:p text:style-name="P388">Superfície <text:span text:style-name="T12">-2</text:span></text:p>
            <text:p text:style-name="P388">Elevado <text:span text:style-name="T12">-3</text:span></text:p>
            <text:p text:style-name="P388"/>
            <text:p text:style-name="P432"><text:span text:style-name="T276">R99_</text:span>V</text:p>
          </table:table-cell>
          <table:table-cell table:style-name="Tabela24.F6" table:number-rows-spanned="4" office:value-type="string">
            <text:p text:style-name="P386">Desconhecido <text:span text:style-name="T12">-0</text:span></text:p>
            <text:p text:style-name="P386">Dupla <text:span text:style-name="T12">-2</text:span></text:p>
            <text:p text:style-name="P386">Múltipla <text:span text:style-name="T12">-3</text:span></text:p>
            <text:p text:style-name="P386">Simples <text:span text:style-name="T12">-1</text:span></text:p>
          </table:table-cell>
          <table:table-cell table:style-name="Tabela24.G5" table:number-rows-spanned="3" office:value-type="string">
            <text:p text:style-name="P58">Sim -1</text:p>
            <text:p text:style-name="P116">Não -2</text:p>
          </table:table-cell>
          <table:table-cell table:style-name="Tabela24.H6" table:number-rows-spanned="4" office:value-type="string">
            <text:p text:style-name="P389">Desconhecida -0</text:p>
            <text:p text:style-name="P389">Métrica -1</text:p>
            <text:p text:style-name="P389">Internacional -2</text:p>
            <text:p text:style-name="P389">Larga -3</text:p>
            <text:p text:style-name="P389">Mista métrica internacional -4</text:p>
            <text:p text:style-name="P389">Mista métrica larga -5</text:p>
            <text:p text:style-name="P389">Mista internacional larga -6</text:p>
          </table:table-cell>
          <table:table-cell table:style-name="Tabela24.I3" office:value-type="string">
            <text:p text:style-name="P58"><text:span text:style-name="T83">Sim -1</text:span><text:span text:style-name="T84"> !</text:span></text:p>
            <text:p text:style-name="P175">Não -2</text:p>
            <text:p text:style-name="P175"/>
            <text:p text:style-name="P679">R103_A</text:p>
          </table:table-cell>
          <table:table-cell table:style-name="Tabela24.J6" table:number-rows-spanned="4" office:value-type="string">
            <text:p text:style-name="P390">Desconhecida -0</text:p>
            <text:p text:style-name="P390">Federal -1</text:p>
            <text:p text:style-name="P390">Estadual -2</text:p>
            <text:p text:style-name="P390">Municipal -3</text:p>
            <text:p text:style-name="P325">Particular -6<text:span text:style-name="T1"> !</text:span></text:p>
            <text:p text:style-name="P325"/>
            <text:p text:style-name="P483"><text:span text:style-name="T276">R105_A</text:span> </text:p>
          </table:table-cell>
          <table:table-cell table:style-name="Tabela24.K6" table:number-rows-spanned="4" office:value-type="string">
            <text:p text:style-name="P418">Desconhecida -0</text:p>
            <text:p text:style-name="P418">Federal -1</text:p>
            <text:p text:style-name="P418">Estadual -2</text:p>
            <text:p text:style-name="P418">Municipal -3</text:p>
            <text:p text:style-name="P326">Particular -6<text:span text:style-name="T1"> !</text:span><text:span text:style-name="T63">Concessionada -7</text:span></text:p>
            <text:p text:style-name="P189"/>
            <text:p text:style-name="P484"><text:span text:style-name="T276">R106_A</text:span> </text:p>
          </table:table-cell>
          <table:table-cell table:style-name="Tabela24.L6" table:number-rows-spanned="4" office:value-type="string">
            <text:p text:style-name="P549">(*)</text:p>
            <text:p text:style-name="P548"><text:span text:style-name="T276">R107_</text:span>V</text:p>
          </table:table-cell>
        </table:table-row>
        <table:table-row table:style-name="TableLine2584835369008">
          <table:covered-table-cell/>
          <table:covered-table-cell/>
          <table:table-cell table:style-name="Tabela24.C4" office:value-type="string">
            <text:p text:style-name="P461"><text:span text:style-name="T83">Aeromóvel </text:span><text:span text:style-name="T92">-6 !</text:span></text:p>
          </table:table-cell>
          <table:covered-table-cell/>
          <table:table-cell table:style-name="Tabela24.E4" office:value-type="string">
            <text:p text:style-name="P388">Elevado <text:span text:style-name="T12">-3</text:span></text:p>
            <text:p text:style-name="P388"/>
            <text:p text:style-name="P432"><text:span text:style-name="T276">R100_</text:span>V 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8">Não -2</text:p>
            <text:p text:style-name="P58"/>
            <text:p text:style-name="P432"><text:span text:style-name="T276">R104_</text:span>V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7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8">Superfície <text:span text:style-name="T12">-2</text:span></text:p>
            <text:p text:style-name="P388">Elevado <text:span text:style-name="T12">-3</text:span></text:p>
            <text:p text:style-name="P388">Subterrâneo <text:span text:style-name="T12">-6</text:span></text:p>
            <text:p text:style-name="P388"/>
            <text:p text:style-name="P433"><text:span text:style-name="T276">R101_</text:span>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7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8">Sim -1</text:p>
            <text:p text:style-name="P58"/>
            <text:p text:style-name="P432"><text:span text:style-name="T276">R102_</text:span><text:span text:style-name="T209">V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section text:style-name="Sect1" text:name="Seção6">
        <text:p text:style-name="P605"><text:span text:style-name="T276">R98_A</text:span> - tipo in (5,6)</text:p>
        <text:p text:style-name="P615"><text:span text:style-name="T276">R99_</text:span>V - tipo in (5) and not (posicao_relativa in (2,3))</text:p>
        <text:p text:style-name="P615"><text:span text:style-name="T276">R100_</text:span>V - tipo in (6) and not (posicao_relativa in (3))</text:p>
        <text:p text:style-name="P615"><text:span text:style-name="T276">R101_</text:span>V - tipo in (7,8) and not (posicao_relativa in (2,3,6))</text:p>
        <text:p text:style-name="P629"><text:span text:style-name="T60">R102_</text:span><text:span text:style-name="T61">V </text:span><text:span text:style-name="T49">- tipo in (8) and not (eletrificada in (1))</text:span></text:p>
        <text:p text:style-name="P606"><text:span text:style-name="T276">R103_A</text:span> - em_arruamento in (1)</text:p>
        <text:p text:style-name="P615"><text:span text:style-name="T276">R104_</text:span>V - tipo in (<text:span text:style-name="T242">6,</text:span><text:span text:style-name="T72">7,8)</text:span> and <text:span text:style-name="T69">not (</text:span><text:span text:style-name="T72">em_arruamento</text:span> <text:span text:style-name="T72">in (2))</text:span></text:p>
        <text:p text:style-name="P607"><text:span text:style-name="T276">R105_A</text:span> - jurisdicao in (6)</text:p>
        <text:p text:style-name="P608"><text:span text:style-name="T276">R106_A</text:span> - administracao in (6)</text:p>
        <text:p text:style-name="P563"><text:span text:style-name="T60">R107_</text:span><text:span text:style-name="T62">V - (administracao in (7) and (concessionaria is NULL or concessionaria ='')) or ( not(administracao in (7)) and ( not (concessionaria is NULL or concessionaria ='')))</text:span></text:p>
      </text:section>
      <text:p text:style-name="P1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2584835360304">
          <table:table-cell table:style-name="Tabela9.A1" office:value-type="string">
            <text:p text:style-name="P48">Classe </text:p>
          </table:table-cell>
          <table:table-cell table:style-name="Tabela9.B1" table:number-columns-spanned="3" office:value-type="string">
            <text:p text:style-name="P180"><text:span text:style-name="T125">infra_mobilidade_urbana</text:span> [<text:span text:style-name="T125">L</text:span>]</text:p>
          </table:table-cell>
          <table:covered-table-cell/>
          <table:covered-table-cell/>
        </table:table-row>
        <table:table-row table:style-name="TableLine2584835381520">
          <table:table-cell table:style-name="Tabela9.A2" office:value-type="string">
            <text:p text:style-name="P48">Atributo</text:p>
          </table:table-cell>
          <table:table-cell table:style-name="Tabela9.A2" office:value-type="string">
            <text:p text:style-name="P149">nome<text:span text:style-name="T6"> (0..1)</text:span></text:p>
          </table:table-cell>
          <table:table-cell table:style-name="Tabela9.A2" office:value-type="string">
            <text:p text:style-name="P149">tipo<text:span text:style-name="T5"> (1)</text:span></text:p>
          </table:table-cell>
          <table:table-cell table:style-name="Tabela9.D2" office:value-type="string">
            <text:p text:style-name="P149">situacao_fisica<text:span text:style-name="T5"> (1)</text:span></text:p>
          </table:table-cell>
        </table:table-row>
        <table:table-row table:style-name="TableLine2584835371184">
          <table:table-cell table:style-name="Tabela9.A3" office:value-type="string">
            <text:p text:style-name="P48">Domínio</text:p>
          </table:table-cell>
          <table:table-cell table:style-name="Tabela9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9.C3" office:value-type="string">
            <text:p text:style-name="P166">1 – Calçadão / Rua pedestre</text:p>
            <text:p text:style-name="P166">2 - Ciclovia</text:p>
          </table:table-cell>
          <table:table-cell table:style-name="Tabela9.D3" office:value-type="string">
            <text:p text:style-name="P73">Desconhecida -0</text:p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479">R3_A</text:p>
          </table:table-cell>
        </table:table-row>
      </table:table>
      <text:p text:style-name="P19"/>
      <text:p text:style-name="P19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2584835375536">
          <table:table-cell table:style-name="Tabela25.A1" office:value-type="string">
            <text:p text:style-name="P48">Classe </text:p>
          </table:table-cell>
          <table:table-cell table:style-name="Tabela25.B1" table:number-columns-spanned="3" office:value-type="string">
            <text:p text:style-name="P137"><text:span text:style-name="T102">infra_obstaculo_vertical</text:span> [P]</text:p>
          </table:table-cell>
          <table:covered-table-cell/>
          <table:covered-table-cell/>
        </table:table-row>
        <table:table-row table:style-name="TableLine2584835377712">
          <table:table-cell table:style-name="Tabela25.A2" office:value-type="string">
            <text:p text:style-name="P48">Atributo</text:p>
          </table:table-cell>
          <table:table-cell table:style-name="Tabela25.A2" office:value-type="string">
            <text:p text:style-name="P216">nome<text:span text:style-name="T6"> (0..1)</text:span></text:p>
          </table:table-cell>
          <table:table-cell table:style-name="Tabela25.A2" office:value-type="string">
            <text:p text:style-name="P216"><text:span text:style-name="T223">altitude</text:span><text:span text:style-name="T6"> (1)</text:span></text:p>
          </table:table-cell>
          <table:table-cell table:style-name="Tabela25.D2" office:value-type="string">
            <text:p text:style-name="P216"><text:span text:style-name="T223">altura</text:span><text:span text:style-name="T6"> (1)</text:span></text:p>
          </table:table-cell>
        </table:table-row>
        <table:table-row table:style-name="TableLine2584835376624">
          <table:table-cell table:style-name="Tabela25.A3" office:value-type="string">
            <text:p text:style-name="P48">Domínio</text:p>
          </table:table-cell>
          <table:table-cell table:style-name="Tabela25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5.C3" office:value-type="string">
            <text:p text:style-name="P497">A ser preenchido <text:span text:style-name="T224">(*)</text:span></text:p>
            <text:p text:style-name="P536"/>
            <text:p text:style-name="P536">R1<text:span text:style-name="T286">50</text:span>_A</text:p>
          </table:table-cell>
          <table:table-cell table:style-name="Tabela25.D3" office:value-type="string">
            <text:p text:style-name="P497">A ser preenchido <text:span text:style-name="T224">(*)</text:span></text:p>
            <text:p text:style-name="P497"/>
            <text:p text:style-name="P537">R1<text:span text:style-name="T286">5</text:span><text:span text:style-name="T287">1</text:span>_A</text:p>
            <text:p text:style-name="P527"><text:span text:style-name="T278">R108_</text:span><text:span text:style-name="T48">V</text:span></text:p>
            <text:p text:style-name="P535">R109_A</text:p>
          </table:table-cell>
        </table:table-row>
      </table:table>
      <text:p text:style-name="P31"/>
      <text:section text:style-name="Sect1" text:name="Seção5">
        <text:p text:style-name="P31">R150_V – altitude is null</text:p>
        <text:p text:style-name="P32">R15<text:span text:style-name="T287">1</text:span>_V – alt<text:span text:style-name="T287">ura</text:span> is null</text:p>
        <text:p text:style-name="P577"><text:span text:style-name="T278">R108_</text:span><text:span text:style-name="T48">V - </text:span><text:span text:style-name="T225">altura</text:span> &lt; <text:span text:style-name="T225">46 </text:span></text:p>
        <text:p text:style-name="P584">R109_A - altura &gt; 200</text:p>
      </text:section>
      <text:p text:style-name="P24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2584835373632">
          <table:table-cell table:style-name="Tabela31.A1" office:value-type="string">
            <text:p text:style-name="P48">Classe</text:p>
          </table:table-cell>
          <table:table-cell table:style-name="Tabela31.B1" table:number-columns-spanned="6" office:value-type="string">
            <text:p text:style-name="P193"><text:span text:style-name="T10">infra_pista_pouso</text:span> <text:span text:style-name="T74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84835369824">
          <table:table-cell table:style-name="Tabela31.A2" office:value-type="string">
            <text:p text:style-name="P48">Atributo</text:p>
          </table:table-cell>
          <table:table-cell table:style-name="Tabela31.A2" office:value-type="string">
            <text:p text:style-name="P193">nome<text:span text:style-name="T6"> (0..1)</text:span></text:p>
          </table:table-cell>
          <table:table-cell table:style-name="Tabela31.A2" office:value-type="string">
            <text:p text:style-name="P193">tipo<text:span text:style-name="T5"> (1)</text:span></text:p>
          </table:table-cell>
          <table:table-cell table:style-name="Tabela31.A2" office:value-type="string">
            <text:p text:style-name="P194">revestimento<text:span text:style-name="T5"> (1)</text:span></text:p>
          </table:table-cell>
          <table:table-cell table:style-name="Tabela31.A2" office:value-type="string">
            <text:p text:style-name="P194">uso_pista<text:span text:style-name="T5"> (1)</text:span></text:p>
          </table:table-cell>
          <table:table-cell table:style-name="Tabela31.A2" office:value-type="string">
            <text:p text:style-name="P194">situacao_fisica<text:span text:style-name="T5"> (1)</text:span></text:p>
          </table:table-cell>
          <table:table-cell table:style-name="Tabela31.G2" office:value-type="string">
            <text:p text:style-name="P192">Altitude (0..1)</text:p>
          </table:table-cell>
        </table:table-row>
        <table:table-row table:style-name="TableLine2584835374176">
          <table:table-cell table:style-name="Tabela31.A3" office:value-type="string">
            <text:p text:style-name="P48">Domínio</text:p>
          </table:table-cell>
          <table:table-cell table:style-name="Tabela31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31.C3" office:value-type="string">
            <text:p text:style-name="P419">Pista de pouso -9</text:p>
            <text:p text:style-name="P191">[<text:span text:style-name="T211">P </text:span>L A]</text:p>
            <text:p text:style-name="P419"/>
            <text:p text:style-name="P327">Pista de táxi -10<text:span text:style-name="T1"> !</text:span></text:p>
            <text:p text:style-name="P423">[<text:span text:style-name="T211">L </text:span>A]</text:p>
            <text:p text:style-name="P665"/>
            <text:p text:style-name="P666">Heliponto -11</text:p>
            <text:p text:style-name="P423">[P]</text:p>
            <text:p text:style-name="P424"/>
            <text:p text:style-name="P495">Heliponto em hospital -12 !</text:p>
            <text:p text:style-name="P33">[P]</text:p>
            <text:p text:style-name="P424"/>
            <text:p text:style-name="P695">R110_A</text:p>
          </table:table-cell>
          <table:table-cell table:style-name="Tabela31.D3" office:value-type="string">
            <text:p text:style-name="P192">Desconhecido -0</text:p>
            <text:p text:style-name="P328">Sem revestimento (Leito natural) -1<text:span text:style-name="T1"> !</text:span></text:p>
            <text:p text:style-name="P420">Revestimento primário (solto) -2</text:p>
            <text:p text:style-name="P420">Pavimentado -3</text:p>
            <text:p text:style-name="P420"/>
            <text:p text:style-name="P695">R111_A</text:p>
          </table:table-cell>
          <table:table-cell table:style-name="Tabela31.E3" office:value-type="string">
            <text:p text:style-name="P420">Desconhecido -0</text:p>
            <text:p text:style-name="P420">Particular -6</text:p>
            <text:p text:style-name="P420">Público -11</text:p>
            <text:p text:style-name="P420">Militar -12</text:p>
            <text:p text:style-name="P420">Público/Militar -13</text:p>
          </table:table-cell>
          <table:table-cell table:style-name="Tabela31.F3" office:value-type="string">
            <text:p text:style-name="P384">Desconhecida -0</text:p>
            <text:p text:style-name="P308">Abandonada <text:span text:style-name="T9">-1 !</text:span></text:p>
            <text:p text:style-name="P210"><text:span text:style-name="T83">Destruída </text:span><text:span text:style-name="T93">-2 !</text:span></text:p>
            <text:p text:style-name="P210">Construída <text:span text:style-name="T9">-3</text:span></text:p>
            <text:p text:style-name="P308">Em construção <text:span text:style-name="T9">-4 !</text:span></text:p>
            <text:p text:style-name="P308"/>
            <text:p text:style-name="P479">R3_A</text:p>
          </table:table-cell>
          <table:table-cell table:style-name="Tabela31.G3" office:value-type="string">
            <text:p text:style-name="P502">A ser preenchido</text:p>
          </table:table-cell>
        </table:table-row>
      </table:table>
      <text:p text:style-name="P19"/>
      <text:p text:style-name="P612"><text:span text:style-name="T278">R110_A</text:span> - tipo in (10, <text:span text:style-name="T283">12</text:span>)</text:p>
      <text:p text:style-name="P613"><text:span text:style-name="T278">R111_A</text:span> - revestimento in (1)</text:p>
      <text:p text:style-name="P19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2584835369280">
          <table:table-cell table:style-name="Tabela21.A1" office:value-type="string">
            <text:p text:style-name="P48">Classe</text:p>
          </table:table-cell>
          <table:table-cell table:style-name="Tabela21.B1" table:number-columns-spanned="2" office:value-type="string">
            <text:p text:style-name="P193"><text:span text:style-name="T10">infra_</text:span><text:span text:style-name="T207">travessia_hidroviaria</text:span> <text:span text:style-name="T74">[L]</text:span></text:p>
          </table:table-cell>
          <table:covered-table-cell/>
        </table:table-row>
        <table:table-row table:style-name="TableLine2584835391584">
          <table:table-cell table:style-name="Tabela21.A2" office:value-type="string">
            <text:p text:style-name="P48">Atributo</text:p>
          </table:table-cell>
          <table:table-cell table:style-name="Tabela21.A2" office:value-type="string">
            <text:p text:style-name="P193">nome<text:span text:style-name="T6"> (0..1)</text:span></text:p>
          </table:table-cell>
          <table:table-cell table:style-name="Tabela21.C2" office:value-type="string">
            <text:p text:style-name="P193">tipo<text:span text:style-name="T5"> (1)</text:span></text:p>
          </table:table-cell>
        </table:table-row>
        <table:table-row table:style-name="TableLine2584835391040">
          <table:table-cell table:style-name="Tabela21.A3" office:value-type="string">
            <text:p text:style-name="P48">Domínio</text:p>
          </table:table-cell>
          <table:table-cell table:style-name="Tabela21.B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1.C3" office:value-type="string">
            <text:p text:style-name="P113">Balsa -<text:span text:style-name="T100">1</text:span></text:p>
            <text:p text:style-name="P113">Bote transportador -<text:span text:style-name="T100">2</text:span></text:p>
          </table:table-cell>
        </table:table-row>
      </table:table>
      <text:p text:style-name="P19"/>
      <text:p text:style-name="P19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2584835391312">
          <table:table-cell table:style-name="Tabela27.A1" office:value-type="string">
            <text:p text:style-name="P46">Classe</text:p>
          </table:table-cell>
          <table:table-cell table:style-name="Tabela27.B1" table:number-columns-spanned="5" office:value-type="string">
            <text:p text:style-name="P195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2584835390224">
          <table:table-cell table:style-name="Tabela27.A2" office:value-type="string">
            <text:p text:style-name="P46">Atributo</text:p>
          </table:table-cell>
          <table:table-cell table:style-name="Tabela27.A2" office:value-type="string">
            <text:p text:style-name="P155">nome<text:span text:style-name="T6"> (0..1)</text:span></text:p>
          </table:table-cell>
          <table:table-cell table:style-name="Tabela27.A2" office:value-type="string">
            <text:p text:style-name="P197">tipo</text:p>
          </table:table-cell>
          <table:table-cell table:style-name="Tabela27.A2" office:value-type="string">
            <text:p text:style-name="P156">tipo<text:span text:style-name="T5"> (1)</text:span></text:p>
          </table:table-cell>
          <table:table-cell table:style-name="Tabela27.A2" office:value-type="string">
            <text:p text:style-name="P196">situacao_fisica (1)</text:p>
          </table:table-cell>
          <table:table-cell table:style-name="Tabela27.F2" office:value-type="string">
            <text:p text:style-name="P182">posicao_relativa<text:span text:style-name="T5"> (1)</text:span></text:p>
          </table:table-cell>
        </table:table-row>
        <table:table-row table:style-name="TableLine2584835386688">
          <table:table-cell table:style-name="Tabela27.A5" table:number-rows-spanned="3" office:value-type="string">
            <text:p text:style-name="P46">Domínio</text:p>
          </table:table-cell>
          <table:table-cell table:style-name="Tabela27.B5" table:number-rows-spanned="3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7.C3" office:value-type="string">
            <text:p text:style-name="P81">Calha –<text:span text:style-name="T157">1XX !</text:span></text:p>
            <text:p text:style-name="P102">[L]</text:p>
          </table:table-cell>
          <table:table-cell table:style-name="Tabela27.D3" office:value-type="string">
            <text:p text:style-name="P81">Calha – <text:span text:style-name="T38">á</text:span>gua <text:span text:style-name="T38">pluvial</text:span>-<text:span text:style-name="T157">1</text:span>01</text:p>
          </table:table-cell>
          <table:table-cell table:style-name="Tabela27.E5" table:number-rows-spanned="3" office:value-type="string">
            <text:p text:style-name="P67">Desconhecida -0</text:p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680">R3_A</text:p>
          </table:table-cell>
          <table:table-cell table:style-name="Tabela27.F5" table:number-rows-spanned="3" office:value-type="string">
            <text:p text:style-name="P107">Elevado -3</text:p>
            <text:p text:style-name="P107">Emerso -4</text:p>
            <text:p text:style-name="P107">Submerso -5</text:p>
            <text:p text:style-name="P107">Subterrâneo -6</text:p>
            <text:p text:style-name="P107">Superfície -2</text:p>
          </table:table-cell>
        </table:table-row>
        <table:table-row table:style-name="TableLine2584835398656">
          <table:covered-table-cell/>
          <table:covered-table-cell/>
          <table:table-cell table:style-name="Tabela27.C4" office:value-type="string">
            <text:p text:style-name="P81">Correia Transportadora <text:span text:style-name="T22">- 2XX !</text:span></text:p>
            <text:p text:style-name="P102">[L]</text:p>
          </table:table-cell>
          <table:table-cell table:style-name="Tabela27.D4" office:value-type="string">
            <text:p text:style-name="P104">Correia transp – Grãos -<text:span text:style-name="T157">2</text:span>02</text:p>
            <text:p text:style-name="P104">Correia transp – Minério -<text:span text:style-name="T157">20</text:span>1</text:p>
            <text:p text:style-name="P104">Correia transp – Outros -<text:span text:style-name="T157">2</text:span>98</text:p>
          </table:table-cell>
          <table:covered-table-cell/>
          <table:covered-table-cell/>
        </table:table-row>
        <table:table-row table:style-name="TableLine2584835397840">
          <table:covered-table-cell/>
          <table:covered-table-cell/>
          <table:table-cell table:style-name="Tabela27.C5" office:value-type="string">
            <text:p text:style-name="P365">Duto <text:span text:style-name="T22">-3XX</text:span></text:p>
            <text:p text:style-name="P102">[L]</text:p>
          </table:table-cell>
          <table:table-cell table:style-name="Tabela27.D5" office:value-type="string">
            <text:p text:style-name="P368">Duto – Água -<text:span text:style-name="T158">3</text:span>01</text:p>
            <text:p text:style-name="P368">Duto – Álcool -<text:span text:style-name="T158">3</text:span>04</text:p>
            <text:p text:style-name="P382">Duto – Efluentes -<text:span text:style-name="T158">309</text:span></text:p>
            <text:p text:style-name="P368">Duto – Esgoto -<text:span text:style-name="T158">3</text:span>10</text:p>
            <text:p text:style-name="P368">Duto – Gasolina -<text:span text:style-name="T158">3</text:span>03</text:p>
            <text:p text:style-name="P382">Duto – Gás -<text:span text:style-name="T158">308</text:span></text:p>
            <text:p text:style-name="P367">Duto – Nafta -<text:span text:style-name="T158">3</text:span>07</text:p>
            <text:p text:style-name="P368">Duto – Óleo -<text:span text:style-name="T158">3</text:span>02</text:p>
            <text:p text:style-name="P368">Duto – Petróleo -<text:span text:style-name="T158">3</text:span>06</text:p>
            <text:p text:style-name="P367">Duto – Querosene -<text:span text:style-name="T158">3</text:span>05</text:p>
            <text:p text:style-name="P367">Duto – Outros -<text:span text:style-name="T158">3</text:span>98</text:p>
            <text:p text:style-name="P364">Duto – Desconhecido -<text:span text:style-name="T158">3</text:span>00</text:p>
          </table:table-cell>
          <table:covered-table-cell/>
          <table:covered-table-cell/>
        </table:table-row>
      </table:table>
      <text:p text:style-name="P8"/>
      <text:p text:style-name="P19"/>
      <table:table table:name="Tabela32" table:style-name="Tabela32">
        <table:table-column table:style-name="Tabela32.A"/>
        <table:table-column table:style-name="Tabela32.B"/>
        <table:table-row table:style-name="TableLine2584835393216">
          <table:table-cell table:style-name="Tabela32.A1" office:value-type="string">
            <text:p text:style-name="P48">Classe </text:p>
          </table:table-cell>
          <table:table-cell table:style-name="Tabela32.B1" office:value-type="string">
            <text:p text:style-name="P557">infra_vala [L]</text:p>
          </table:table-cell>
        </table:table-row>
        <table:table-row table:style-name="TableLine2584835395120">
          <table:table-cell table:style-name="Tabela32.A2" office:value-type="string">
            <text:p text:style-name="P48">Atributo</text:p>
          </table:table-cell>
          <table:table-cell table:style-name="Tabela32.B2" office:value-type="string">
            <text:p text:style-name="P170"/>
          </table:table-cell>
        </table:table-row>
        <table:table-row table:style-name="TableLine2584835388048">
          <table:table-cell table:style-name="Tabela32.A3" office:value-type="string">
            <text:p text:style-name="P48">Domínio</text:p>
          </table:table-cell>
          <table:table-cell table:style-name="Tabela32.B3" office:value-type="string">
            <text:p text:style-name="P48"/>
          </table:table-cell>
        </table:table-row>
      </table:table>
      <text:p text:style-name="P19"/>
      <text:p text:style-name="P19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2584835400560">
          <table:table-cell table:style-name="Tabela8.A1" office:value-type="string">
            <text:p text:style-name="P42">Classe</text:p>
          </table:table-cell>
          <table:table-cell table:style-name="Tabela8.B1" table:number-columns-spanned="12" office:value-type="string">
            <text:p text:style-name="P164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4835388592">
          <table:table-cell table:style-name="Tabela8.A2" office:value-type="string">
            <text:p text:style-name="P550">Atributo</text:p>
          </table:table-cell>
          <table:table-cell table:style-name="Tabela8.A2" office:value-type="string">
            <text:p text:style-name="P552"><text:span text:style-name="T37">n</text:span>ome<text:span text:style-name="T6">(0..1)</text:span></text:p>
          </table:table-cell>
          <table:table-cell table:style-name="Tabela8.A2" office:value-type="string">
            <text:p text:style-name="P551">tipo (1)</text:p>
          </table:table-cell>
          <table:table-cell table:style-name="Tabela8.A2" office:value-type="string">
            <text:p text:style-name="P551">revestimento (1)</text:p>
          </table:table-cell>
          <table:table-cell table:style-name="Tabela8.A2" office:value-type="string">
            <text:p text:style-name="P551">tr<text:span text:style-name="T9">a</text:span>fego (1)</text:p>
          </table:table-cell>
          <table:table-cell table:style-name="Tabela8.A2" office:value-type="string">
            <text:p text:style-name="P551">nr_faixas<text:span text:style-name="T6"> (1)</text:span></text:p>
          </table:table-cell>
          <table:table-cell table:style-name="Tabela8.A2" office:value-type="string">
            <text:p text:style-name="P551">nr_pistas (1)</text:p>
          </table:table-cell>
          <table:table-cell table:style-name="Tabela8.A2" office:value-type="string">
            <text:p text:style-name="P551">canteiro_divisorio (1)</text:p>
          </table:table-cell>
          <table:table-cell table:style-name="Tabela8.A2" office:value-type="string">
            <text:p text:style-name="P551">situacao_fisica (1)</text:p>
          </table:table-cell>
          <table:table-cell table:style-name="Tabela8.A2" office:value-type="string">
            <text:p text:style-name="P551">jurisdicao (1)</text:p>
          </table:table-cell>
          <table:table-cell table:style-name="Tabela8.A2" office:value-type="string">
            <text:p text:style-name="P551"><text:span text:style-name="T37">s</text:span>igla<text:span text:style-name="T6"> (0..1)</text:span></text:p>
          </table:table-cell>
          <table:table-cell table:style-name="Tabela8.A2" office:value-type="string">
            <text:p text:style-name="P551">administracao (1)</text:p>
          </table:table-cell>
          <table:table-cell table:style-name="Tabela8.M2" office:value-type="string">
            <text:p text:style-name="P551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42">Domínio</text:p>
          </table:table-cell>
          <table:table-cell table:style-name="Tabela8.B7" table:number-rows-spanned="5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8.C3" office:value-type="string">
            <text:p text:style-name="P209">Rodovia <text:span text:style-name="T8">-2</text:span></text:p>
          </table:table-cell>
          <table:table-cell table:style-name="Tabela8.D3" office:value-type="string">
            <text:p text:style-name="P421">Sem revestimento (Leito natural) -1</text:p>
            <text:p text:style-name="P421">Revestimento primário (solto) -2</text:p>
            <text:p text:style-name="P422">Pavimentado -3</text:p>
            <text:p text:style-name="P329">Calçado -4 !</text:p>
            <text:p text:style-name="P198"/>
            <text:p text:style-name="P681">R112_A</text:p>
          </table:table-cell>
          <table:table-cell table:style-name="Tabela8.E3" office:value-type="string">
            <text:p text:style-name="P209">Periódico <text:span text:style-name="T8">-2</text:span></text:p>
            <text:p text:style-name="P209">Permanente <text:span text:style-name="T8">-1</text:span></text:p>
          </table:table-cell>
          <table:table-cell table:style-name="Tabela8.F3" office:value-type="string">
            <text:p text:style-name="P425">Mínimo 1</text:p>
            <text:p text:style-name="P425"/>
            <text:p text:style-name="P434"><text:span text:style-name="T278">R113_</text:span>V</text:p>
            <text:p text:style-name="P434"/>
            <text:p text:style-name="P682">R114_A</text:p>
          </table:table-cell>
          <table:table-cell table:style-name="Tabela8.G3" office:value-type="string">
            <text:p text:style-name="P426">Mínimo 1</text:p>
            <text:p text:style-name="P426"/>
            <text:p text:style-name="P434"><text:span text:style-name="T278">R115_</text:span>V </text:p>
            <text:p text:style-name="P434"/>
            <text:p text:style-name="P439"><text:span text:style-name="T278">R116_</text:span>V</text:p>
          </table:table-cell>
          <table:table-cell table:style-name="Tabela8.H3" office:value-type="string">
            <text:p text:style-name="P52">Não -2</text:p>
            <text:p text:style-name="P52">Sim -1</text:p>
          </table:table-cell>
          <table:table-cell table:style-name="Tabela8.I3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479">R3_A</text:p>
          </table:table-cell>
          <table:table-cell table:style-name="Tabela8.J3" office:value-type="string">
            <text:p text:style-name="P213">Desconhecida <text:span text:style-name="T8">-0</text:span></text:p>
            <text:p text:style-name="P213">Federal <text:span text:style-name="T8">-1</text:span></text:p>
            <text:p text:style-name="P213">Estadual <text:span text:style-name="T8">-2</text:span></text:p>
            <text:p text:style-name="P430"/>
            <text:p text:style-name="P430"><text:span text:style-name="T278">R117_</text:span>V</text:p>
          </table:table-cell>
          <table:table-cell table:style-name="Tabela8.K7" table:number-rows-spanned="5" office:value-type="string">
            <text:p text:style-name="P427">(*)</text:p>
            <text:p text:style-name="P427"/>
            <text:p text:style-name="P437"><text:span text:style-name="T279">R135_</text:span>V</text:p>
            <text:p text:style-name="P436"><text:span text:style-name="T112">R136_</text:span><text:span text:style-name="T107">V</text:span></text:p>
            <text:p text:style-name="P436"><text:span text:style-name="T112">R137_</text:span><text:span text:style-name="T107">V</text:span></text:p>
          </table:table-cell>
          <table:table-cell table:style-name="Tabela8.L3" office:value-type="string">
            <text:p text:style-name="P212">Desconhecida <text:span text:style-name="T8">-0</text:span></text:p>
            <text:p text:style-name="P209">Federal <text:span text:style-name="T8">-1</text:span></text:p>
            <text:p text:style-name="P212">Estadual <text:span text:style-name="T8">-2</text:span></text:p>
            <text:p text:style-name="P212">Concessionada <text:span text:style-name="T8">-7</text:span></text:p>
            <text:p text:style-name="P430"/>
            <text:p text:style-name="P430"><text:span text:style-name="T278">R118_</text:span>V</text:p>
          </table:table-cell>
          <table:table-cell table:style-name="Tabela8.M7" table:number-rows-spanned="5" office:value-type="string">
            <text:p text:style-name="P546">(**)</text:p>
            <text:p text:style-name="P546"/>
            <text:p text:style-name="P547"><text:span text:style-name="T279">R1</text:span><text:span text:style-name="T284">07</text:span><text:span text:style-name="T279">_</text:span>V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9">Caminho carroçável <text:span text:style-name="T8">-3</text:span></text:p>
          </table:table-cell>
          <table:table-cell table:style-name="Tabela8.D4" office:value-type="string">
            <text:p text:style-name="P209">Sem revestimento (Leito natural) <text:span text:style-name="T9">-1</text:span></text:p>
            <text:p text:style-name="P430"/>
            <text:p text:style-name="P430"><text:span text:style-name="T278">R119_</text:span>V</text:p>
          </table:table-cell>
          <table:table-cell table:style-name="Tabela8.E4" office:value-type="string">
            <text:p text:style-name="P209">Periódico <text:span text:style-name="T8">-2</text:span></text:p>
            <text:p text:style-name="P209"/>
            <text:p text:style-name="P430"><text:span text:style-name="T278">R120_</text:span>V</text:p>
          </table:table-cell>
          <table:table-cell table:style-name="Tabela8.F4" office:value-type="string">
            <text:p text:style-name="P369">1</text:p>
            <text:p text:style-name="P369"/>
            <text:p text:style-name="P430"><text:span text:style-name="T278">R121_</text:span>V</text:p>
          </table:table-cell>
          <table:table-cell table:style-name="Tabela8.G4" office:value-type="string">
            <text:p text:style-name="P369">1</text:p>
            <text:p text:style-name="P430"/>
            <text:p text:style-name="P430"><text:span text:style-name="T278">R122_</text:span>V</text:p>
          </table:table-cell>
          <table:table-cell table:style-name="Tabela8.H4" office:value-type="string">
            <text:p text:style-name="P52">Não -2</text:p>
            <text:p text:style-name="P430"/>
            <text:p text:style-name="P430"><text:span text:style-name="T278">R123_</text:span>V</text:p>
          </table:table-cell>
          <table:table-cell table:style-name="Tabela8.I4" office:value-type="string">
            <text:p text:style-name="P94">Construída -3</text:p>
            <text:p text:style-name="P94"/>
            <text:p text:style-name="P430"><text:span text:style-name="T278">R124</text:span>_V</text:p>
          </table:table-cell>
          <table:table-cell table:style-name="Tabela8.J4" office:value-type="string">
            <text:p text:style-name="P209">Desconhecida <text:span text:style-name="T8">-0</text:span></text:p>
            <text:p text:style-name="P430"/>
            <text:p text:style-name="P430"><text:span text:style-name="T278">R125_</text:span>V</text:p>
          </table:table-cell>
          <table:covered-table-cell/>
          <table:table-cell table:style-name="Tabela8.L4" office:value-type="string">
            <text:p text:style-name="P209">Desconhecida <text:span text:style-name="T8">-0</text:span></text:p>
            <text:p text:style-name="P209"/>
            <text:p text:style-name="P430"><text:span text:style-name="T278">R126_</text:span>V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9">Auto-estrada <text:span text:style-name="T8">-4 !</text:span></text:p>
            <text:p text:style-name="P330"/>
            <text:p text:style-name="P683">R127_A</text:p>
          </table:table-cell>
          <table:table-cell table:style-name="Tabela8.D5" office:value-type="string">
            <text:p text:style-name="P421">Pavimentado -3</text:p>
            <text:p text:style-name="P421"/>
            <text:p text:style-name="P430"><text:span text:style-name="T278">R128_</text:span>V</text:p>
          </table:table-cell>
          <table:table-cell table:style-name="Tabela8.E5" office:value-type="string">
            <text:p text:style-name="P209">Permanente <text:span text:style-name="T8">-1</text:span></text:p>
            <text:p text:style-name="P209"/>
            <text:p text:style-name="P430"><text:span text:style-name="T278">R129_</text:span>V</text:p>
          </table:table-cell>
          <table:table-cell table:style-name="Tabela8.F5" office:value-type="string">
            <text:p text:style-name="P369">Mínimo 4</text:p>
            <text:p text:style-name="P369"/>
            <text:p text:style-name="P430"><text:span text:style-name="T278">R130_</text:span>V</text:p>
          </table:table-cell>
          <table:table-cell table:style-name="Tabela8.G5" office:value-type="string">
            <text:p text:style-name="P369">Mínimo 2</text:p>
            <text:p text:style-name="P430"/>
            <text:p text:style-name="P430"><text:span text:style-name="T278">R131_</text:span>V</text:p>
            <text:p text:style-name="P430"/>
            <text:p text:style-name="P684">R132_A</text:p>
          </table:table-cell>
          <table:table-cell table:style-name="Tabela8.H5" office:value-type="string">
            <text:p text:style-name="P52">Não -2</text:p>
            <text:p text:style-name="P52">Sim -1</text:p>
          </table:table-cell>
          <table:table-cell table:style-name="Tabela8.I5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479">R3_A</text:p>
          </table:table-cell>
          <table:table-cell table:style-name="Tabela8.J5" office:value-type="string">
            <text:p text:style-name="P213">Federal <text:span text:style-name="T8">-1</text:span></text:p>
            <text:p text:style-name="P213">Estadual <text:span text:style-name="T8">-2</text:span></text:p>
            <text:p text:style-name="P430"/>
            <text:p text:style-name="P430"><text:span text:style-name="T278">R133_</text:span>V</text:p>
          </table:table-cell>
          <table:covered-table-cell/>
          <table:table-cell table:style-name="Tabela8.L5" office:value-type="string">
            <text:p text:style-name="P212">Federal <text:span text:style-name="T8">-1</text:span></text:p>
            <text:p text:style-name="P212">Estadual <text:span text:style-name="T8">-2</text:span></text:p>
            <text:p text:style-name="P212">Concessionada <text:span text:style-name="T8">-7</text:span></text:p>
            <text:p text:style-name="P209"/>
            <text:p text:style-name="P430"><text:span text:style-name="T279">R134_</text:span>V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9">Arruamento <text:span text:style-name="T8">-5</text:span></text:p>
          </table:table-cell>
          <table:table-cell table:style-name="Tabela8.D6" office:value-type="string">
            <text:p text:style-name="P422">Sem revestimento (Leito natural) -1</text:p>
            <text:p text:style-name="P422">Revestimento primário (solto) -2</text:p>
            <text:p text:style-name="P422">Pavimentado -3</text:p>
            <text:p text:style-name="P198"><text:span text:style-name="T291">Calçado -4 !</text:span></text:p>
          </table:table-cell>
          <table:table-cell table:style-name="Tabela8.E7" office:value-type="string">
            <text:p text:style-name="P209">Permanente <text:span text:style-name="T8">-1</text:span></text:p>
            <text:p text:style-name="P209"/>
            <text:p text:style-name="P435"><text:span text:style-name="T278">R129_</text:span>V</text:p>
          </table:table-cell>
          <table:table-cell table:style-name="Tabela8.F6" office:value-type="string">
            <text:p text:style-name="P425">Mínimo 1</text:p>
            <text:p text:style-name="P370"/>
            <text:p text:style-name="P435"><text:span text:style-name="T278">R113_</text:span>V</text:p>
            <text:p text:style-name="P685">R114_A</text:p>
          </table:table-cell>
          <table:table-cell table:style-name="Tabela8.G7" office:value-type="string">
            <text:p text:style-name="P425">Mínimo 1</text:p>
            <text:p text:style-name="P425"/>
            <text:p text:style-name="P435"><text:span text:style-name="T278">R115_</text:span>V</text:p>
            <text:p text:style-name="P440"><text:span text:style-name="T278">R116_</text:span>V</text:p>
          </table:table-cell>
          <table:table-cell table:style-name="Tabela8.H6" office:value-type="string">
            <text:p text:style-name="P52">Não -2</text:p>
            <text:p text:style-name="P52">Sim -1</text:p>
          </table:table-cell>
          <table:table-cell table:style-name="Tabela8.I7" office:value-type="string">
            <text:p text:style-name="P281">Abandonada -1<text:span text:style-name="T1"> !</text:span></text:p>
            <text:p text:style-name="P281">Destruída -2<text:span text:style-name="T1"> !</text:span></text:p>
            <text:p text:style-name="P238">Construída -3</text:p>
            <text:p text:style-name="P281">Em construção -4<text:span text:style-name="T1"> !</text:span></text:p>
            <text:p text:style-name="P281"/>
            <text:p text:style-name="P479">R3_A</text:p>
          </table:table-cell>
          <table:table-cell table:style-name="Tabela8.J7" office:value-type="string">
            <text:p text:style-name="P209">Desconhecida <text:span text:style-name="T8">-0</text:span></text:p>
            <text:p text:style-name="P213"/>
            <text:p text:style-name="P435"><text:span text:style-name="T278">R125_</text:span>V </text:p>
          </table:table-cell>
          <table:covered-table-cell/>
          <table:table-cell table:style-name="Tabela8.L7" office:value-type="string">
            <text:p text:style-name="P211">Desconhecida <text:span text:style-name="T8">-0</text:span></text:p>
            <text:p text:style-name="P211"/>
            <text:p text:style-name="P436"><text:span text:style-name="T278">R126_</text:span>V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9">Trilha ou Picada <text:span text:style-name="T8">-6</text:span></text:p>
          </table:table-cell>
          <table:table-cell table:style-name="Tabela8.D7" office:value-type="string">
            <text:p text:style-name="P209">Sem revestimento (Leito natural) <text:span text:style-name="T9">-1</text:span></text:p>
            <text:p text:style-name="P209"/>
            <text:p text:style-name="P436"><text:span text:style-name="T278">R119_</text:span>V</text:p>
          </table:table-cell>
          <table:table-cell table:style-name="Tabela8.E7" office:value-type="string">
            <text:p text:style-name="P209">Periódico <text:span text:style-name="T8">-2</text:span></text:p>
            <text:p text:style-name="P209"/>
            <text:p text:style-name="P435"><text:span text:style-name="T278">R120_</text:span>V</text:p>
          </table:table-cell>
          <table:table-cell table:style-name="Tabela8.F7" office:value-type="string">
            <text:p text:style-name="P369">1</text:p>
            <text:p text:style-name="P369"/>
            <text:p text:style-name="P435"><text:span text:style-name="T278">R121_</text:span>V</text:p>
          </table:table-cell>
          <table:table-cell table:style-name="Tabela8.G7" office:value-type="string">
            <text:p text:style-name="P369">1</text:p>
            <text:p text:style-name="P369"/>
            <text:p text:style-name="P435"><text:span text:style-name="T278">R122_</text:span>V</text:p>
          </table:table-cell>
          <table:table-cell table:style-name="Tabela8.H7" office:value-type="string">
            <text:p text:style-name="P52">Não -2</text:p>
            <text:p text:style-name="P52"/>
            <text:p text:style-name="P435"><text:span text:style-name="T278">R123_</text:span>V</text:p>
          </table:table-cell>
          <table:table-cell table:style-name="Tabela8.I7" office:value-type="string">
            <text:p text:style-name="P94">Construída -3</text:p>
            <text:p text:style-name="P94"/>
            <text:p text:style-name="P435"><text:span text:style-name="T278">R124</text:span>_V</text:p>
          </table:table-cell>
          <table:table-cell table:style-name="Tabela8.J7" office:value-type="string">
            <text:p text:style-name="P209">Desconhecida <text:span text:style-name="T8">-0</text:span></text:p>
            <text:p text:style-name="P213"/>
            <text:p text:style-name="P436"><text:span text:style-name="T278">R125_</text:span>V </text:p>
          </table:table-cell>
          <table:covered-table-cell/>
          <table:table-cell table:style-name="Tabela8.L7" office:value-type="string">
            <text:p text:style-name="P209">Desconhecida <text:span text:style-name="T8">-0</text:span></text:p>
            <text:p text:style-name="P209"/>
            <text:p text:style-name="P436"><text:span text:style-name="T278">R126_</text:span>V</text:p>
          </table:table-cell>
          <table:covered-table-cell/>
        </table:table-row>
      </table:table>
      <text:p text:style-name="P558"/>
      <text:section text:style-name="Sect1" text:name="Seção4">
        <text:p text:style-name="P591"><text:span text:style-name="T278">R112_A</text:span> – <text:span text:style-name="T292">tipo not in (5) and </text:span>revestimento in (4)</text:p>
        <text:p text:style-name="P614"><text:span text:style-name="T278">R113_</text:span>V - tipo in (2,<text:span text:style-name="T243">5</text:span>) and not (nr_faixas &gt;=1)</text:p>
        <text:p text:style-name="P614"><text:span text:style-name="T265">R114_A</text:span><text:span text:style-name="T266"> - tipo in (2) and nr_faixas &gt; 4</text:span></text:p>
        <text:p text:style-name="P614"><text:span text:style-name="T278">R115_</text:span>V - tipo in (2,<text:span text:style-name="T243">5</text:span>) and not (nr_pistas &gt;=1)</text:p>
        <text:p text:style-name="P616"><text:span text:style-name="T278">R116_</text:span>V - canteiro_divisorio in (1) and not (nr_pistas &gt;1)</text:p>
        <text:p text:style-name="P617"><text:span text:style-name="T278">R117_</text:span>V - tipo in (2) and not (jurisdicao in (0,1,2))</text:p>
        <text:p text:style-name="P617"><text:span text:style-name="T278">R118_</text:span>V - tipo in (2) and not (administracao in (0,1,2,7))</text:p>
        <text:p text:style-name="P617"><text:span text:style-name="T278">R119_</text:span>V - tipo in (3,6) and not (revestimento in (1))</text:p>
        <text:p text:style-name="P617"><text:span text:style-name="T278">R120_</text:span>V - tipo in (3,6) and not (trafego in (2))</text:p>
        <text:p text:style-name="P617"><text:span text:style-name="T278">R121_</text:span>V - tipo in (3,6) and not (nr_faixas =1)</text:p>
        <text:p text:style-name="P617"><text:span text:style-name="T278">R122_</text:span>V - tipo in (3,6) and not (nr_pistas =1)</text:p>
        <text:p text:style-name="P617"><text:span text:style-name="T278">R123_</text:span>V - tipo in (3,6) and not (canteiro_divisorio in (2))</text:p>
        <text:p text:style-name="P617"><text:span text:style-name="T278">R124</text:span>_V - tipo in (3,6) and not (situacao_fisica in (3))</text:p>
        <text:p text:style-name="P617"><text:span text:style-name="T278">R125_</text:span>V - tipo in (3,5,6) and not (jurisdicao in (0))</text:p>
        <text:p text:style-name="P617"><text:span text:style-name="T278">R126_</text:span>V - tipo in (3,5,6) and not (administracao in (0))</text:p>
        <text:p text:style-name="P592"><text:span text:style-name="T278">R127_A</text:span> - tipo in (4)</text:p>
        <text:p text:style-name="P617"><text:span text:style-name="T278">R128_</text:span>V - tipo in (4) and not (revestimento in (3))</text:p>
        <text:p text:style-name="P617"><text:span text:style-name="T278">R129_</text:span>V - tipo in (4,5) and not (trafego in (1))</text:p>
        <text:p text:style-name="P617"><text:span text:style-name="T278">R130_</text:span>V - tipo in (4) and not (nr_faixas &gt;=4)</text:p>
        <text:p text:style-name="P614"><text:span text:style-name="T278">R131_</text:span>V - tipo in (4) and not (nr_pistas &gt;=2)</text:p>
        <text:p text:style-name="P593"><text:span text:style-name="T278">R132_A</text:span> - nr_pistas &gt; 2</text:p>
        <text:p text:style-name="P617"><text:span text:style-name="T278">R133_</text:span>V - tipo in (4) and not (jurisdicao in (1,2))</text:p>
        <text:p text:style-name="P617"><text:span text:style-name="T279">R134_</text:span>V - tipo in (4) and not (administracao in (1,2,7))</text:p>
        <text:p text:style-name="P560"><text:span text:style-name="T279">R135_</text:span>V - (sigla is not NULL and not (jurisdicao in (1,2))) or (jurisdicao in (1,2) and sigla is NULL)</text:p>
        <text:p text:style-name="P562"><text:span text:style-name="T279">R136_</text:span>V - jurisdicao in (1) and not (array_contains( array_foreach( string_to_array( sigla,';'),(regexp_match( @element, '^BR-\\\\d\\\\d\\\\d$'))), true))</text:p>
        <text:p text:style-name="P561"><text:span text:style-name="T279">R137_</text:span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  <text:p text:style-name="P561"/>
      </text:section>
      <text:p text:style-name="P559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2584835386960">
          <table:table-cell table:style-name="Tabela22.A1" office:value-type="string">
            <text:p text:style-name="P42">Classe</text:p>
          </table:table-cell>
          <table:table-cell table:style-name="Tabela22.B1" table:number-columns-spanned="2" office:value-type="string">
            <text:p text:style-name="P95"><text:span text:style-name="T115">llp_</text:span><text:span text:style-name="T113">delimitacao_fisica</text:span><text:span text:style-name="T81"> [L]</text:span></text:p>
          </table:table-cell>
          <table:covered-table-cell/>
        </table:table-row>
        <table:table-row table:style-name="TableLine2584835413616">
          <table:table-cell table:style-name="Tabela22.A2" office:value-type="string">
            <text:p text:style-name="P42">Atributo</text:p>
          </table:table-cell>
          <table:table-cell table:style-name="Tabela22.A2" office:value-type="string">
            <text:p text:style-name="P215">tipo<text:span text:style-name="T5"> (1)</text:span></text:p>
          </table:table-cell>
          <table:table-cell table:style-name="Tabela22.C2" office:value-type="string">
            <text:p text:style-name="P241">material_construcao<text:span text:style-name="T5"> (1)</text:span></text:p>
          </table:table-cell>
        </table:table-row>
        <table:table-row table:style-name="TableLine2584835410080">
          <table:table-cell table:style-name="Tabela22.A4" table:number-rows-spanned="2" office:value-type="string">
            <text:p text:style-name="P42">Domínio</text:p>
          </table:table-cell>
          <table:table-cell table:style-name="Tabela22.B3" office:value-type="string">
            <text:p text:style-name="P265">Cerca -1</text:p>
          </table:table-cell>
          <table:table-cell table:style-name="Tabela22.C3" office:value-type="string">
            <text:p text:style-name="P219">Desconhecido -0</text:p>
            <text:p text:style-name="P219">Madeira -5</text:p>
            <text:p text:style-name="P403"><text:span text:style-name="T64">Outros</text:span><text:span text:style-name="T63"> -</text:span>98</text:p>
            <text:p text:style-name="P219"/>
            <text:p text:style-name="P512"><text:span text:style-name="T279">R140_</text:span>V</text:p>
          </table:table-cell>
        </table:table-row>
        <table:table-row table:style-name="TableLine2584835941568">
          <table:covered-table-cell/>
          <table:table-cell table:style-name="Tabela22.B4" office:value-type="string">
            <text:p text:style-name="P331">Muro -2<text:span text:style-name="T1"> !</text:span></text:p>
            <text:p text:style-name="P331"/>
            <text:p text:style-name="P485"><text:span text:style-name="T279">R139_A</text:span> </text:p>
          </table:table-cell>
          <table:table-cell table:style-name="Tabela22.C4" office:value-type="string">
            <text:p text:style-name="P220">Desconhecido -0</text:p>
            <text:p text:style-name="P219">Alvenaria -1</text:p>
            <text:p text:style-name="P219">Rocha -4</text:p>
            <text:p text:style-name="P119"><text:span text:style-name="T212">Outros</text:span> -98</text:p>
            <text:p text:style-name="P219"/>
            <text:p text:style-name="P512"><text:span text:style-name="T279">R141_</text:span>V</text:p>
          </table:table-cell>
        </table:table-row>
      </table:table>
      <text:p text:style-name="P7"/>
      <text:p text:style-name="P597"><text:span text:style-name="T279">R139_A</text:span> - tipo in (2)</text:p>
      <text:p text:style-name="P566"><text:span text:style-name="T279">R140_</text:span>V - tipo in (1) and not (material_construcao in (0,5,98))</text:p>
      <text:p text:style-name="P566"><text:span text:style-name="T279">R141_</text:span>V - tipo in (2) and not (material_construcao in (0,1,4,98))</text:p>
      <text:p text:style-name="P7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2584835953536">
          <table:table-cell table:style-name="Tabela19.A1" office:value-type="string">
            <text:p text:style-name="P42">Classe</text:p>
          </table:table-cell>
          <table:table-cell table:style-name="Tabela19.B1" table:number-columns-spanned="5" office:value-type="string">
            <text:p text:style-name="P98"><text:span text:style-name="T27">llp_limite_especial [L A] / centroide_limite_especial </text:span><text:span text:style-name="T230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84835949728">
          <table:table-cell table:style-name="Tabela19.A2" office:value-type="string">
            <text:p text:style-name="P42">Atributo</text:p>
          </table:table-cell>
          <table:table-cell table:style-name="Tabela19.A2" office:value-type="string">
            <text:p text:style-name="P157">nome<text:span text:style-name="T6"> (0..1)</text:span></text:p>
          </table:table-cell>
          <table:table-cell table:style-name="Tabela19.A2" office:value-type="string">
            <text:p text:style-name="P157">tipo<text:span text:style-name="T5"> (1)</text:span></text:p>
          </table:table-cell>
          <table:table-cell table:style-name="Tabela19.A2" office:value-type="string">
            <text:p text:style-name="P99">geometria_aproximada<text:span text:style-name="T5"> (1)</text:span></text:p>
          </table:table-cell>
          <table:table-cell table:style-name="Tabela19.A2" office:value-type="string">
            <text:p text:style-name="P100"><text:span text:style-name="T213">s</text:span>obreposto <text:span text:style-name="T214">(1)</text:span></text:p>
          </table:table-cell>
          <table:table-cell table:style-name="Tabela19.F2" office:value-type="string">
            <text:p text:style-name="P100">exibir_rotulo_aproximado <text:span text:style-name="T214">(1)</text:span></text:p>
          </table:table-cell>
        </table:table-row>
        <table:table-row table:style-name="TableLine2584835944016">
          <table:table-cell table:style-name="Tabela19.A3" office:value-type="string">
            <text:p text:style-name="P42">Domínio</text:p>
          </table:table-cell>
          <table:table-cell table:style-name="Tabela19.B3" office:value-type="string">
            <text:p text:style-name="P50">A ser preenchido</text:p>
            <text:p text:style-name="P508">(*)</text:p>
            <text:p text:style-name="P50"/>
            <text:p text:style-name="P448">R1_V</text:p>
            <text:p text:style-name="P533">R2_V</text:p>
            <text:p text:style-name="P706">R4_V</text:p>
          </table:table-cell>
          <table:table-cell table:style-name="Tabela19.C3" office:value-type="string">
            <text:p text:style-name="P90">Terra pública -1</text:p>
            <text:p text:style-name="P90">Terra indígena -2</text:p>
            <text:p text:style-name="P90"/>
            <text:p text:style-name="P246">Área de Proteção Ambiental – APA -24</text:p>
            <text:p text:style-name="P246">Área de Relevante Interesse Ecológico – ARIE -25</text:p>
            <text:p text:style-name="P246">Floresta – FLO -26</text:p>
            <text:p text:style-name="P242">Reserva de Desenvolvimento Sustentável – RDS -27</text:p>
            <text:p text:style-name="P246">Reserva Extrativista – RESEX -28</text:p>
            <text:p text:style-name="P242">Reserva de Fauna – REFAU -29</text:p>
            <text:p text:style-name="P242">Reserva Particular do Patrimônio Natural – RPPN -30</text:p>
            <text:p text:style-name="P246">Estação Ecológica – ESEC -31</text:p>
            <text:p text:style-name="P246">Parque – PAR -32</text:p>
            <text:p text:style-name="P246">Monumento Natural – MONA -33</text:p>
            <text:p text:style-name="P246">Reserva Biológica – REBIO -34</text:p>
            <text:p text:style-name="P246">Refúgio de Vida Silvestre – RVS -35</text:p>
            <text:p text:style-name="P246"/>
            <text:p text:style-name="P147">Área militar<text:span text:style-name="T27"> -36</text:span></text:p>
          </table:table-cell>
          <table:table-cell table:style-name="Tabela19.D3" office:value-type="string">
            <text:p text:style-name="P53">Sim -1</text:p>
            <text:p text:style-name="P56">Não -2</text:p>
          </table:table-cell>
          <table:table-cell table:style-name="Tabela19.E3" office:value-type="string">
            <text:p text:style-name="P56">Sim -1</text:p>
            <text:p text:style-name="P56">Não -2</text:p>
          </table:table-cell>
          <table:table-cell table:style-name="Tabela19.F3" office:value-type="string">
            <text:p text:style-name="P54">Sim -1</text:p>
            <text:p text:style-name="P316">Não -2 !</text:p>
            <text:p text:style-name="P316"/>
            <text:p text:style-name="P686">R5_A</text:p>
          </table:table-cell>
        </table:table-row>
      </table:table>
      <text:p text:style-name="P7"/>
      <text:p text:style-name="P599"><text:span text:style-name="T279">R5_A</text:span> - exibir_rotulo_aproximado in (2)</text:p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2584835956528">
          <table:table-cell table:style-name="Tabela18.A1" office:value-type="string">
            <text:p text:style-name="P39">Classe</text:p>
          </table:table-cell>
          <table:table-cell table:style-name="Tabela18.B1" table:number-columns-spanned="5" office:value-type="string">
            <text:p text:style-name="P101">l<text:span text:style-name="T26">llp_limite_legal</text:span> <text:span text:style-name="T79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84835952720">
          <table:table-cell table:style-name="Tabela18.A2" office:value-type="string">
            <text:p text:style-name="P39">Atributo</text:p>
          </table:table-cell>
          <table:table-cell table:style-name="Tabela18.A2" office:value-type="string">
            <text:p text:style-name="P158">nome<text:span text:style-name="T6"> (0..1)</text:span></text:p>
          </table:table-cell>
          <table:table-cell table:style-name="Tabela18.A2" office:value-type="string">
            <text:p text:style-name="P159">tipo<text:span text:style-name="T5"> (1)</text:span></text:p>
          </table:table-cell>
          <table:table-cell table:style-name="Tabela18.A2" office:value-type="string">
            <text:p text:style-name="P99">geometria_aproximada<text:span text:style-name="T5"> (1)</text:span></text:p>
          </table:table-cell>
          <table:table-cell table:style-name="Tabela18.A2" office:value-type="string">
            <text:p text:style-name="P100"><text:span text:style-name="T213">s</text:span>obreposto <text:span text:style-name="T214">(1)</text:span></text:p>
          </table:table-cell>
          <table:table-cell table:style-name="Tabela18.F2" office:value-type="string">
            <text:p text:style-name="P100">exibir_rotulo_aproximado <text:span text:style-name="T214">(1)</text:span></text:p>
          </table:table-cell>
        </table:table-row>
        <table:table-row table:style-name="TableLine2584835942384">
          <table:table-cell table:style-name="Tabela18.A4" table:number-rows-spanned="2" office:value-type="string">
            <text:p text:style-name="P39">Domínio</text:p>
          </table:table-cell>
          <table:table-cell table:style-name="Tabela18.B4" table:number-rows-spanned="2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18.C3" office:value-type="string">
            <text:p text:style-name="P392">Limite Internacional -1</text:p>
            <text:p text:style-name="P393">Limite Estadual -2</text:p>
            <text:p text:style-name="P393">Limite Municipal -3</text:p>
            <text:p text:style-name="P376">[L]</text:p>
          </table:table-cell>
          <table:table-cell table:style-name="Tabela18.D3" office:value-type="string">
            <text:p text:style-name="P56">Sim -1</text:p>
            <text:p text:style-name="P56">Não -2</text:p>
          </table:table-cell>
          <table:table-cell table:style-name="Tabela18.E3" office:value-type="string">
            <text:p text:style-name="P56">Sim -1</text:p>
            <text:p text:style-name="P56">Não -2</text:p>
          </table:table-cell>
          <table:table-cell table:style-name="Tabela18.F3" office:value-type="string">
            <text:p text:style-name="P56">Sim -1</text:p>
            <text:p text:style-name="P315">Não -2 !</text:p>
            <text:p text:style-name="P315"/>
            <text:p text:style-name="P687">R5_A</text:p>
          </table:table-cell>
        </table:table-row>
        <table:table-row table:style-name="TableLine2584835944288">
          <table:covered-table-cell/>
          <table:covered-table-cell/>
          <table:table-cell table:style-name="Tabela18.C4" office:value-type="string">
            <text:p text:style-name="P392">País -4</text:p>
            <text:p text:style-name="P391">Unidade federação -5</text:p>
            <text:p text:style-name="P393">Município -6</text:p>
            <text:p text:style-name="P393">Distrito -7</text:p>
            <text:p text:style-name="P394">Área urbana isolada – Vila – 8</text:p>
            <text:p text:style-name="P394">Área urbana isolada – Cidade - 9</text:p>
            <text:p text:style-name="P376">[A]</text:p>
          </table:table-cell>
          <table:table-cell table:style-name="Tabela18.D4" office:value-type="string">
            <text:p text:style-name="P56">Sim -1</text:p>
            <text:p text:style-name="P56">Não -2</text:p>
          </table:table-cell>
          <table:table-cell table:style-name="Tabela18.E4" office:value-type="string">
            <text:p text:style-name="P413">Não previsto para este tipo geométrico</text:p>
          </table:table-cell>
          <table:table-cell table:style-name="Tabela18.F4" office:value-type="string">
            <text:p text:style-name="P414">Não previsto para este tipo geométrico</text:p>
          </table:table-cell>
        </table:table-row>
      </table:table>
      <text:p text:style-name="P3"/>
      <text:p text:style-name="P7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2584835947552">
          <table:table-cell table:style-name="Tabela12.A1" office:value-type="string">
            <text:p text:style-name="P42">Classe</text:p>
          </table:table-cell>
          <table:table-cell table:style-name="Tabela12.B1" table:number-columns-spanned="3" office:value-type="string">
            <text:p text:style-name="P199">llp_localidade <text:span text:style-name="T74">[P]</text:span></text:p>
          </table:table-cell>
          <table:covered-table-cell/>
          <table:covered-table-cell/>
        </table:table-row>
        <table:table-row table:style-name="TableLine2584835955984">
          <table:table-cell table:style-name="Tabela12.A2" office:value-type="string">
            <text:p text:style-name="P42">Atributo</text:p>
          </table:table-cell>
          <table:table-cell table:style-name="Tabela12.A2" office:value-type="string">
            <text:p text:style-name="P157">nome<text:span text:style-name="T6"> (1)</text:span></text:p>
          </table:table-cell>
          <table:table-cell table:style-name="Tabela12.A2" office:value-type="string">
            <text:p text:style-name="P157">tipo<text:span text:style-name="T5"> (1)</text:span></text:p>
          </table:table-cell>
          <table:table-cell table:style-name="Tabela12.D2" office:value-type="string">
            <text:p text:style-name="P130">populacao</text:p>
          </table:table-cell>
        </table:table-row>
        <table:table-row table:style-name="TableLine2584835949184">
          <table:table-cell table:style-name="Tabela12.A3" office:value-type="string">
            <text:p text:style-name="P42">Domínio</text:p>
          </table:table-cell>
          <table:table-cell table:style-name="Tabela12.B3" office:value-type="string">
            <text:p text:style-name="P50">A ser preenchido</text:p>
            <text:p text:style-name="P508">(*)</text:p>
            <text:p text:style-name="P50"/>
            <text:p text:style-name="P448">R1_V</text:p>
            <text:p text:style-name="P533">R2_V</text:p>
            <text:p text:style-name="P706">R4_V</text:p>
          </table:table-cell>
          <table:table-cell table:style-name="Tabela12.C3" office:value-type="string">
            <text:p text:style-name="P372">Cidade -1</text:p>
            <text:p text:style-name="P371">Capital estadual -2</text:p>
            <text:p text:style-name="P371">Capital federal -3</text:p>
            <text:p text:style-name="P371">Vila -4</text:p>
            <text:p text:style-name="P18">Aglomerado rural isolado – Núcleo -5</text:p>
            <text:p text:style-name="P372">Aglomerado rural isolado – Povoado -6</text:p>
            <text:p text:style-name="P372">Outros aglomerados rurais – Lugarejo -7</text:p>
            <text:p text:style-name="P372">Nome local -8</text:p>
          </table:table-cell>
          <table:table-cell table:style-name="Tabela12.D3" office:value-type="string">
            <text:p text:style-name="P428">Inteiro</text:p>
            <text:p text:style-name="P428"/>
            <text:p text:style-name="P445"><text:span text:style-name="T279">R142_</text:span><text:span text:style-name="T48">V</text:span></text:p>
          </table:table-cell>
        </table:table-row>
      </table:table>
      <text:p text:style-name="P7"/>
      <text:p text:style-name="P624"><text:span text:style-name="T279">R142_</text:span><text:span text:style-name="T48">V - </text:span><text:span text:style-name="T65">(tipo in (1,2,3) and (populacao is NULL)) or (not(tipo in (1,2,3)) and (not(populacao is NULL)))</text:span></text:p>
      <text:p text:style-name="P7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2584835951088">
          <table:table-cell table:style-name="Tabela23.A1" office:value-type="string">
            <text:p text:style-name="P39">Classe</text:p>
          </table:table-cell>
          <table:table-cell table:style-name="Tabela23.B1" table:number-columns-spanned="12" office:value-type="string">
            <text:p text:style-name="P176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4835958432">
          <table:table-cell table:style-name="Tabela23.A2" office:value-type="string">
            <text:p text:style-name="P39">Atributo</text:p>
          </table:table-cell>
          <table:table-cell table:style-name="Tabela23.A2" office:value-type="string">
            <text:p text:style-name="P239">cod_ponto<text:span text:style-name="T5"> (1)</text:span></text:p>
          </table:table-cell>
          <table:table-cell table:style-name="Tabela23.A2" office:value-type="string">
            <text:p text:style-name="P239">tipo<text:span text:style-name="T5"> (1)</text:span></text:p>
          </table:table-cell>
          <table:table-cell table:style-name="Tabela23.A2" office:value-type="string">
            <text:p text:style-name="P239">tipo_ref<text:span text:style-name="T5"> (1)</text:span></text:p>
          </table:table-cell>
          <table:table-cell table:style-name="Tabela23.A2" office:value-type="string">
            <text:p text:style-name="P239">altitude_<text:span text:style-name="T156">ortométrica (1)</text:span></text:p>
          </table:table-cell>
          <table:table-cell table:style-name="Tabela23.A2" office:value-type="string">
            <text:p text:style-name="P239">altitude_<text:span text:style-name="T156">geometrica (1)</text:span></text:p>
          </table:table-cell>
          <table:table-cell table:style-name="Tabela23.A2" office:value-type="string">
            <text:p text:style-name="P240">sistema_geodesico<text:span text:style-name="T5"> (1)</text:span></text:p>
          </table:table-cell>
          <table:table-cell table:style-name="Tabela23.A2" office:value-type="string">
            <text:p text:style-name="P239">referencial_altim<text:span text:style-name="T5"> (1)</text:span></text:p>
          </table:table-cell>
          <table:table-cell table:style-name="Tabela23.A2" office:value-type="string">
            <text:p text:style-name="P338">referencial_grav (1)</text:p>
          </table:table-cell>
          <table:table-cell table:style-name="Tabela23.A2" office:value-type="string">
            <text:p text:style-name="P239">situacao_marco<text:span text:style-name="T5"> (1)</text:span></text:p>
          </table:table-cell>
          <table:table-cell table:style-name="Tabela23.A2" office:value-type="string">
            <text:p text:style-name="P239">orgao_responsavel<text:span text:style-name="T5"> (1)</text:span></text:p>
          </table:table-cell>
          <table:table-cell table:style-name="Tabela23.A2" office:value-type="string">
            <text:p text:style-name="P239">latitude<text:span text:style-name="T5"> (1)</text:span></text:p>
          </table:table-cell>
          <table:table-cell table:style-name="Tabela23.M2" office:value-type="string">
            <text:p text:style-name="P239">longitude<text:span text:style-name="T5"> (1)</text:span></text:p>
          </table:table-cell>
        </table:table-row>
        <table:table-row table:style-name="TableLine2584835960336">
          <table:table-cell table:style-name="Tabela23.A6" table:number-rows-spanned="4" office:value-type="string">
            <text:p text:style-name="P39">Domínio</text:p>
          </table:table-cell>
          <table:table-cell table:style-name="Tabela23.B6" table:number-rows-spanned="4" office:value-type="string">
            <text:p text:style-name="P49">A ser preenchido</text:p>
            <text:p text:style-name="P49"/>
            <text:p text:style-name="P447">R1_V</text:p>
            <text:p text:style-name="P532">R2_V</text:p>
          </table:table-cell>
          <table:table-cell table:style-name="Tabela23.C3" office:value-type="string">
            <text:p text:style-name="P257">Vértice de Triangulação – VT -1</text:p>
            <text:p text:style-name="P248">Estação de Poligonal – EP -4</text:p>
            <text:p text:style-name="P248">Ponto Astronômico – PA -5</text:p>
            <text:p text:style-name="P257">Ponto Trigonométrico – RV -7</text:p>
            <text:p text:style-name="P248">Ponto de Satélite – SAT -8</text:p>
            <text:p text:style-name="P257">Ponto de controle -9</text:p>
            <text:p text:style-name="P257">Centro perspectivo -12</text:p>
            <text:p text:style-name="P248">Ponto fotogramétrico -13</text:p>
          </table:table-cell>
          <table:table-cell table:style-name="Tabela23.D3" office:value-type="string">
            <text:p text:style-name="P249">Planimétrico -2</text:p>
            <text:p text:style-name="P258">Planialtimétrico -3</text:p>
            <text:p text:style-name="P450"/>
            <text:p text:style-name="P450"><text:span text:style-name="T279">R14</text:span><text:span text:style-name="T285">3</text:span><text:span text:style-name="T279">_</text:span>V</text:p>
          </table:table-cell>
          <table:table-cell table:style-name="Tabela23.E6" table:number-rows-spanned="4" office:value-type="string">
            <text:p text:style-name="P496">A ser preenchido</text:p>
          </table:table-cell>
          <table:table-cell table:style-name="Tabela23.F6" table:number-rows-spanned="4" office:value-type="string">
            <text:p text:style-name="P496">A ser preenchido</text:p>
          </table:table-cell>
          <table:table-cell table:style-name="Tabela23.G6" table:number-rows-spanned="4" office:value-type="string">
            <text:p text:style-name="P271">SAD 69 -1</text:p>
            <text:p text:style-name="P271">SIRGAS 2000 -2</text:p>
            <text:p text:style-name="P271">WGS-84 -3</text:p>
            <text:p text:style-name="P271">Córrego Alegre -4</text:p>
            <text:p text:style-name="P269">Astro Chuá -5</text:p>
            <text:p text:style-name="P270"><text:span text:style-name="T155">SAD-69 (96)</text:span> -<text:span text:style-name="T155">6</text:span></text:p>
            <text:p text:style-name="P374">Outra referência - 98</text:p>
          </table:table-cell>
          <table:table-cell table:style-name="Tabela23.H6" table:number-rows-spanned="4" office:value-type="string">
            <text:p text:style-name="P266">Torres -1</text:p>
            <text:p text:style-name="P261">Imbituba -2</text:p>
            <text:p text:style-name="P261">Santana -3</text:p>
            <text:p text:style-name="P266"><text:span text:style-name="T154">Outra referência</text:span> -4</text:p>
          </table:table-cell>
          <table:table-cell table:style-name="Tabela23.I3" office:value-type="string">
            <text:p text:style-name="P263">Não aplicável -97</text:p>
            <text:p text:style-name="P451"/>
            <text:p text:style-name="P274"><text:span text:style-name="T55">R146_</text:span><text:span text:style-name="T53">V</text:span></text:p>
          </table:table-cell>
          <table:table-cell table:style-name="Tabela23.J5" table:number-rows-spanned="3" office:value-type="string">
            <text:p text:style-name="P261">Bom -1</text:p>
            <text:p text:style-name="P261">Destruído -2</text:p>
            <text:p text:style-name="P267">Destruído sem chapa -3</text:p>
            <text:p text:style-name="P261">Destruído com chapa danificada -4</text:p>
            <text:p text:style-name="P261">Não encontrado -5</text:p>
            <text:p text:style-name="P261">Não visitado -6</text:p>
            <text:p text:style-name="P452"/>
            <text:p text:style-name="P452"><text:span text:style-name="T279">R148_</text:span>V </text:p>
          </table:table-cell>
          <table:table-cell table:style-name="Tabela23.K6" table:number-rows-spanned="4" office:value-type="string">
            <text:p text:style-name="P496">A ser preenchido</text:p>
          </table:table-cell>
          <table:table-cell table:style-name="Tabela23.L6" table:number-rows-spanned="4" office:value-type="string">
            <text:p text:style-name="P498">A ser preenchido</text:p>
            <text:p text:style-name="P499">(-GGG<text:span text:style-name="T11">o</text:span>MM’</text:p>
            <text:p text:style-name="P499">SS.ssss" )</text:p>
          </table:table-cell>
          <table:table-cell table:style-name="Tabela23.M6" table:number-rows-spanned="4" office:value-type="string">
            <text:p text:style-name="P498">A ser preenchido</text:p>
            <text:p text:style-name="P499">(-GGG<text:span text:style-name="T11">o</text:span>MM’</text:p>
            <text:p text:style-name="P499">SS.ssss" )</text:p>
          </table:table-cell>
        </table:table-row>
        <table:table-row table:style-name="TableLine2584835966320">
          <table:covered-table-cell/>
          <table:covered-table-cell/>
          <table:table-cell table:style-name="Tabela23.C4" office:value-type="string">
            <text:p text:style-name="P250">Estação Gravimétrica – EG -3</text:p>
          </table:table-cell>
          <table:table-cell table:style-name="Tabela23.D4" office:value-type="string">
            <text:p text:style-name="P250">Gravimétrico -4</text:p>
            <text:p text:style-name="P250"/>
            <text:p text:style-name="P273"><text:span text:style-name="T55">R144_</text:span><text:span text:style-name="T52">V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7">Postdam 1930 -1</text:p>
            <text:p text:style-name="P262">IGSN71 -2</text:p>
            <text:p text:style-name="P267">Absoluto -3</text:p>
            <text:p text:style-name="P262">Local -4</text:p>
            <text:p text:style-name="P373">RGFB - 5</text:p>
            <text:p text:style-name="P262"/>
            <text:p text:style-name="P273"><text:span text:style-name="T55">R147_</text:span><text:span text:style-name="T52">V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84835974752">
          <table:covered-table-cell/>
          <table:covered-table-cell/>
          <table:table-cell table:style-name="Tabela23.C5" office:value-type="string">
            <text:p text:style-name="P257">Referência de Nível – RN -2</text:p>
            <text:p text:style-name="P250">Ponto Barométrico – B -6</text:p>
          </table:table-cell>
          <table:table-cell table:style-name="Tabela23.D5" office:value-type="string">
            <text:p text:style-name="P250">Altimétrico -1</text:p>
            <text:p text:style-name="P250"/>
            <text:p text:style-name="P273"><text:span text:style-name="T55">R145_</text:span><text:span text:style-name="T52">V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63">Não aplicável -97</text:p>
            <text:p text:style-name="P268"/>
            <text:p text:style-name="P462"><text:span text:style-name="T57">R146_</text:span><text:span text:style-name="T58">V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84835959520">
          <table:covered-table-cell/>
          <table:covered-table-cell/>
          <table:table-cell table:style-name="Tabela23.C6" office:value-type="string">
            <text:p text:style-name="P257">Marco internacional -14</text:p>
            <text:p text:style-name="P250">Marco estadual -15</text:p>
            <text:p text:style-name="P251">Marco municipal -16</text:p>
          </table:table-cell>
          <table:table-cell table:style-name="Tabela23.D6" office:value-type="string">
            <text:p text:style-name="P258">Planimétrico -2</text:p>
            <text:p text:style-name="P457">Planialtimétrico -3</text:p>
            <text:p text:style-name="P456"/>
            <text:p text:style-name="P454"><text:span text:style-name="T279">R142_</text:span><text:span text:style-name="T56">V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63">Não aplicável -97</text:p>
            <text:p text:style-name="P263"/>
            <text:p text:style-name="P462"><text:span text:style-name="T57">R146_</text:span><text:span text:style-name="T58">V</text:span></text:p>
          </table:table-cell>
          <table:table-cell table:style-name="Tabela23.J6" office:value-type="string">
            <text:p text:style-name="P264">Não aplicável -97</text:p>
            <text:p text:style-name="P453"/>
            <text:p text:style-name="P453"><text:span text:style-name="T279">R149_</text:span>V </text:p>
          </table:table-cell>
          <table:covered-table-cell/>
          <table:covered-table-cell/>
          <table:covered-table-cell/>
        </table:table-row>
      </table:table>
      <text:p text:style-name="P21"/>
      <text:section text:style-name="Sect1" text:name="Seção8">
        <text:p text:style-name="P625"><text:span text:style-name="T279">R14</text:span><text:span text:style-name="T285">3</text:span><text:span text:style-name="T279">_</text:span>V - tipo in (1, 4, 5, 7, 8, 9, 12, 13, 14, 15, 16) and not (tipo_ref in (2, 3))</text:p>
        <text:p text:style-name="P626"><text:span text:style-name="T279">R144_</text:span><text:span text:style-name="T48">V - </text:span><text:span text:style-name="T280">tipo in (3) and not (tipo_ref in (4))</text:span></text:p>
        <text:p text:style-name="P626"><text:span text:style-name="T279">R145_</text:span><text:span text:style-name="T48">V - </text:span><text:span text:style-name="T280">tipo in (2,6) and not (tipo_ref in (1))</text:span></text:p>
        <text:p text:style-name="P630"><text:span text:style-name="T55">R146_</text:span><text:span text:style-name="T53">V - tipo in (1, 2, 4, 5, 6, 7, 8, 9, 12, 13, </text:span><text:span text:style-name="T54">14, 15, 16</text:span><text:span text:style-name="T53">) and not (referencial_grav in (97))</text:span></text:p>
        <text:p text:style-name="P630"><text:span text:style-name="T55">R147_</text:span><text:span text:style-name="T52">V - </text:span><text:span text:style-name="T53">tipo in (3) and not (referencial_grav in (1, 2, 3, 4))</text:span></text:p>
        <text:p text:style-name="P625"><text:span text:style-name="T279">R148_</text:span>V - tipo in (1, 2, 3, 4, 5, 6, 7, 8, 9, 12, 13) and not (situacao_marco in (1, 2, 3, 4, 5, 6))</text:p>
        <text:p text:style-name="P625"><text:span text:style-name="T279">R149_</text:span>V - tipo in (14, 15, 16) and not (situacao_marco in (97))</text:p>
      </text:section>
      <text:p text:style-name="P455"><text:soft-page-break/></text:p>
      <text:p text:style-name="P455"/>
      <text:p text:style-name="P21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23H59M9S</meta:editing-duration>
    <meta:editing-cycles>598</meta:editing-cycles>
    <meta:generator>LibreOffice/7.0.6.2$Windows_X86_64 LibreOffice_project/144abb84a525d8e30c9dbbefa69cbbf2d8d4ae3b</meta:generator>
    <meta:initial-creator>dsgs3aux5</meta:initial-creator>
    <dc:date>2022-08-22T14:02:03.319000000</dc:date>
    <meta:document-statistic meta:table-count="34" meta:image-count="0" meta:object-count="0" meta:page-count="2" meta:paragraph-count="1947" meta:word-count="6446" meta:character-count="37642" meta:non-whitespace-character-count="32921"/>
  </office:meta>
</office:document-meta>
</file>